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PingFang TC" fo:font-size="12.0pt" fo:color="#000000"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7" style:family="text">
      <style:text-properties style:font-name="PingFang TC" fo:letter-spacing="0.0000in" fo:background-color="transparent"/>
    </style:style>
    <style:style style:name="T8" style:family="text">
      <style:text-properties fo:font-style="italic" fo:font-style-asian="italic" fo:font-style-complex="italic" fo:letter-spacing="0.0000in"/>
    </style:style>
    <style:style style:name="T9" style:family="text">
      <style:text-properties style:font-name="PingFang TC" fo:letter-spacing="0.0000in" fo:background-color="#868686"/>
    </style:style>
    <style:style style:name="T10" style:family="text">
      <style:text-properties style:font-name="PingFang TC" fo:letter-spacing="0.0000in" fo:color="#032726" fo:background-color="#868686"/>
    </style:style>
    <style:style style:name="T11"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阿水   |  2020.06.10 19:31   |   </text:span><text:a xlink:type="simple" xlink:href="http://palinfo.habago.org/Entry?Command=Information_PrintForum&amp;iPage=1#FORUM39565"><text:span text:style-name="T2">#</text:span></text:a></text:p>
      <text:p text:style-name="P3"><text:span text:style-name="T1">陳真兄，我猜我應該懂您的意思，我比喻看看：</text:span><text:span text:style-name="T3"><text:line-break/><text:line-break/></text:span><text:span text:style-name="T1">另外，萬康兄不好意思，我會寫許議長的這件事是因為看了您在樓下提到您對許「議員」質詢陳菊影片的心得，再聯想到您之前問陳真兄的問題，您曾經叫憤青來看看美國有多爛，憤青則是回您：你看這個網站，中國更爛。所以就拿一個虛擬的您來比喻：</text:span><text:span text:style-name="T3"><text:line-break/><text:line-break/></text:span><text:span text:style-name="T1">萬康：「憤青，快來看，許崑源是好人，你看影片中的許崑源，在議會質詢陳菊時，不是發狂痛罵，只是平穩的訴說，一種「咱們來聊聊唄」的輕盈瀟灑，像是聊家常話的口吻」</text:span><text:span text:style-name="T3"><text:line-break/><text:line-break/></text:span><text:span text:style-name="T1">憤青：「哈哈，你被騙了，你看阿水的那個影片，假的，你眼睛業障重。」</text:span><text:span text:style-name="T3"><text:line-break/><text:line-break/></text:span><text:span text:style-name="T1">這時，萬康又來問您同樣的問題。</text:span><text:span text:style-name="T3"><text:line-break/><text:line-break/></text:span><text:span text:style-name="T1">註：因為上面的「萬康」是虛擬的，所以就不敬稱「萬康兄」了。</text:span><text:span text:style-name="T3"><text:line-break/></text:span></text:p>
      <text:p text:style-name="P2"><text:span text:style-name="T1">陳真   |  2020.06.10 17:59   |   </text:span><text:a xlink:type="simple" xlink:href="http://palinfo.habago.org/Entry?Command=Information_PrintForum&amp;iPage=1#FORUM39564"><text:span text:style-name="T2">#</text:span></text:a></text:p>
      <text:p text:style-name="P4"><text:span text:style-name="T1">沒事，不過是真的很奇怪的理解方式。那就好像有人問我說："你是陳真嗎？' 然後我說："等一下"。然後跑去照鏡子，確定之後說："是的，我相信我就是陳真"。</text:span><text:span text:style-name="T3"><text:line-break/><text:line-break/></text:span><text:span text:style-name="T1">那麼，"陳真是好人嗎？" 路人甲問道。</text:span><text:span text:style-name="T3"><text:line-break/><text:line-break/></text:span><text:span text:style-name="T1">路人乙說："應該不是。此人貌似忠厚，其實高貴不貴。你看，他寫東西動不動就它媽的，害我都半夜偷偷看巴勒網，不敢讓小孩知道。" </text:span><text:span text:style-name="T3"><text:line-break/><text:line-break/></text:span><text:span text:style-name="T1">路人甲說："未必！不盡然！或許可能應該不是這樣。首先，必須把小學周記拿出來檢查，看看是不是也是滿口它媽的。我們需要更多證據。"</text:span><text:span text:style-name="T3"><text:line-break/><text:line-break/></text:span><text:span text:style-name="T1">路人丙說："抓到了！抓到了！陳真在某年某月的留言板中寫說他常幻想偷看阿扁洗澡！"</text:span><text:span text:style-name="T3"><text:line-break/><text:line-break/></text:span><text:span text:style-name="T1">比喻不當，不過感覺差不多是這樣。簡單說就是對現實好像很外行很陌生，找到的理解方式等於沒有任何理解。</text:span></text:p>
      <text:p text:style-name="P2"><text:span text:style-name="T1">阿水   |  2020.06.10 17:37   |   </text:span><text:a xlink:type="simple" xlink:href="http://palinfo.habago.org/Entry?Command=Information_PrintForum&amp;iPage=1#FORUM39563"><text:span text:style-name="T2">#</text:span></text:a></text:p>
      <text:p text:style-name="P3"><text:span text:style-name="T1">陳默兄，您說「律师治国是不是有其职业的局限性」，我的看法是：</text:span><text:span text:style-name="T3"><text:line-break/><text:line-break/></text:span><text:span text:style-name="T1">律師如果去從事治國很恐怖的，因為律師的專業在法律，但是其他方面或各行各業的瞭解不是空洞就是一知半解。除非律師還有兼職兼修或從事政治活動好幾年，多方涉獵以補其不足，不然真的很恐怖。</text:span></text:p>
      <text:p text:style-name="P2"><text:span text:style-name="T1">阿水   |  2020.06.10 17:27   |   </text:span><text:a xlink:type="simple" xlink:href="http://palinfo.habago.org/Entry?Command=Information_PrintForum&amp;iPage=1#FORUM39562"><text:span text:style-name="T2">#</text:span></text:a></text:p>
      <text:p text:style-name="P4"><text:span text:style-name="T1">對了，陳默兄，您之前提到我有「偏見」及「潛意識」，這個我有看了，我會放心上，但不會回應。也謝謝您的指教。</text:span></text:p>
      <text:p text:style-name="P2"><text:span text:style-name="T1">陳默   |  2020.06.10 17:27   |   </text:span><text:a xlink:type="simple" xlink:href="http://palinfo.habago.org/Entry?Command=Information_PrintForum&amp;iPage=1#FORUM39561"><text:span text:style-name="T2">#</text:span></text:a></text:p>
      <text:p text:style-name="P3"><text:span text:style-name="T1">所以我觉得律师治国是不是有其职业的局限性，放眼看去，台湾这二十多年来都是律师在治国，陈水扁是律师，马英九蔡英文又都是学法律出身的，没有宏观的科学世界观，精于政治算计，所以只能算个政客当不了政治家。</text:span></text:p>
      <text:p text:style-name="P2"><text:span text:style-name="T1">阿水   |  2020.06.10 17:14   |   </text:span><text:a xlink:type="simple" xlink:href="http://palinfo.habago.org/Entry?Command=Information_PrintForum&amp;iPage=1#FORUM39560"><text:span text:style-name="T2">#</text:span></text:a></text:p>
      <text:p text:style-name="P4"><text:span text:style-name="T1">陳默兄，如果您是從底下的文字看出來的話，應該是說法官在卷宗裡面，除非是有錄影帶，不然只能藉物證或人證的供述來認定事實，但證人的供述筆錄一字一句都可能影響法官的心證，所以我們對文字或敘述是否能「還原現場」很在意，於是有了您所說的職業病。但是否天生腦殘，我也懷疑。</text:span><text:span text:style-name="T3"><text:line-break/><text:line-break/></text:span></text:p>
      <text:p text:style-name="P2"><text:span text:style-name="T1">陳默   |  2020.06.10 16:51   |   </text:span><text:a xlink:type="simple" xlink:href="http://palinfo.habago.org/Entry?Command=Information_PrintForum&amp;iPage=1#FORUM39559"><text:span text:style-name="T2">#</text:span></text:a></text:p>
      <text:p text:style-name="P3"><text:span text:style-name="T1">阿水兄弟，喜欢纠缠于个别文字细节是不是律师的职业毛病。开个玩笑。</text:span></text:p>
      <text:p text:style-name="P2"><text:span text:style-name="T1">阿水   |  2020.06.10 16:45   |   </text:span><text:a xlink:type="simple" xlink:href="http://palinfo.habago.org/Entry?Command=Information_PrintForum&amp;iPage=1#FORUM39558"><text:span text:style-name="T2">#</text:span></text:a></text:p>
      <text:p text:style-name="P4"><text:span text:style-name="T1">陳真兄，請有空時儘量痛打，我還在找資料，但放在本版我比較放心，因為有您在。而且因為職業的關係，被打臉慣了，請儘量。</text:span></text:p>
      <text:p text:style-name="P2"><text:span text:style-name="T1">陳真   |  2020.06.10 16:21   |   </text:span><text:a xlink:type="simple" xlink:href="http://palinfo.habago.org/Entry?Command=Information_PrintForum&amp;iPage=1#FORUM39557"><text:span text:style-name="T2">#</text:span></text:a></text:p>
      <text:p text:style-name="P3"><text:span text:style-name="T1">很奇怪的理解事情的方式。</text:span></text:p>
      <text:p text:style-name="P2"><text:span text:style-name="T1">阿水   |  2020.06.10 14:07   |   </text:span><text:a xlink:type="simple" xlink:href="http://palinfo.habago.org/Entry?Command=Information_PrintForum&amp;iPage=1#FORUM39556"><text:span text:style-name="T2">#</text:span></text:a></text:p>
      <text:p text:style-name="P4"><text:span text:style-name="T1">底下需要補充的資料主要是：當時高雄市議會對該項提案的修正動議，在許議長宣佈停止討論之前的完整記錄，以及當時的高雄市議會議事規則。</text:span><text:span text:style-name="T3"><text:line-break/><text:line-break/></text:span><text:span text:style-name="T1">不然單就樓下的資料，可以知道：</text:span><text:span text:style-name="T3"><text:line-break/><text:line-break/></text:span><text:span text:style-name="T1">一、蔡英文公然造謠，抹黑許議長及國民黨，不只不道德，也違法。蔡英文散播不實訊息，企圖激起「花媽」支持者及中間選民的憤慨及不滿情緒。而且陳菊是當時的高雄市長，許議長若是對陳菊嗆「有本事多選幾席」，意味著當時的國民黨及許議長是藉著民主暴力、沒有是非、不顧市民利益的全面抵制陳菊主政下的高雄市政府。</text:span><text:span text:style-name="T3"><text:line-break/><text:line-break/></text:span><text:span text:style-name="T1">二、依據會議進行的「常識」，當會議主席就提案宣布停止討論以後，就要立刻進行表決，沒有權利再要求發言。為什麼要說「常識」，就是一般人在看到媒體報導這件事時，雖然不知道高雄市議會議事規則，但也應該可以依常識判斷許議長在宣布停止討論以後，有權利禁止議員再發言討論，而據我所舉的資料，報導原文是：</text:span><text:span text:style-name="T3"><text:line-break/><text:line-break/></text:span><text:span text:style-name="T1">「民進黨團不滿國民黨團未經程序變更，就要刪除2.8億元的活動相關歲出，因而在會議上要求議長按照議事程序，許崑源聽了回應，「甚麼違法提案，高雄市議會是你說了算嗎？60幾位議員，不是你說了算，來，記名表決了啊。」</text:span><text:span text:style-name="T3"><text:line-break/></text:span><text:span text:style-name="T1">民進黨團不滿，繼續發言，許崑源拉高音量回應，「以後你們再多選幾席(國語)，再多選幾席(台語)，來，記名表決，記名表決，那個.....」接著民進黨便退席抗議。</text:span><text:span text:style-name="T3"><text:line-break/></text:span><text:span text:style-name="T1">市議會新聞稿指出，國民黨議會總召陸淑美提出修正案，針對市府各局處活動費用總共刪除2億8626萬9350元，並附帶決議要求市府辦理活動涉及民間個人、機關、團體或企業贊助之經費，應將所有來源與使用明細，送議會備查，接受議會監督，以示向全民負責，經充分討論後，同意刪除活動預算的議員有32人，反對者有4人。」</text:span><text:span text:style-name="T3"><text:line-break/><text:line-break/></text:span><text:span text:style-name="T1">民進黨指控的「未經程序變更」，目前我看不到證據；另外所謂的「要求議長按照議事程序」，我看不出來議長哪裡不按照議事程序，我只看到民進黨議員在議長宣佈停止討論並進行記名表決時，民進黨違反一般議事規則，一直盧小小（台語，無理取鬧之意）。而且許議長「拉高音量回應」不只最後「多選幾席」的一段話，他從民進黨團盧小小之後不久就「拉高音量回應」了，心裡不爽拉高音量講道理，不行嗎？</text:span><text:span text:style-name="T3"><text:line-break/><text:line-break/></text:span><text:span text:style-name="T1">然後，我們再來重溫許議長不高來高去，說人話直指民主議事紛爭應認識的基本而且再基本不過的道理：</text:span><text:span text:style-name="T3"><text:line-break/><text:line-break/></text:span><text:span text:style-name="T1">「甚麼違法提案，高雄市議會是你說了算嗎？60幾位議員，不是你說了算，來，記名表決了啊。」</text:span><text:span text:style-name="T3"><text:line-break/><text:line-break/></text:span><text:span text:style-name="T1">民進黨團不滿，繼續發言（註：民進黨團違反常識所知的議事程序），許崑源拉高音量（註：之前就拉高音量了）回應，「以後你們再多選幾席(國語)，再多選幾席(台語)，來，記名表決，記名表決」（註：這不是當雙方爭執不下，少數議員一直無理取鬧，不得已只得用制度來解決的民主基本常識？）</text:span><text:span text:style-name="T3"><text:line-break/><text:line-break/></text:span><text:span text:style-name="T1">三、後來演變到如今的情況是：</text:span><text:span text:style-name="T3"><text:line-break/><text:line-break/></text:span><text:span text:style-name="T1">媒體只採用綠營偏執沒有證據的說法，至少當時市議會新聞稿中該議案「經充分討論後」等語，都不見了。沒有平衡報導，沒有事實分析，許議長在宣布停止討論之前，沒有媒體提供許議長如何違反議事規則、如何不公的證據資料。</text:span><text:span text:style-name="T3"><text:line-break/><text:line-break/></text:span><text:span text:style-name="T1">我上面所提到的影片，就已經是經過「斷章取義」了，後來台灣新聞媒體再重提此事件時，，又一再斷了章，只截取許議長所謂「多選幾席」的片段內容，一再騙了閱聽大眾。</text:span><text:span text:style-name="T3"><text:line-break/><text:line-break/></text:span><text:span text:style-name="T1">一般理性中立的民眾，在沒有我上面所需再補充的資料之前，不是應該這樣想、這樣得出結論嗎？</text:span></text:p>
      <text:p text:style-name="P2"><text:span text:style-name="T1">陳默   |  2020.06.10 13:27   |   </text:span><text:a xlink:type="simple" xlink:href="http://palinfo.habago.org/Entry?Command=Information_PrintForum&amp;iPage=1#FORUM39555"><text:span text:style-name="T2">#</text:span></text:a></text:p>
      <text:p text:style-name="P3"><text:span text:style-name="T1">许议长是不是黑道，我不知道。也许许议长年轻时可能参加过黑道，但不等于现在是黑道，谁没一段黑历史？就算许议长参加过黑道，比起蔡英文用假博士文凭骗了台湾人三十多年，一路骗骗到一个总统，谁优谁劣台湾人分不清。“仗义每多屠狗辈，负心多是读书人”。比起许多道貌岸然的政客来，许议长用生命来捍卫他心中的理想，用“殉道”的方式向世人呐喊，这难道不值得我们肃然起敬吗？</text:span></text:p>
      <text:p text:style-name="P2"><text:span text:style-name="T1">阿水   |  2020.06.10 11:45   |   </text:span><text:a xlink:type="simple" xlink:href="http://palinfo.habago.org/Entry?Command=Information_PrintForum&amp;iPage=2#FORUM39554"><text:span text:style-name="T2">#</text:span></text:a></text:p>
      <text:p text:style-name="P3"><text:span text:style-name="T1">樓下萬康兄提到許議長質詢陳菊的影片，但是綠營及媒體廣為流傳的是底下類似這篇報導及截取報導所引用的影片（這個影片是我看過比較完整的，但我找不到當時議會提案修正動議，許議長宣佈停止討論之前的完整影片）：</text:span><text:span text:style-name="T3"><text:line-break/><text:line-break/></text:span><text:span text:style-name="T1">「綠營不滿砍預算　高雄市議長許崑源：你們再多選幾席」</text:span><text:span text:style-name="T3"><text:line-break/></text:span><text:span text:style-name="T1">&amp;;#124; ETtoday政治 &amp;;#124; ETtoday新聞雲 </text:span><text:a xlink:type="simple" xlink:href="https://www.ettoday.net/news/20140214/325303.htm#ixzz6OvRsL3z0"><text:span text:style-name="T4">https://www.ettoday.net/news/20140214/325303.htm#ixzz6OvRsL3z0</text:span></text:a><text:span text:style-name="T3"><text:line-break/><text:line-break/></text:span><text:span text:style-name="T1">上一篇報導所引用的影片：</text:span><text:a xlink:type="simple" xlink:href="https://youtu.be/Y3rE2n2QBTc"><text:span text:style-name="T4">https://youtu.be/Y3rE2n2QBTc</text:span></text:a><text:span text:style-name="T3"><text:line-break/><text:line-break/></text:span><text:span text:style-name="T1">媒體曾經報導：</text:span><text:span text:style-name="T3"><text:line-break/><text:line-break/></text:span><text:span text:style-name="T1">「蔡英文在民進黨主席暨總統參選人蔡英文28日（註：2015.10.28）出席全國廣播電台蔡英文後援會時表示，這樣的說法其實是缺乏民主素養，也是恐嚇台灣人民。她進一步舉高雄市前議長許崑源嗆市長陳菊為例說，議會沒有過半，帶來的是改革的推遲跟延宕；議會過半，帶來的是執政能力的展現。</text:span><text:span text:style-name="T3"><text:line-break/><text:line-break/></text:span><text:span text:style-name="T1">國民黨籍前高雄市議會議長許崑源長期杯葛陳菊施政，去年九合一大選前，他還曾嗆陳菊，「有本事多選幾席」。蔡英文藉此說明國會過半的重要性。她說，執政者或執政黨主席在很多場合，一再的恐嚇台灣人民，民進黨如果執政，再加上國會過半，就會一黨獨大，台灣就會失去民主。</text:span><text:span text:style-name="T3"><text:line-break/><text:line-break/></text:span><text:span text:style-name="T1">蔡英文表示，去年以前的高雄市議會，大家記憶猶新。預算被杯葛、建設被延宕，議長在議會公然對陳菊說，「你們下一屆選過半，再來講」，意思是在沒有過半之前，議會沒有討論空間。」</text:span><text:span text:style-name="T3"><text:line-break/><text:line-break/></text:span><text:span text:style-name="T1">陳菊在《花媽心內話》自己說：</text:span><text:span text:style-name="T3"><text:line-break/><text:line-break/></text:span><text:span text:style-name="T1">「一次許崑源主持議事不公，民進黨議員抗議發出不平之鳴時，坐在主席台上的許崑源，氣得舉起左手指向台下並嗆聲，『以後你們多選幾席』」</text:span><text:span text:style-name="T3"><text:line-break/><text:line-break/></text:span><text:span text:style-name="T1">我有空會再提出自己的看法，如果各位有更完整的相關資料，也請補充。</text:span></text:p>
      <text:p text:style-name="P2"><text:span text:style-name="T1">張萬康   |  2020.06.10 05:21   |   </text:span><text:a xlink:type="simple" xlink:href="http://palinfo.habago.org/Entry?Command=Information_PrintForum&amp;iPage=2#FORUM39553"><text:span text:style-name="T2">#</text:span></text:a></text:p>
      <text:p text:style-name="P4"><text:span text:style-name="T1">昨天在我常去的露天咖啡座（這類地方我稱之「台客店」），和一位台客大哥談許崑源。我們都是熟客，幾乎天天相遇，我喊他J大哥。姓氏容我用英文代號。</text:span><text:span text:style-name="T3"><text:line-break/><text:line-break/></text:span><text:span text:style-name="T1">講解一下這種店家的風格，它是一種飲料小舖，裡外都有座位，外面的座位是在騎樓下或路邊擺設桌椅，可吸菸。顧客大多是草根氣味的台客老伯大叔，他們常在這裡簽牌（簽賭，研究號碼），或談政治，或讀大陸網路小說。此外還有幾位愛打遊戲的「田橋仔」小伙（引號內的意思類似土豪家庭的意思，這些子弟的家裡靠收房租過日子，成天貌似不必工作，只來這裡抽煙打遊戲，人大多良善，與世無爭）。</text:span><text:span text:style-name="T3"><text:line-break/><text:line-break/></text:span><text:span text:style-name="T1">J大哥和許崑源正好同歲，J曾當過兄弟，在火燒島待過近十年，至今和江湖仍有點淵源。我問他見過許崑源嗎？他說沒見過，但知道。J大哥主要在北部、中部活動。我說網路上的覺青居然有人拿鄭太吉同許相提並論，以揭發的口吻講他是黑道，講啥不能因為「死者為大」就不指出他是黑道，如同：「鄭太吉死後，屏東人有權欣喜，理應欣喜。」</text:span><text:span text:style-name="T3"><text:line-break/><text:line-break/></text:span><text:span text:style-name="T1">J大哥暫停滑手機讀小說，回答：「差太多了，鄭太吉無法無天，太兇殘了，許崑源是有理想的人，鄭太吉……（在此省略）……許崑源是有理想的人（重複一次這句），很了不起的人，他是殉道。」</text:span><text:span text:style-name="T3"><text:line-break/><text:line-break/></text:span><text:span text:style-name="T1">我聽到「殉道」二字震了一下。我說：「J大哥，你這個殉道，講得比國民黨講他殉國殉黨還好。」</text:span><text:span text:style-name="T3"><text:line-break/><text:line-break/></text:span><text:span text:style-name="T1">太貼切了，太有神髓，確實是這樣的魂魄。覺青讀那麼多書，不知道是不是讀到背上去了，不如J大哥給我的一點啟發。</text:span><text:span text:style-name="T3"><text:line-break/><text:line-break/></text:span><text:span text:style-name="T1">許崑源在議會質詢陳菊時，不是發狂痛罵，只是平穩的訴說，一種「咱們來聊聊唄」的輕盈瀟灑，像是聊家常話的口吻，但內容那樣的坦白耿直，容我用「良知」二字來說。實在動人，一種重情義的氣口。兩年前韓流期間，這段就讓人印象特深。道道地地的男子漢。懷念。這兩年來他太辛苦。默默奔波和關心那麼多事。</text:span><text:span text:style-name="T3"><text:line-break/></text:span></text:p>
      <text:p text:style-name="P2"><text:span text:style-name="T1">阿水   |  2020.06.10 00:59   |   </text:span><text:a xlink:type="simple" xlink:href="http://palinfo.habago.org/Entry?Command=Information_PrintForum&amp;iPage=2#FORUM39552"><text:span text:style-name="T2">#</text:span></text:a></text:p>
      <text:p text:style-name="P3"><text:span text:style-name="T1">洋洋兄：</text:span><text:span text:style-name="T3"><text:line-break/><text:line-break/></text:span><text:span text:style-name="T1">「有一天會有相對更客觀公正的AI法官嗎？」</text:span><text:span text:style-name="T3"><text:line-break/><text:line-break/></text:span><text:span text:style-name="T1">請參考：</text:span><text:a xlink:type="simple" xlink:href="https://www.bnext.com.tw/article/55177/ai--judgment"><text:span text:style-name="T4">https://www.bnext.com.tw/article/55177/ai--judgment</text:span></text:a><text:span text:style-name="T3"><text:line-break/><text:line-break/></text:span><text:span text:style-name="T1">上面的參考文章是從法律人的視角，沒有完全解答您的問題。即便AI法官可以相對更「客觀」，但如何達到「公正」呢？「公正」涉及每個人價值的判斷，而上面的文章也提到AI法官「沒有感情、不具同理心」，所以沒辦法輸入每一個人的公正標準讓AI法官邏輯演算，還是無法避免同一件犯罪事實，A覺得判太重，B認為判太輕。前一陣子，思覺思調症患者殺人被法院判無罪，輿論一片嘩然，「恐龍法官」也被肉搜；如果是AI法官判的，可能憤怒的民眾會想把它砸爛成為一堆廢鐵吧！</text:span><text:span text:style-name="T3"><text:line-break/><text:line-break/></text:span><text:span text:style-name="T1">若是一些適合AI法官判的案子，判決只是具有一致性及形式上的平等，但是否符合您「公正」的要求，就因人而異了。</text:span></text:p>
      <text:p text:style-name="P2"><text:span text:style-name="T1">小魚   |  2020.06.09 22:34   |   </text:span><text:a xlink:type="simple" xlink:href="http://palinfo.habago.org/Entry?Command=Information_PrintForum&amp;iPage=2#FORUM39551"><text:span text:style-name="T2">#</text:span></text:a></text:p>
      <text:p text:style-name="P4"><text:span text:style-name="T1">不好意思，因為我的一句沒有特別說明的話語，引起大家的論戰，我詳細的說明一下，我『自己』的認知，以及對阿水兄留言的回答：</text:span><text:span text:style-name="T3"><text:line-break/><text:line-break/></text:span><text:span text:style-name="T1">1.我必須要承認，如果以西方的『Rule of LAW』還是『Rule by LAW』這角度事情來看，不論律師執行職務的目的是什麼，是賺錢，是為了正義還是什麼，在大陸的法律體系中，行政權，以及檢察權往往跟台灣以前最早的狀況比較相似，也就是立法走在前面，實際上不是那麼回事，所以大陸的刑事律師很少，除了民情、較沒有無罪推定等狀況以外，也深怕被公安檢察院找麻煩，舉個您懂得例子，在以前台灣曾經爭辯過『偵查主體』是誰的問題，台灣你會回答是檢察院（其實也都是各地刑警在辦案，但會說是檢察院指揮），但大陸其實公安比較像是偵查主體，而且無罪推定的思想也並不具備。總之，畢竟是衙門，各地的司法單位也良莠不齊，你外地人如何處理？這是現實，不見得不會變好，我認為慢慢會改善，但這也不是現在大陸的重點。</text:span><text:span text:style-name="T3"><text:line-break/></text:span><text:span text:style-name="T1">2.人總是要生活，會向錢看，如果刑事　行政的律師，相比非訟民事的律師不賺錢，自然也不會有人有多大的興趣發展，但不代表沒有人不能做好刑事律師的工作，看你要怎麼用功並且理解當地公安檢察院的看法去打交道。同理，政治上制度目前是中共民主集中制，執政黨是中共，那麼想要改變，我認為就是透過體制是最好的（當然如果您要說這怎麼可以要挑戰，他們中國很怎樣怎樣的，我無話可說）。說到這，我提到如果你不相信這個國家的制度，就不用在那個國家從事法律工作，這句話其實被大家所誤解---</text:span><text:span text:style-name="T3"><text:line-break/><text:line-break/></text:span><text:span text:style-name="T1">我鄭重的解釋這句話我自己的意思是，第一，如果台灣律師要在大陸從事法律工作，要相信他們的制度可以解決問題，而不是一副中共怎麼有法治的狀態去思考。第二，同理，如果依照這種思路去走，對岸自己當地的律師，如果希望能做什麼，不見得走體制外的網紅或大聲維權，而是該想想如何在體制內解決，否則想走體制外，不就是不相信這個體制嗎？</text:span><text:span text:style-name="T3"><text:line-break/></text:span><text:span text:style-name="T1">至於當年阿扁他們相不相信台灣的體制，我個人覺得，他們或許跟『雷震』一樣相信，相信當時的台灣有表面宣稱的民主人權？所以他們相信也成為國民黨的樣版沒被抓？還是其實他們是想嘩眾取寵，我不知道，真的，我只是說我自己想說的</text:span><text:span text:style-name="T3"><text:line-break/></text:span><text:span text:style-name="T1">至於人權民主這些東西，因為這幾年台灣跟美國的荒謬，我已經不知道該相信什麼了，我覺得其實在這的大家，只是相信，就算是好的東西制度在惡人手裡，只不過是偽君子的制度罷了。如果您看過銀河英雄傳說，到底好的專制跟壞的民主，我們要選那個，可以一直思考與討論，而非緊抱著民主自由這種空泛的話去攻擊別人，這是我的看法。</text:span><text:span text:style-name="T3"><text:line-break/><text:line-break/></text:span><text:span text:style-name="T1">此外，台灣的法律不知道為什麼這麼多學說判例講來講去，對岸以刑事法來說卻是常有一些通知、規定解釋去統一見解，刑法條文也都會有把一些社會認為要加重的地方單獨加重立條文，我覺得都是特別在強調實用性，而不是法學的『清談』，這是國情。你可以上百度搜尋大陸對酒駕的刑事規定，可一目了然我的感覺。</text:span><text:span text:style-name="T3"><text:line-break/></text:span><text:span text:style-name="T1">最後對岸的法律條文常會對「國家安全」或「國家利益」有特別的規定，這是國情，台灣法律人肯定覺得怪，但理解也就如此。我們不必看不起對岸的法律人，因為相比我們的法律人受『政治』的影響過大，他們恐怕因為『政治』不是生活的重心，反倒發展其他的，但不代表他們的法律人不調侃或知道一些問題，如果你有空去聽聽他們的上課影片，自然心領神會。</text:span><text:span text:style-name="T3"><text:line-break/></text:span></text:p>
      <text:p text:style-name="P2"><text:span text:style-name="T1">鄭豐遠   |  2020.06.09 21:27   |   </text:span><text:a xlink:type="simple" xlink:href="http://palinfo.habago.org/Entry?Command=Information_PrintForum&amp;iPage=2#FORUM39550"><text:span text:style-name="T2">#</text:span></text:a></text:p>
      <text:p text:style-name="P3"><text:span text:style-name="T1">陳真說的是對的，我得鄭重聲明: 我認為音樂的心靈與鑑賞能力和是否具備音樂知識有關的說法是錯的。舉凡藝術之物，似乎皆是如此。與其說天賦重要，不如說一個人是否真的擁有熱情。我經常在好的音樂中聽到一種傷痕，一種被熱情所灼傷，甚至啃蝕的痕跡。與其說被音樂感動，不如說自己的傷口被對那些傷口給觸動了。藝術之美否對我來說是這樣一回事，是一件攸關憂傷的親系遠近之事，一種認親過程，而非關知識。</text:span><text:span text:style-name="T3"><text:line-break/><text:line-break/></text:span><text:span text:style-name="T1">至於我的巴西室友，雖然知識二二六六的，但卻很有靈性，特別是神鬼之物，以後有機會再說。</text:span></text:p>
      <text:p text:style-name="P2"><text:span text:style-name="T1">穎芝   |  2020.06.09 20:26   |   </text:span><text:a xlink:type="simple" xlink:href="http://palinfo.habago.org/Entry?Command=Information_PrintForum&amp;iPage=2#FORUM39549"><text:span text:style-name="T2">#</text:span></text:a></text:p>
      <text:p text:style-name="P4"><text:span text:style-name="T1">其實「防呆」機制在資訊軟體業中，就是防止使用者對軟體無論執行何種過當或不當操作，都不會導致軟體崩潰、或進而導致系統當機的用詞，與「除錯」、「糾錯」（debug）有很明顯的不同，後者就是找出軟體的缺陷予以糾正而做的補強（patch）！</text:span></text:p>
      <text:p text:style-name="P2"><text:span text:style-name="T1">陳真   |  2020.06.09 19:45   |   </text:span><text:a xlink:type="simple" xlink:href="http://palinfo.habago.org/Entry?Command=Information_PrintForum&amp;iPage=2#FORUM39548"><text:span text:style-name="T2">#</text:span></text:a></text:p>
      <text:p text:style-name="P3"><text:span text:style-name="T1">知識論 (epistemology) 裏頭有個說法叫「基礎主義」(foundationalism)，亦即我們的知識發展乃是建立在一些無可撼動的「基礎知識」上，就像蓋大樓一樣，萬丈高樓平地起。</text:span><text:span text:style-name="T3"><text:line-break/><text:line-break/></text:span><text:span text:style-name="T1">笛卡兒應該可以說是這樣一種說法的支持者，不過我不是，我不認為那些所謂無可置疑的「基礎知識」是一種「知識」。題外話，略過不表。</text:span><text:span text:style-name="T3"><text:line-break/><text:line-break/></text:span><text:span text:style-name="T1">對於「知識」(knowledge)，大多數人應該都是「基礎主義」的支持者，可是，問題來了，哪些東西可以納入知識的範疇呢？哲學算嗎？文學呢？音樂、美術、表演、舞蹈與繪畫等等等呢？你需要先懂個什麼知識做為一種基礎，然後才能夠欣賞這些才藝嗎？我看應該是不用，「基礎主義」這時候顯然站不住腳。</text:span><text:span text:style-name="T3"><text:line-break/><text:line-break/></text:span><text:span text:style-name="T1">比方說，我相信我小學一年級時的文學能力或文學欣賞能力應該是不會輸給市面上那些暢銷作家才對，哪怕我有嚴重的閱讀障礙，當時根本不識字，字也不識我，相看兩陌生；沒法用眼睛「看」來認字，只能靠聲音；我必須很辛苦地大聲把字念出來，然後那個字彷彿才能夠被我所認識，真是很詭異的病。一直到現在，我寫東西仍然還是得依靠聲音，只是我已經不需要一邊寫一邊大聲朗誦，只需默念在心。</text:span><text:span text:style-name="T3"><text:line-break/><text:line-break/></text:span><text:span text:style-name="T1">如此拙劣的閱讀能力以及相當變態的寫字能力，遠遠輸給一般人，但我不覺得自己的文學 (理解) 能力會輸給一個也許飽讀文學、學富五車的文學系教授。</text:span><text:span text:style-name="T3"><text:line-break/><text:line-break/></text:span><text:span text:style-name="T1">沈從文只上過幾年學堂，連標點符號也沒學過，但他依舊是我心目中最偉大的作家，無人能出其右。</text:span><text:span text:style-name="T3"><text:line-break/><text:line-break/></text:span><text:span text:style-name="T1">音樂也是，倘若世上沒有音樂，我很可能早已是風中幽魂，只留一坏黃土。上小學時，為了爭取學習小提琴的機會，無奈家人全是「音樂無用論者」；我不惜逃家數天進行抗爭，依舊未能得逞，至今不懂任何樂器；連最基本的音符記號我也早已全部遺忘，更不用說看譜了。我五歲女兒的音樂知識顯然已經在我之上。</text:span><text:span text:style-name="T3"><text:line-break/><text:line-break/></text:span><text:span text:style-name="T1">即便對樂理一無所知，但在音樂面前，我無一絲羞赧，我能聽出什麼是好音樂，什麼是噪音。我不認為我的音樂素質會輸給比方說一位留學維也納某偉大音樂學院、經常巡迴各地演出的演奏家好友。</text:span><text:span text:style-name="T3"><text:line-break/><text:line-break/></text:span><text:span text:style-name="T1">美術也一樣。關於畫圖，我從小到大只有一次例外得到「甲」，其餘統統都是得到「丙」的評分；看過我的字跡的人，恐怕都得對我感到形象破滅，宛如三歲小孩的筆跡；很難想像那樣一種幼兒園筆跡的背後有著一顆能夠欣賞書法與美術的敏感心靈；但我確實能看出線條之間的細微差異。</text:span><text:span text:style-name="T3"><text:line-break/><text:line-break/></text:span><text:span text:style-name="T1">哲學更是如此。對於哲學本質有兩派看法，維根斯坦認為哲學無非就是一種詩，至於其他絕大多數哲學家，特別是那些分析兮兮的「分析哲學家」們，例如羅素，例如 W.V.O.Quine，則認為哲學是一種邏輯分析，訴諸高度抽象理性，與之相應的能力之一，便是精密思維與雄辯滔滔。</text:span><text:span text:style-name="T3"><text:line-break/><text:line-break/></text:span><text:span text:style-name="T1">在我走入哲學之前，特別是念醫學院的時候，何止雄辯滔滔，簡直舌燦蓮花，打遍天下無敵手。想不到走入哲學後，遇到維根斯坦，竟讓我突然像得了失語症，變得羞於開口，只敢自言自語；逢人說起話來，言語笨拙，宛如智障；口語能力全失，只剩一點乏善可陳難以表白真實意念與情懷的文字能力。如此笨拙的言詞與破碎思維，難道這就意味著我是個哲學智障？</text:span><text:span text:style-name="T3"><text:line-break/><text:line-break/></text:span><text:span text:style-name="T1">最不堪聞問的就是表演了。小時候因為功課好，不管什麼比賽，老師都會派我代表出賽，只差沒叫我跳芭蕾。記得國中時，有個十項全能的才藝賽，居然也派我參加；其中有一關就是表演。我抽到一張紙條，上頭寫著「破釜沉舟」，「釜」就是鍋子，舟就是船。我必須用肢體動作表演出這句成語的意涵。</text:span><text:span text:style-name="T3"><text:line-break/><text:line-break/></text:span><text:span text:style-name="T1">記得評審老師們在我面前一字排開，看我表演。我才表演兩下，還沒表演完，他們就很沒禮貌地哈哈笑了。笑什麼呢？記得有位評審老師說我「破釜沉舟」的表情動作看起來好像忙著打包垃圾準備要拿去倒。此事害我年幼心靈嚴重受創。但是，即便拙於表演，但我能分辨誰的演技好，我知道強尼戴普比阿湯哥會演戲。</text:span><text:span text:style-name="T3"><text:line-break/><text:line-break/></text:span><text:span text:style-name="T1">說了這麼多，只是想說明非關知識之事物並無所謂「基礎要件」可言；相關素質之良莠，並非從其所謂知識多少來決定高下，而是在於當事人的氣質天賦及其後天造化。</text:span><text:span text:style-name="T3"><text:line-break/><text:line-break/></text:span><text:span text:style-name="T1">知識易學，天賦難為。話說哪個千金小姐公子哥兒不會琴棋書畫？即便是藝術白癡也往往能彈琴、會畫畫，而且往往是念藝術史呢；講起藝術知識來，上至古希臘羅馬，下至後現代藝術，什麼都懂；我在她們面前，只能啞口無言，肯定就像個無知庸俗之徒。但在藝術面前，我並無愧色，我知道誰是泛泛庸才，誰是上天所揀選。我同時也知道自己在知識與非知識的版圖上，處於一個什麼樣的位置。</text:span><text:span text:style-name="T3"><text:line-break/><text:line-break/></text:span><text:span text:style-name="T1">墨西哥導演Alejandro González Iñárritu 的「Birdman: Or (The Unexpected Virtue of Ignorance)」(台譯「鳥人」)裏頭出現一句話說得挺好："A thing is a thing, not what is said of that thing." (一物即為一物，而非言之為何物)。簡單說就是：是什麼生物就是什麼生物，跟人們怎麼評價無關。「物自身」(thing-in-itself) 很重要，它決定了很多東西，包括命運。</text:span></text:p>
      <text:p text:style-name="P2"><text:span text:style-name="T1">李念淨   |  2020.06.09 19:44   |   </text:span><text:a xlink:type="simple" xlink:href="http://palinfo.habago.org/Entry?Command=Information_PrintForum&amp;iPage=2#FORUM39547"><text:span text:style-name="T2">#</text:span></text:a></text:p>
      <text:p text:style-name="P4"><text:span text:style-name="T1">我不知道什麼叫防呆</text:span><text:span text:style-name="T3"><text:line-break/></text:span><text:span text:style-name="T1">但是我知道當李克強敢說出中國到現在還有六億人月收入只有一千人民幣</text:span><text:span text:style-name="T3"><text:line-break/></text:span><text:span text:style-name="T1">而同時間民進黨卻還在吹噓台灣平均每人月收入有五萬台幣的時候</text:span><text:span text:style-name="T3"><text:line-break/><text:line-break/></text:span><text:span text:style-name="T1">我就知道</text:span><text:span text:style-name="T3"><text:line-break/></text:span><text:span text:style-name="T1">不管這個制度在怎麼防呆，再怎麼看起來美好</text:span><text:span text:style-name="T3"><text:line-break/></text:span><text:span text:style-name="T1">只要實際運作的人是歪瓜裂棗，一樣都是沒有用的廢物</text:span><text:span text:style-name="T3"><text:line-break/></text:span><text:span text:style-name="T1">影響政治的關鍵點還是在於人而不是表面的框架</text:span><text:span text:style-name="T3"><text:line-break/><text:line-break/></text:span><text:span text:style-name="T1">美國的制度舉世聞名</text:span><text:span text:style-name="T3"><text:line-break/></text:span><text:span text:style-name="T1">被很多學者吹噓，當然也有他好的地方</text:span><text:span text:style-name="T3"><text:line-break/></text:span><text:span text:style-name="T1">但更多程度上，你只要是弱勢族群，不被主流輿論關注的那一票人</text:span><text:span text:style-name="T3"><text:line-break/></text:span><text:span text:style-name="T1">受到的對待其實也就跟低度開發國家的監獄沒什麼兩樣</text:span><text:span text:style-name="T3"><text:line-break/><text:line-break/></text:span><text:span text:style-name="T1">至於台灣最大的問題</text:span><text:span text:style-name="T3"><text:line-break/></text:span><text:span text:style-name="T1">還是在千禧一代，就是所謂的年輕人，過渡依賴直覺去思考社會及政治議題</text:span><text:span text:style-name="T3"><text:line-break/></text:span><text:span text:style-name="T1">他們自稱不受媒體影響獨立思考，但是其所作所為卻是背道而馳</text:span><text:span text:style-name="T3"><text:line-break/></text:span><text:span text:style-name="T1">在一個資訊流通的環境自動放棄思考，自動放棄疑慮的精神</text:span><text:span text:style-name="T3"><text:line-break/></text:span><text:span text:style-name="T1">而且他們不會感到有所矛盾，這才是最令人瞠目結舌的地方</text:span></text:p>
      <text:p text:style-name="P2"><text:span text:style-name="T1">欧阳阳   |  2020.06.09 16:07   |   </text:span><text:a xlink:type="simple" xlink:href="http://palinfo.habago.org/Entry?Command=Information_PrintForum&amp;iPage=2#FORUM39546"><text:span text:style-name="T2">#</text:span></text:a></text:p>
      <text:p text:style-name="P3"><text:span text:style-name="T1">阿水，</text:span><text:span text:style-name="T3"><text:line-break/><text:line-break/></text:span><text:span text:style-name="T1">好吧，我想我明白你的意思了，你说的“防呆”应该是用一些程序上或者制度上的东西来纠正个别的随意性吧？就比如说，法院体系的一审，二审，终审这样的机制吧？ 这些应该属于微观或者说细节上的东西，当然也是必须的东西。</text:span><text:span text:style-name="T3"><text:line-break/><text:line-break/></text:span><text:span text:style-name="T1">但是，与其担心中国大陆“防呆”会影响“包括我將來的命運，都在這套法治系統之下”，这个就有点</text:span><text:span text:style-name="T5">远</text:span><text:span text:style-name="T1">了，我相信即使两岸统一，台湾现有的法治体系应该也是不会改变的。</text:span><text:span text:style-name="T3"><text:line-break/><text:line-break/></text:span><text:span text:style-name="T1">今天看到的新闻，说美国的军用运输机穿越了台湾本土，然后中共苏恺30战机进入台湾西南空域，这些东西才是对台湾眼前来说，最现实的威胁。</text:span><text:span text:style-name="T3"><text:line-break/><text:line-break/></text:span><text:span text:style-name="T1">美国现在内外交困，它会不会给中国制造一点事端，挑动台海的战争？我看这种可能性已经越来越大！</text:span></text:p>
      <text:p text:style-name="P2"><text:span text:style-name="T1">刘旭   |  2020.06.09 15:53   |   </text:span><text:a xlink:type="simple" xlink:href="http://palinfo.habago.org/Entry?Command=Information_PrintForum&amp;iPage=2#FORUM39545"><text:span text:style-name="T2">#</text:span></text:a></text:p>
      <text:p text:style-name="P5"><text:span text:style-name="T6">Ethan</text:span><text:span text:style-name="T7"><text:line-break/></text:span><text:span text:style-name="T6">你可以到QUORA上看Janus Dongye Qimeng，关于新疆历史的答案，说的非常详细。</text:span><text:span text:style-name="T7"><text:line-break/></text:span><text:a xlink:type="simple" xlink:href="https://www.quora.com/What-dont-they-tell-you-about-Xinjiang"><text:span text:style-name="T8">https://www.quora.com/What-dont-they-tell-you-about-Xinjiang</text:span></text:a></text:p>
      <text:p text:style-name="P2"><text:span text:style-name="T1">刘旭   |  2020.06.09 15:08   |   </text:span><text:a xlink:type="simple" xlink:href="http://palinfo.habago.org/Entry?Command=Information_PrintForum&amp;iPage=2#FORUM39544"><text:span text:style-name="T2">#</text:span></text:a></text:p>
      <text:p text:style-name="P3"><text:span text:style-name="T1">欧阳阳</text:span><text:span text:style-name="T3"><text:line-break/></text:span><text:span text:style-name="T1">新疆维吾尔人被殖民，想独立，当然也不是事实！.</text:span><text:span text:style-name="T3"><text:line-break/></text:span><text:span text:style-name="T1">这当然不是事实，我说的是一些维吾尔人，觉得自己被殖民，这是特称判断，而不是全称判断，我并没有说全部维吾尔人，都觉得被殖民。你如何去否定一个我没说过的话？</text:span><text:span text:style-name="T3"><text:line-break/></text:span></text:p>
      <text:p text:style-name="P1"/>
      <text:p text:style-name="P2"><text:span text:style-name="T1">阿水   |  2020.06.09 14:20   |   </text:span><text:a xlink:type="simple" xlink:href="http://palinfo.habago.org/Entry?Command=Information_PrintForum&amp;iPage=3#FORUM39543"><text:span text:style-name="T2">#</text:span></text:a></text:p>
      <text:p text:style-name="P3"><text:span text:style-name="T1">陽陽兄：</text:span><text:span text:style-name="T3"><text:line-break/><text:line-break/></text:span><text:span text:style-name="T1">防呆制度只是必要，也沒有多偉大，偉大到任何一個國家只要有防呆制度就沖天了；畢竟只是防呆功能，是整個政治體制的一部分。</text:span><text:span text:style-name="T3"><text:line-break/><text:line-break/></text:span><text:span text:style-name="T1">先用「防呆」原始意義來比喻，免得您又針對例子去談，結果又失焦了：</text:span><text:span text:style-name="T3"><text:line-break/><text:line-break/></text:span><text:span text:style-name="T1">不知大陸手機內的晶片卡怎麼稱呼，台灣叫「SIM卡」而且過去的形狀是缺一角，手機內裝卡的位置也有缺一角的凹槽可以裝卡，這是為了讓使用的人藉著這種特殊形狀的防呆設計來防止裝錯而無法感應。</text:span><text:span text:style-name="T3"><text:line-break/><text:line-break/></text:span><text:span text:style-name="T1">可是您過去的觀點，除了跟我所謂「防呆」比喻不一致以外，還跟我說如果有人對這種「形狀」的防呆設計不理解，強塞卡片進去手機，把卡片跟手機塞壞了，那還不是一樣沒有防呆？既然有這套防呆設計為什麼不能防止隔壁小明拿手機去偷拍？為什麼不會讓拿手機的流氓放棄暴力？</text:span><text:span text:style-name="T3"><text:line-break/><text:line-break/></text:span><text:span text:style-name="T1">上面的比喻並不是指出您的荒謬，只是說明對談如果失焦，會流於各說各話，或許您所的都對，但偏離了主題，也誤會了我的意思。</text:span><text:span text:style-name="T3"><text:line-break/><text:line-break/></text:span><text:span text:style-name="T1">所以，我說的防呆設計只是有部分功能，只是政治體制中的一部分，而且中共中央也認為防呆設計是應該要有的，全體黨員上上下下都要確實執行，這讓我對中共政權比較有安全感，也對中國長期延續正確方向不致出軌，比較有信心。可我也沒有說西方的防呆設計好棒棒，只是那一套我比較清楚。嗯，只是這樣罷了！</text:span><text:span text:style-name="T3"><text:line-break/></text:span></text:p>
      <text:p text:style-name="P2"><text:span text:style-name="T1">許世勤   |  2020.06.09 12:54   |   </text:span><text:a xlink:type="simple" xlink:href="http://palinfo.habago.org/Entry?Command=Information_PrintForum&amp;iPage=3#FORUM39542"><text:span text:style-name="T2">#</text:span></text:a></text:p>
      <text:p text:style-name="P4"><text:span text:style-name="T1">今天如果美國如果沒有軍事霸權、金融霸權、文化霸權，它還能「長臂管轄」用自己的國內法去玩翻別國的企業嗎？即使犯了國際法，沒有爪牙的美國，還能「美國例外論」嗎？</text:span><text:span text:style-name="T3"><text:line-break/><text:line-break/></text:span><text:span text:style-name="T1">今天一個拳擊手，擂台上遭遇協會自己培養的重點選手，如果沒有擊倒對方，那基本上判決結果就會對自己不利而非常可能輸掉比賽。今天如果沒有徹底擊敗美國，那麼美國藉由玩弄自己的國內法，搞垮別國的企業也只是小意思而已。說到底，還是實力原則。</text:span><text:span text:style-name="T3"><text:line-break/></text:span></text:p>
      <text:p text:style-name="P2"><text:span text:style-name="T1">欧阳阳   |  2020.06.09 12:47   |   </text:span><text:a xlink:type="simple" xlink:href="http://palinfo.habago.org/Entry?Command=Information_PrintForum&amp;iPage=3#FORUM39541"><text:span text:style-name="T2">#</text:span></text:a></text:p>
      <text:p text:style-name="P3"><text:span text:style-name="T1">如果只听绿色政客文人口号，觉得他们好像是想谋求“台湾独立”，这当然不是事实，“台湾独立”只是他们蛊惑民粹，煽动民意，谋取政权的工具，至于真正意义上的独立自主，他们根本就不会在意！</text:span><text:span text:style-name="T3"><text:line-break/><text:line-break/></text:span><text:span text:style-name="T1">刘旭前面说新疆维吾尔人被殖民，想独立，当然也不是事实！</text:span><text:span text:style-name="T3"><text:line-break/><text:line-break/></text:span><text:span text:style-name="T1">把某个点或者某个面错当整体看待，也就是所谓“只见树木，不见森林”，失之毫厘，谬以千里！</text:span><text:span text:style-name="T3"><text:line-break/><text:line-break/></text:span><text:span text:style-name="T1">所谓的民意，是随时间变化而变化的，今天这样，过几个月可能又会那样，个人思想也是类似。</text:span><text:span text:style-name="T3"><text:line-break/><text:line-break/></text:span><text:span text:style-name="T1">像陈真前辈那样，很多哲学家，很多时候是透过现象去看事务的本源，前面有人提到的“美感”大概也是如此，实在看不懂，凭六感去感悟也不失为一种方法，因为“人心向善”，这是人类生存发展的动力。</text:span><text:span text:style-name="T3"><text:line-break/></text:span></text:p>
      <text:p text:style-name="P2"><text:span text:style-name="T1">阿水   |  2020.06.09 12:46   |   </text:span><text:a xlink:type="simple" xlink:href="http://palinfo.habago.org/Entry?Command=Information_PrintForum&amp;iPage=3#FORUM39540"><text:span text:style-name="T2">#</text:span></text:a></text:p>
      <text:p text:style-name="P4"><text:span text:style-name="T1">陽陽兄：</text:span><text:span text:style-name="T3"><text:line-break/><text:line-break/></text:span><text:span text:style-name="T1">不想把陳真兄的大作推到下面去，先只說一點：</text:span><text:span text:style-name="T3"><text:line-break/><text:line-break/></text:span><text:span text:style-name="T1">「有一句话叫做“实践是检验真理的唯一标准”，我举例中共的几次大的“纠错”或者叫“改革”，你说这个不叫「防呆」，应该有一套具体的「防呆」机制才行。」</text:span><text:span text:style-name="T3"><text:line-break/><text:line-break/></text:span><text:span text:style-name="T1">不是「應該」，而是中共早就「具體」了，一再三令五申，也設計了防呆機制，我也在樓下列舉出了一大套。</text:span><text:span text:style-name="T3"><text:line-break/><text:line-break/></text:span><text:span text:style-name="T1">您對「防呆」有自己的定義，請自便，但您為什麼要找我談我定義的「防呆」呢？</text:span><text:span text:style-name="T3"><text:line-break/><text:line-break/></text:span><text:span text:style-name="T1">比如說，我在談上海的火災防制，您卻來跟我說，若要談防制的話，齊齊哈爾的水災防制比較好，上海的水災防治措施沒有什麼用。雖然都是防制設計，但我談的是「火災」，您談的是「水災」。</text:span></text:p>
      <text:p text:style-name="P2"><text:span text:style-name="T1">欧阳阳   |  2020.06.09 12:05   |   </text:span><text:a xlink:type="simple" xlink:href="http://palinfo.habago.org/Entry?Command=Information_PrintForum&amp;iPage=3#FORUM39539"><text:span text:style-name="T2">#</text:span></text:a></text:p>
      <text:p text:style-name="P3"><text:span text:style-name="T1">华为如果不是在中国，早就被美国消灭了，除了华为自身实力雄厚外，国家力量就是它最大的后盾！</text:span></text:p>
      <text:p text:style-name="P2"><text:span text:style-name="T1">欧阳阳   |  2020.06.09 11:58   |   </text:span><text:a xlink:type="simple" xlink:href="http://palinfo.habago.org/Entry?Command=Information_PrintForum&amp;iPage=3#FORUM39538"><text:span text:style-name="T2">#</text:span></text:a></text:p>
      <text:p text:style-name="P4"><text:span text:style-name="T1">阿水，</text:span><text:span text:style-name="T3"><text:line-break/></text:span><text:span text:style-name="T1">对于“广明光电的所有资产等于都被判给美国惠普公司”一案，以你律师的角度会怎么看？</text:span><text:span text:style-name="T3"><text:line-break/></text:span><text:span text:style-name="T1">很多人说美国三权分立，司法独立，很多台湾的律师可能会把美国的司法体制看做是标杆！它所谓的司法独立是相对于其行政系统而言的；但是对于美国背后的势力来说，它充满了独裁，霸道和自以为是，它是以美国国家利益或者某种势力利益为依归的。</text:span><text:span text:style-name="T3"><text:line-break/><text:line-break/></text:span><text:span text:style-name="T1">所以，它用它所谓的法律来依法打中兴，打华为，打台湾企业，以前也打日本企业，法国企业，然而很多人还为美国的法律叫好，说它是依法行事！你看，美国如此打压台湾企业，台湾舆论基本上一篇沉默，政客文人都闭上嘴巴！然后很多人还误认为台湾绿民势力是想谋求所谓“独立”！</text:span><text:span text:style-name="T3"><text:line-break/><text:line-break/></text:span><text:span text:style-name="T1">这大概就是只见树木不见森林的区别！</text:span><text:span text:style-name="T3"><text:line-break/></text:span></text:p>
      <text:p text:style-name="P2"><text:span text:style-name="T1">阿水   |  2020.06.09 11:33   |   </text:span><text:a xlink:type="simple" xlink:href="http://palinfo.habago.org/Entry?Command=Information_PrintForum&amp;iPage=3#FORUM39537"><text:span text:style-name="T2">#</text:span></text:a></text:p>
      <text:p text:style-name="P3"><text:span text:style-name="T1">哈哈，豐遠兄，就是我自認為美感與貴版多數的網友一致，才會在貴版長期潛水，最近又冒出水面囉哩叭唆，如果在別的不符合我美感的論壇，我不會浪費時間，連一句話也不想說。</text:span><text:span text:style-name="T3"><text:line-break/><text:line-break/></text:span><text:span text:style-name="T1">大陸的法治對我來說是一個謎，我也不會拿台灣或西方的法治來跟大陸的法治評比優劣，因為謎題還沒有解開之前，無法評比。但我也不會單純就大陸的法治現況去否定大陸的整體表現。這是我論理所把持的原則。以我就像一個好奇寶寶，在本版遇到觀察力的比較敏銳，也能有條有理說出個所以然的大陸同胞，會抓著請教我想瞭解的大陸法治現況。</text:span><text:span text:style-name="T3"><text:line-break/><text:line-break/></text:span><text:span text:style-name="T1">我也強調我有「見樹不見林」的毛病，各位對大陸整體林相的美好良善，我從沒有直接反對。先前說對內「必要的霸道」也是相當程度的肯定。</text:span><text:span text:style-name="T3"><text:line-break/><text:line-break/></text:span><text:span text:style-name="T1">我對自己「見樹」的能力還算頗有自信，但對陳真兄先前所提「杯子」的問題，我自認功夫還不到。佛法是靠親證的，理路與陳真兄的哲學系統應該不一樣（亂猜的），可是我把陳真兄的模式歸類為一門修行方法。因為佛法有一句「言語道斷，心行處滅」的境界，而陳真兄在言語及心行方面摸索到極致，或許就會親證「言語道斷，心行處滅」的境界，所以我會潛水偷看陳真兄的哲學思想。畢竟站在明白人的肩膀上，會方向正確，也比較輕鬆。</text:span><text:span text:style-name="T3"><text:line-break/><text:line-break/></text:span><text:span text:style-name="T1">李文亮醫師一案在本版已經定案，但因為我對大陸法治的「好奇」，才會想再從法治面向拿出來談。但請放心，我不是要翻案，只是想透過個案的研究，來探討大陸的法治現況，尤其陳真兄直言大陸法治的可預測性比較高，所以透過個案也可以比較瞭解通案。談法治也是可以靠個人的經驗去發想去議論，但是不要忘記，一個個有血有肉大陸同胞，包括我將來的命運，都在這套法治系統之下，從這一點去看，應該不算幼稚吧？</text:span></text:p>
      <text:p text:style-name="P2"><text:span text:style-name="T1">陳真   |  2020.06.09 11:02   |   </text:span><text:a xlink:type="simple" xlink:href="http://palinfo.habago.org/Entry?Command=Information_PrintForum&amp;iPage=3#FORUM39536"><text:span text:style-name="T2">#</text:span></text:a></text:p>
      <text:p text:style-name="P4"><text:span text:style-name="T1">卡韓政變(247)：人心向善</text:span><text:span text:style-name="T3"><text:line-break/><text:line-break/></text:span><text:span text:style-name="T1">陳真</text:span><text:span text:style-name="T3"><text:line-break/><text:line-break/></text:span><text:span text:style-name="T1">2020. 06. 09.</text:span><text:span text:style-name="T3"><text:line-break/><text:line-break/><text:line-break/></text:span><text:span text:style-name="T1">這幾天，很多原本不知道我的「真面目」的同事或朋友，這下突然發現我的存在。原因是他們從各種不同管道收到一篇「紀念許崑源議長」的文章，發現竟然是我寫的，非常訝異，原來我會寫字、會說話。</text:span><text:span text:style-name="T3"><text:line-break/><text:line-break/></text:span><text:span text:style-name="T1">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span><text:span text:style-name="T3"><text:line-break/><text:line-break/></text:span><text:span text:style-name="T1">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span><text:span text:style-name="T3"><text:line-break/><text:line-break/></text:span><text:span text:style-name="T1">我看到一些人在揭許崑源早年的底，說他曾是流氓、黑道。某些傳言也許是真的，但在政治上有一件事很明確，那就是「白道的白天，比黑道的黑夜還要黑」。  </text:span><text:span text:style-name="T3"><text:line-break/><text:line-break/></text:span><text:span text:style-name="T1">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span><text:span text:style-name="T3"><text:line-break/><text:line-break/></text:span><text:span text:style-name="T1">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text:p text:style-name="P2"><text:span text:style-name="T1">力民   |  2020.06.09 10:43   |   </text:span><text:a xlink:type="simple" xlink:href="http://palinfo.habago.org/Entry?Command=Information_PrintForum&amp;iPage=3#FORUM39535"><text:span text:style-name="T2">#</text:span></text:a></text:p>
      <text:p text:style-name="P6"><text:span text:style-name="T6">忘了附上文章來源</text:span><text:span text:style-name="T7"><text:line-break/></text:span><text:a xlink:type="simple" xlink:href="https://www.facebook.com/519254758139571/posts/2653713854693640/?d=n"><text:span text:style-name="T8">https://www.facebook.com/519254758139571/posts/2653713854693640/?d=n</text:span></text:a></text:p>
      <text:p text:style-name="P2"><text:span text:style-name="T1">力民   |  2020.06.09 10:41   |   </text:span><text:a xlink:type="simple" xlink:href="http://palinfo.habago.org/Entry?Command=Information_PrintForum&amp;iPage=3#FORUM39534"><text:span text:style-name="T2">#</text:span></text:a></text:p>
      <text:p text:style-name="P4"><text:span text:style-name="T1">關於語言消亡的問題我想分享一篇文章</text:span><text:span text:style-name="T3"><text:line-break/></text:span><text:span text:style-name="T1">另外就我所知，對岸在新疆或西藏都還是不乏當地語言的電視頻道，也沒有被官方禁止使用，維吾爾族語更是自治區中的官方語言，所謂語言消亡到底是什麼原因可能得好好檢討，是不是真的得花費資源強制年輕人必修？我個人是如同下面文章主張一樣很反對這種強制性的事情。</text:span><text:span text:style-name="T3"><text:line-break/><text:line-break/></text:span><text:span text:style-name="T1">==</text:span><text:span text:style-name="T3"><text:line-break/></text:span><text:span text:style-name="T1">關於母語討論的補充：</text:span><text:span text:style-name="T3"><text:line-break/><text:line-break/></text:span><text:span text:style-name="T1">1. 許多討論者對經濟學「競爭」的概念很糟糕，以為有國民政府強推「國語運動」就會發生語言的不公平競爭，弱勢語言就必然消失。</text:span><text:span text:style-name="T3"><text:line-break/><text:line-break/></text:span><text:span text:style-name="T1">此論點完全無法解釋中國從清朝後期以來就努力推行以北京方言為基礎的國語運動，直到今日即便多數人都能使用普通話，但各地方言依然始終存在的現象。</text:span><text:span text:style-name="T3"><text:line-break/><text:line-break/></text:span><text:span text:style-name="T1">也無法解釋日據時期同樣推行國語運動下，台灣人多數還是能使用台語或客語。</text:span><text:span text:style-name="T3"><text:line-break/><text:line-break/></text:span><text:span text:style-name="T1">甚至也無力解釋法國、德國、美國都有類似的國語運動，但方言始終存在。</text:span><text:span text:style-name="T3"><text:line-break/><text:line-break/></text:span><text:span text:style-name="T1">因為這些論者錯誤的以為：「語言有獨佔性」，一個人學了A語言就不會說B語言。可事實上一個人、家庭甚至社區同時存在使用多種語言才是真實世界存在的現象。</text:span><text:span text:style-name="T3"><text:line-break/><text:line-break/></text:span><text:span text:style-name="T1">這會回到我昨日文章最重要的第一點：網路效應（network effect），當語言的網路效應夠大時，會吸引更多人學習使用，也會大幅降低學習者單位學習成本。這也是說，有網路效應的語言沒那麼容易被消滅。</text:span><text:span text:style-name="T3"><text:line-break/><text:line-break/></text:span><text:span text:style-name="T1">如此方能解釋上述我舉出的現象 -- 一個有網路效應的語言，傾政府之力也無能消滅之；一個失去網路效應的語言（例如許多美國原住民語），傾政府之力也無能保存之。</text:span><text:span text:style-name="T3"><text:line-break/><text:line-break/></text:span><text:span text:style-name="T1">網友鄒兄所舉的「清朝滿語為官方語言」更是絕佳例子，因為到清末時，北京真正能熟稔滿語的人已經很少，即便這明明是官方語言。所以別說「阿其那、賽斯黑」這兩個雍正皇帝指罵兄弟的用語真意為何意見分歧，甚至連「他似蜜」「薩其馬」這些滿族料理名稱的真義為何都有得吵。</text:span><text:span text:style-name="T3"><text:line-break/><text:line-break/></text:span><text:span text:style-name="T1">因此，先不提南洋新加坡、馬來西亞仍有許多華人使用閩南語，光是福建就尚有千萬人仍在使用閩南語。因此我一點也不認為身為閩南語變種的台語有啥消失的恐懼或急迫保存的必要。</text:span><text:span text:style-name="T3"><text:line-break/><text:line-break/></text:span><text:span text:style-name="T1">2. 母語本就是模糊不清的概念。自由權利是「免於限制」而非「政府補助」</text:span><text:span text:style-name="T3"><text:line-break/><text:line-break/></text:span><text:span text:style-name="T1">我的奶奶是荷蘭人，荷蘭語可算是我們家的母語，試問台灣哪所中小學有能力提供荷蘭語課程？</text:span><text:span text:style-name="T3"><text:line-break/><text:line-break/></text:span><text:span text:style-name="T1">我內人的母語是廣東話，我倆小孩要在台灣公立中小學要求學廣東話母語，試問師資夠格嗎？</text:span><text:span text:style-name="T3"><text:line-break/><text:line-break/></text:span><text:span text:style-name="T1">這也回到昨日文章我談到：長輩希望晚輩學好國語，才不是因為要上大學，而是因為未來效益最大、當下或未來溝通成本最低。這是正常的理性經濟分析判斷，連我不識一字的外婆都懂，反而那些自以為讀過很多書（其實多半讀得少也讀得爛）的覺青不切實際的母語保護主張根本是反智的愚蠢。</text:span><text:span text:style-name="T3"><text:line-break/><text:line-break/></text:span><text:span text:style-name="T1">我奶奶就幾乎不跟我說荷蘭語，而是說她會的台語。因為溝通成本最低。若我奶奶失心瘋堅持只說母語，恐怕在台灣連上市場買東西都有困難。</text:span><text:span text:style-name="T3"><text:line-break/><text:line-break/></text:span><text:span text:style-name="T1">許多談論台灣國語方言問題者，都硬要扯1970年代以前的「限制方言政策」。</text:span><text:span text:style-name="T3"><text:line-break/><text:line-break/></text:span><text:span text:style-name="T1">一者，以今非古本身是我認為大有問題的心態。更枉論當年政府並未「限制所有場合使用方言」，而是「限制特定場合或媒體使用方言」，此二者存在巨大差異，也方能解釋為何我在菜市場長大七歲以前只會說台語。</text:span><text:span text:style-name="T3"><text:line-break/><text:line-break/></text:span><text:span text:style-name="T1">二者，當年被限制的方言不僅只有台語。</text:span><text:span text:style-name="T3"><text:line-break/><text:line-break/></text:span><text:span text:style-name="T1">三者，當年的限制如今已不存在，則回到第1點，千萬人以上使用的閩南語，市場競爭下我不認為有消失的危機。這也帶到下一點：</text:span><text:span text:style-name="T3"><text:line-break/><text:line-break/></text:span><text:span text:style-name="T1">四者，自由權在憲法學理上是「排除政府干預」的權利，而非「要求政府補助」的權利。</text:span><text:span text:style-name="T3"><text:line-break/><text:line-break/></text:span><text:span text:style-name="T1">這點偏偏是多數母語教育支持者最常偷偷代換的概念！</text:span><text:span text:style-name="T3"><text:line-break/><text:line-break/></text:span><text:span text:style-name="T1">你要保存母語，ok，麻煩用你自己的身家財產去努力，而不是要求我這種不認同的人要出錢給你去搞。</text:span><text:span text:style-name="T3"><text:line-break/><text:line-break/></text:span><text:span text:style-name="T1">在我看來，就是資源浪費與錯置。</text:span><text:span text:style-name="T3"><text:line-break/><text:line-break/></text:span><text:span text:style-name="T1">事實上我們都知道，台灣一堆講文化保存、環保、綠能、人權...的一堆團體，都代換了上述概念嘗試尋租騙政府補助。</text:span><text:span text:style-name="T3"><text:line-break/><text:line-break/></text:span><text:span text:style-name="T1">好笑的是在所謂的自由民主制度下，我竟然要為我反對的項目納稅出資，這又是另外一個我們談過許多次的法律經濟分析問題了 -- 沒有權利明確界定且禁止立法侵害的民主制度，比獨裁還糟糕，這是Coase Theorem的高階應用。</text:span></text:p>
      <text:p text:style-name="P2"><text:span text:style-name="T1">許世勤   |  2020.06.09 09:39   |   </text:span><text:a xlink:type="simple" xlink:href="http://palinfo.habago.org/Entry?Command=Information_PrintForum&amp;iPage=3#FORUM39533"><text:span text:style-name="T2">#</text:span></text:a></text:p>
      <text:p text:style-name="P3"><text:span text:style-name="T1">阿水律師提到「台灣的法律人接不接受是「看心情」，沒有是非的。」這個我身邊倒是有不少例子。</text:span><text:span text:style-name="T3"><text:line-break/><text:line-break/></text:span><text:span text:style-name="T1">我身邊好幾個律師，我妹妹的老公、女朋友的姊姊、姊夫、妹妹，不是台大法律就是東吳法律，台灣法律人的搖籃。以詐騙集團移送大陸為例好了，他們對相關事件的法律解釋，基本上就是跟著政府的一套說詞在游走。只要政府有需要，他們隨時可以展現「彈性」(自由心證？)，搬出法條、判例(經常有模糊空間)來支持政府的特定需求。當然，風向變的時候，他們的解釋又截然不同了。看來，法律隨時為政治服務。</text:span><text:span text:style-name="T3"><text:line-break/><text:line-break/></text:span><text:span text:style-name="T1">利用AI來對法律事務進行裁量，看來是行不通的。畢竟透過演算法，只能對相對「單純」的資料進行輸出。法律事務經常隨著社會風向或縮減或擴增，變化太大了。而且，演算法也得透過「人為」寫入，假如今天錢花比較多的，給你用一套演算法來裁量，沒錢的就用另外一套，搞到最後還是「有錢判生，沒錢判死」。說到底，什麼才是「公平」與「正義」呢？</text:span></text:p>
      <text:p text:style-name="P2"><text:span text:style-name="T1">欧阳阳   |  2020.06.09 09:20   |   </text:span><text:a xlink:type="simple" xlink:href="http://palinfo.habago.org/Entry?Command=Information_PrintForum&amp;iPage=4#FORUM39532"><text:span text:style-name="T2">#</text:span></text:a></text:p>
      <text:p text:style-name="P3"><text:span text:style-name="T1">广明光电的所有资产等于都被判给美国惠普公司，而广明甚至与惠普没有直接的业务再来哩。</text:span><text:span text:style-name="T3"><text:line-break/><text:line-break/><text:line-break/></text:span><text:span text:style-name="T1">风评：形同“绞</text:span><text:span text:style-name="T5">杀</text:span><text:span text:style-name="T1">”广明，台商警惕美国“司法风险”</text:span><text:span text:style-name="T3"><text:line-break/></text:span><text:span text:style-name="T1">链接：</text:span><text:a xlink:type="simple" xlink:href="https://www.storm.mg/article/2740923"><text:span text:style-name="T4">https://www.storm.mg/article/2740923</text:span></text:a><text:span text:style-name="T3"><text:line-break/><text:line-break/></text:span><text:span text:style-name="T1">何人看到这个案子的判决，都会傻眼到目瞪口呆、不知如何评价：广明光电的所有资产等于都被判给美国惠普公司，而广明甚至与惠普没有直接的业务再来哩。台湾企业对美国司法的陌生而吃大亏，广明案是再一次提供一个血淋淋的案例。</text:span><text:span text:style-name="T3"><text:line-break/><text:line-break/></text:span><text:span text:style-name="T1">针对惠普与广明光电的诉讼案，日前美国联邦法院近日裁定，惠普将可取得并保留广明现有的资产，包含现金、工厂和专利权等，以用来支付于先前赔偿 4.39 亿美元的反托拉斯判决。广明总经理何世池出面说明还语带哽咽，因为此判决形同判这家厂商“极刑”，广明说不排除上诉到最高法院，但衡诸实际情况，翻案机会几稀。</text:span><text:span text:style-name="T3"><text:line-break/><text:line-break/></text:span><text:span text:style-name="T1">惠普与广明的此诉讼案其实也算是经年老案，2003年时惠普就提出，而且被惠普控诉“垄断市场及价格操控”的厂商，不仅广明一家，而是有一拖拉库的亚洲厂商，包括SONY、东芝、日立、乐金、松下、NEC、三星等多家家光碟机厂商，都在名单上，广明算是最小咖的厂商。不同的是，其它品牌厂商都走和解路、乖乖缴纳“保护费”了事，走诉讼之路的代工厂广明反而是结局最惨烈。</text:span><text:span text:style-name="T3"><text:line-break/><text:line-break/></text:span><text:span text:style-name="T1">这个案子当然会让业界又想到十多年前的友达案，友达也是被美国司法部提起联合垄断操控价格的诉讼，而且美国针对的台、日、韩面板厂商多达10家，结果只有友达认为自己无罪，决定走诉讼之路打到底，结果也是相当惨烈，高管到美国坐牢、赔偿一百多亿元；其它厂商则都认罪和解赔偿，最“聪明与机伶”的韩国三星还转为污点证人，“死道友不是死贫道”。</text:span><text:span text:style-name="T3"><text:line-break/><text:line-break/></text:span><text:span text:style-name="T1">大部份人都对美国的司法体系相当有信心，认为其不受政治左右，也不会是一个“有钱判生无钱判死”的司法体系；但美国反垄断的传统、对消费者权益的高度关注等，企业在美经营，大部份时候都没事也罢，一旦有事，美国裁罚之重举世少见。因此如果厂商对美国司法的游戏规则、甚至“潜规则”毫无了解，纯粹拿国内经验推而广之，吃亏败诉、失血到近休克的机会当然大，更别提美国司法体系隐讳但存在对国外企业的“负面”，也可能影响着判决。</text:span><text:span text:style-name="T3"><text:line-break/><text:line-break/></text:span><text:span text:style-name="T1">例如广明案，以国内观点看，怎么样都不能理解此判决；一来广明是一家代工厂，与惠普并无直接再来，代工厂那来定价权？最后却变成惠普求偿的苦主，让人意外；二来广明在刑事部份的司法判决已被认定未参与不公平竞争（即指操控价格），依照国内的逻辑，如此情况当然不可能在民事赔偿上输，结果美国法院还是判广明要赔偿。</text:span><text:span text:style-name="T3"><text:line-break/><text:line-break/></text:span><text:span text:style-name="T1">最后则是赔偿价格近乎自由心证，广明“这辈子”赚的钱还又没有赔偿金多哩，更何况其代工产品最后销售给惠普的比例也低，法院把赔偿金额极大化，相当费解。</text:span><text:span text:style-name="T3"><text:line-break/><text:line-break/></text:span><text:span text:style-name="T1">4年前兆丰纽约分行因洗钱通报程序问题被监理单位重罚台币57亿，曾震撼全台，虽然当时全台政客与媒体把洗钱吵得震天响，但其实这个处罚与兆丰是否涉及洗钱毫无关系，真正的原因只是兆丰纽约分行违反监理单位对洗钱通报的程序要求，而兆丰的法遵人员还为此杠上监理单位。这个案例同样显示台湾企业对美国法令与司法的“状况外”。</text:span><text:span text:style-name="T3"><text:line-break/><text:line-break/></text:span><text:span text:style-name="T1">兆丰案发生时，因为属于行政监理单位的裁罚，台美之间的金融监理单位亦有长期的往来，因此国内央行及当时的总裁彭淮南，都曾透过管道与美方沟通，避免兆丰再受裁罚；但广明案与友达案相同，都是法院判决，台湾政府能着力处确实有限。不过，国内企业在外受委屈，政府“当没事”似乎也不宜，更何况现在是政府宣传“台美关系最佳时刻”，政府是该思考如何协助厂商。</text:span><text:span text:style-name="T3"><text:line-break/><text:line-break/></text:span><text:span text:style-name="T1">至于企业厂商，先后看过友达、兆丰、广明等台商在美国遭遇的“骇人司法经验”，摆在后头的还有联电的案子；当年兆丰案发生后，国内好几家银行庆幸兆丰“先缴交学费”作为国内银行的借镜之余，也立即裁撤“获利效益低但司法风险高”的美国分行；但不少企业不可能离开美国市场，因此也只能多充实对美国司法的了解、更要多加警惕在美国可能碰到的“司法风险”。</text:span><text:span text:style-name="T3"><text:line-break/><text:line-break/></text:span><text:span text:style-name="T1">因为类似碰到这种“奇特”的判决，如果是在中国，一定能得到政府与广大网民出征与支持，但是来自老大哥美国的司法体系的判决，广明就是欲哭无泪，也不会有政府与网民“协助出征”，只能自己吞苦果。</text:span></text:p>
      <text:p text:style-name="P2"><text:span text:style-name="T1">欧阳阳   |  2020.06.09 09:00   |   </text:span><text:a xlink:type="simple" xlink:href="http://palinfo.habago.org/Entry?Command=Information_PrintForum&amp;iPage=4#FORUM39531"><text:span text:style-name="T2">#</text:span></text:a></text:p>
      <text:p text:style-name="P4"><text:span text:style-name="T1">阿水，</text:span><text:span text:style-name="T3"><text:line-break/><text:line-break/></text:span><text:span text:style-name="T1">前面的说法可能也不准确，助纣为虐的不是法律本身，而是法律后面的人（某些法官，某些律师，有些立法者....）, 一切机制其实都可以归结到后面主导运作的人，所以，我前面说了，中国大陆的体制与西方现有体制，除一个多党全民选举制与一党民主集中制的区别，其它没有本质区别。</text:span><text:span text:style-name="T3"><text:line-break/><text:line-break/></text:span><text:span text:style-name="T1">多党全民选举制需要解决的一个核心问题就是：如何解决“多数人的愚蠢”或者“多数人的暴力”问题，当然了，这里的“多数人”很多时候是被少数人蛊惑利用，但是归根到底还是“多数人的愚蠢”问题，比如这次韩国瑜的罢免事件。</text:span><text:span text:style-name="T3"><text:line-break/><text:line-break/></text:span><text:span text:style-name="T1">一党民主集中需要面对的核心问题是：如何解决“少数人的愚蠢”或者“少数人的暴力”问题。</text:span><text:span text:style-name="T3"><text:line-break/><text:line-break/><text:line-break/></text:span></text:p>
      <text:p text:style-name="P2"><text:span text:style-name="T1">鄭豐遠   |  2020.06.09 08:49   |   </text:span><text:a xlink:type="simple" xlink:href="http://palinfo.habago.org/Entry?Command=Information_PrintForum&amp;iPage=4#FORUM39530"><text:span text:style-name="T2">#</text:span></text:a></text:p>
      <text:p text:style-name="P3"><text:span text:style-name="T1">我們的室友是一對夫妻，來自巴西，十五年前移民澳洲。女生說，她從從小到大從任何報紙或電視媒體上所看到有關中國的報導，100% 都是負面的，以致於人們心中對中國早有負面定見。我很好奇，問她說比如哪些負面印象? 她說比如人們一想到中國，就會想到那些中國製造的低價劣質產品。我說然後呢? 她說所以低價劣質產品就是人們對中國的負面印象。</text:span><text:span text:style-name="T3"><text:line-break/><text:line-break/></text:span><text:span text:style-name="T1">我聽了很無言，感覺說了等於沒說，因為指出某個細節並無意義，而且一推三千里，重點是推向何處你其實心裡事先就決定好了，更要命的是你這三千里外的終點往往是帶有道德判斷色彩的。任何人這麼一推，哪怕只是短短一句話，其實你就知道講道理是無用的，因為這樣一種思考路徑裡根本不具有思考成份，帶有的只有一種類似宗教意志的，善惡判準的堅定心理，簡單說就是腦殘。</text:span><text:span text:style-name="T3"><text:line-break/><text:line-break/></text:span><text:span text:style-name="T1">今天我若不是華人，中文造脂滑不溜丟，恐怕也很難成為一個例外。出國後我經常想的一件事就是，為什麼我對中國的理解和評價與一般人差異這麼大? 為什麼我看起來像是為數不多的例外? 於此我是有許多想法的，但簡單講有兩點，一是常識，二是審美能力，而且後者更為重要，沒有第二點，第一點也毫無用處。</text:span><text:span text:style-name="T3"><text:line-break/><text:line-break/></text:span><text:span text:style-name="T1">一個人對特定事物也許不需要知道很多細節，但具備基本常識才足以形成某種理解框架，進而得出判斷的依準，否則當你對一件事物近乎無知，卻又有很強烈的態度，那你得問一下你自己的這種態度是不是真的 make sense。室友夫妻見我天天彈琴，顯然音樂於我生活佔一席之地，和我說他們也一直都很熱愛音樂，老公當過 DJ (一種音樂相關工作，但我不知道具體內容)，買過高級的電子鋼琴鍵盤和混音設備，老婆則說自己靈魂深處和笛子和鼓有著強烈連結。夫妻二人對各種音樂類型有著很強烈的價值評價，什麼是好音樂，什麼是爛音樂，往往說得堅定不移。</text:span><text:span text:style-name="T3"><text:line-break/><text:line-break/></text:span><text:span text:style-name="T1">一開始我以為找到知音了，人家說巴西人都很有音樂天份原來是真的。多聊幾次下來後萬萬沒想到，對方不但連 Do Re Mi 是什麼都不曉得，唱起歌來五音不全，毫無一絲音感，連打拍子都不會，更不用說看譜、彈琴了，而且一首曲子和另一首曲子往往會當成同一首，沒有絲毫聲音的鑑別能力。簡單說就是對音樂完完完全全全一無所知，連我五歲乾女兒的音樂水平都遠遠不如。坦白說我真的有點驚呆了，久久不能自己。我拿好朋友作例子全無惡意，誠然任何人都可以欣賞音樂並發表個人意見，但如果一個人連最最基本的音感和常識都沒有，卻對各種音樂作品品頭論足，定其良莠，那不是很奇怪嗎?</text:span><text:span text:style-name="T3"><text:line-break/><text:line-break/></text:span><text:span text:style-name="T1">於是我立刻明白和朋友沒法討論音樂，只能教，從最最基本的教起，教你怎麼打拍子，怎麼唱Do Re Mi。上了幾堂課，至今成效有限。</text:span><text:span text:style-name="T3"><text:line-break/><text:line-break/></text:span><text:span text:style-name="T1">我不知道這是不是一個好的例子，但我要說的是，像語言或音樂能力這種騙不了人的東西，一個人究竟懂多少，他的各種意見值得多少關注是一目瞭然的。其他的領域卻不是這樣，很容易唬爛，胡說八道的空間很大，卻不容易識破或對其指正。</text:span><text:span text:style-name="T3"><text:line-break/><text:line-break/></text:span><text:span text:style-name="T1">不過，光有常識或知識其實還是沒有用的，如果沒有一種”審美”眼光，你所知悉的一切其實都是有害的，只會為你亂推一通，一推三千里，然後形成一種古怪的偏見。簡單說往哪裡推需要的也許是一點常識或理性，至於你所想像的終點究竟是何種風景，那就需要一點美感了。比如我的兩位室友都是堅定的”天然的最好”信徒，過去是純素食者，凡吃的一定要有機的 (最好是生的)，不看醫生不吃藥不抽煙不喝酒不燙頭，每天早睡早起做運動。這麼養生立意當然很好，但他們一推三千里，堅定地反對疫苗接種，堅信疾病及疫苗是一場巨大陰謀，堅信比爾蓋茲是惡魔。我看他們好像連新冠肺炎是否真的存在都有點懷疑。我的朋友都是好人，但這些話題我是碰都不敢碰的，因為我知道這種類似宗教信念的偏執是凌駕一切理性之上的，智能或溝通在這裡會遇到一道厚牆，起不了作用的。一個人唯有當他真的因為自己的偏執吃到了苦頭，才會對自己所相信的事物做出修正。</text:span><text:span text:style-name="T3"><text:line-break/><text:line-break/></text:span><text:span text:style-name="T1">當然我並不是說自己就很厲害，能逃脫這類腦殘症狀，我並不是一個例外。我是生物化學本科出身，理當對自然科學比多數人有多一點理解，十幾年前一場連續幾個月的大病，奄奄一息，差點要出人命，被一個老中醫神奇地治好，於是我對中醫可說是佩服得五體投地，一度認為中醫無所不能，西醫則都是無用之物，全是醫藥產業的賺錢陰謀，於是一段時間相當”反西醫”。不過幾年後我就覺醒了，現在回頭看只能當笑話一場。</text:span><text:span text:style-name="T3"><text:line-break/><text:line-break/></text:span><text:span text:style-name="T1">這類反智反動，基於個人有限經驗一推三千里，推完定美醜的腦殘現象通常是一種年輕病吧我想，當你年紀愈大，所知愈多，生命的跌宕起伏似乎就會緩解掉一些症狀，當然也不全是如此。</text:span><text:span text:style-name="T3"><text:line-break/><text:line-break/></text:span><text:span text:style-name="T1">當我愈瞭解中國的發展歷程，愈瞭解其對內對外的種種政策與舉措，我就愈是佩服，愈堅定相信其良善與造福人類的可能性，要說王道倒不一定，王道聽起來似乎是通行無阻，邪魔歪道無能攖其鋒似的，實際上中國卻是履步為艱，遍體鱗傷。只能說這樣一種善道之所以存在，足以證明天下烏鴉沒有一般黑，文明或國家這些東西不全是必然的邪惡或殘暴，人類未來不全是必然無望。</text:span><text:span text:style-name="T3"><text:line-break/><text:line-break/></text:span><text:span text:style-name="T1">至於別人會不會這樣看事情，這樣欣賞中國或中華文化，那是別人的事了。我經常聽巴哈或韋瓦第，非常著迷，因為太美了，美到開車時經常因為分心而出現險象，但我不會去說服別人要和我一樣欣賞它們。事實上有多少人會認為巴哈、莫札特和韋瓦第比市面上那些流行樂或搖滾樂好聽，甚至為其痴迷? 作為一個例外雖然孤獨，但多少也是一種安慰，因為這種例外恰恰證明了人事物的價值，古往今來無不如此。</text:span></text:p>
      <text:p text:style-name="P2"><text:span text:style-name="T1">欧阳阳   |  2020.06.09 07:57   |   </text:span><text:a xlink:type="simple" xlink:href="http://palinfo.habago.org/Entry?Command=Information_PrintForum&amp;iPage=4#FORUM39529"><text:span text:style-name="T2">#</text:span></text:a></text:p>
      <text:p text:style-name="P4"><text:span text:style-name="T1">阿水，</text:span><text:span text:style-name="T3"><text:line-break/><text:line-break/></text:span><text:span text:style-name="T1">你可能是处于职业本能，很喜欢去抓语言文字漏洞， 我把「防呆」叫做「糾錯」，当然不需要查什么资料，我以前没有听说过「防呆」这个名词，这大陆这边应该属于生僻字了，所以我很自然地根据我理解的意思把它翻译成「糾錯」。</text:span><text:span text:style-name="T3"><text:line-break/><text:line-break/></text:span><text:span text:style-name="T1">有一句话叫做“实践是检验真理的唯一标准”，我举例中共的几次大的“纠错”或者叫“改革”，你说这个不叫「防呆」，应该有一套具体的「防呆」机制才行。</text:span><text:span text:style-name="T3"><text:line-break/></text:span><text:span text:style-name="T1">我想说的是，如果真有这样一种能有效运转的「防呆」机制，我当然举双手赞成；但是，我前面也说过了，你心中的这种机制从目前的历史实践来看，无论是西方宪政体制国家，还是中国，都只是一种“乌托邦”。</text:span><text:span text:style-name="T3"><text:line-break/></text:span><text:span text:style-name="T1">就好比，中国大陆50前做的分配制度改革，分田分地，消灭剥削，要共同富裕，看上去很美，只是有点“乌托邦”，不能解决实际问题。</text:span><text:span text:style-name="T3"><text:line-break/><text:line-break/></text:span><text:span text:style-name="T1">简而言之就是，你心目中那种类似工业生产中能够纠正一些错误的机制，到目前为止是不存在，如果真的存在，我支持全世界都引入。</text:span><text:span text:style-name="T3"><text:line-break/><text:line-break/></text:span><text:span text:style-name="T1">就第一点，我想说的是，其实前面也已经说了，“法律是现阶段社会治理必不可少的工具，但是它不是万能的，它有统治者根据需要而设立，也根据需要去解释，它不是万能的，有时候会犯错，甚至助纣为虐”，你是律师，我说法律有时候会助纣为虐，你可能从心理很难接受，但事实就是如此不是吗？法律本身也有很宽泛的解释范围，不然就不需要律师了，不是吗？</text:span><text:span text:style-name="T3"><text:line-break/><text:line-break/></text:span><text:span text:style-name="T1">全世界如此，中国大陆当然也不会例外，不同法官在不同的场景下会有很宽泛的独裁解释权，这个时候就需要道德！ 美国当然也是这样，就拿最近的黑人事件，如果没有这次游行事件，那位白人警察很可能会大事化小，小事化了，最终无罪。但是经过这么一闹，可能就会面临很严重的刑事处罚。</text:span><text:span text:style-name="T3"><text:line-break/></text:span></text:p>
      <text:p text:style-name="P2"><text:span text:style-name="T1">阿水   |  2020.06.09 07:46   |   </text:span><text:a xlink:type="simple" xlink:href="http://palinfo.habago.org/Entry?Command=Information_PrintForum&amp;iPage=4#FORUM39528"><text:span text:style-name="T2">#</text:span></text:a></text:p>
      <text:p text:style-name="P3"><text:span text:style-name="T1">不好意思，上一篇沒有仔細檢查，有錯漏字並補充修改如下，以免誤會：</text:span><text:span text:style-name="T3"><text:line-break/><text:line-break/></text:span><text:span text:style-name="T1">我懂小魚兄所謂「台灣法律人比較難接受」的意思，是因為台灣法律人的所學所知，會與大陸現行的法治不符，會格格不入，所以比較難接受。我在回應時則是從台灣法律人的其言其行來檢視，台灣的法律人真的比較難接受嗎？</text:span><text:span text:style-name="T3"><text:line-break/><text:line-break/></text:span><text:span text:style-name="T1">您提到的美麗島的那些辯護律師也是台灣法律人，他們在美麗島大審之前是不是活得好好的沒有被抓過？這是當時的事實，這點我們的認知沒有不同。</text:span><text:span text:style-name="T3"><text:line-break/><text:line-break/></text:span><text:span text:style-name="T1">然後我在回應中提到，現在多數的台灣法律人對綠營執政毀敗民主憲政的惡行，不也接受得很好嗎？</text:span><text:span text:style-name="T3"><text:line-break/><text:line-break/></text:span><text:span text:style-name="T1">結論是：台灣的法律人接不接受是「看心情」，沒有是非的。</text:span><text:span text:style-name="T3"><text:line-break/><text:line-break/></text:span><text:span text:style-name="T1">其實，我們講的都一樣。</text:span><text:span text:style-name="T3"><text:line-break/></text:span></text:p>
      <text:p text:style-name="P2"><text:span text:style-name="T1">阿水   |  2020.06.09 07:32   |   </text:span><text:a xlink:type="simple" xlink:href="http://palinfo.habago.org/Entry?Command=Information_PrintForum&amp;iPage=4#FORUM39527"><text:span text:style-name="T2">#</text:span></text:a></text:p>
      <text:p text:style-name="P4"><text:span text:style-name="T1">嗯，陳真兄，留言版麻煩的是不像論壇，在一個樓主的開欄之下，針對樓主的議提討論，這樣就一目了然，不像留言板，您單看一篇回應的留言，您會不知所云。</text:span><text:span text:style-name="T3"><text:line-break/><text:line-break/></text:span><text:span text:style-name="T1">小魚兄先前說：「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span text:style-name="T3"><text:line-break/><text:line-break/></text:span><text:span text:style-name="T1">我懂小魚兄所謂「台灣法律人比較難接受」的意思，是因為台灣法律人的所學所知，會與大陸現行的法治不符，所以比較難接受。我在回應時則是從台灣法律的其言其行來檢視，台灣的法律人真的比較難接受嗎？</text:span><text:span text:style-name="T3"><text:line-break/><text:line-break/></text:span><text:span text:style-name="T1">您提到的美麗島的那些辯護律師也是台灣法律人，他們在當時是不是活得好好的沒有被抓過？這是當時的事實，這點我們的認知沒有不同。</text:span><text:span text:style-name="T3"><text:line-break/><text:line-break/></text:span><text:span text:style-name="T1">然後我在回應中提到，現在多數的台灣法律人對綠營執政毀敗民主憲政的惡行，不也接受得很好嗎？</text:span><text:span text:style-name="T3"><text:line-break/><text:line-break/></text:span><text:span text:style-name="T1">結論是：台灣的法律人接不接受是「看心情」，沒有是非的。</text:span><text:span text:style-name="T3"><text:line-break/><text:line-break/></text:span><text:span text:style-name="T1">其實，我們講的都一樣。</text:span><text:span text:style-name="T3"><text:line-break/><text:line-break/></text:span></text:p>
      <text:p text:style-name="P2"><text:span text:style-name="T1">陳真   |  2020.06.09 02:01   |   </text:span><text:a xlink:type="simple" xlink:href="http://palinfo.habago.org/Entry?Command=Information_PrintForum&amp;iPage=4#FORUM39525"><text:span text:style-name="T2">#</text:span></text:a></text:p>
      <text:p text:style-name="P3"><text:span text:style-name="T1">我可以插點嘴，說點實話嗎？現在究竟是在爭論或討論什麼，實難理解。特別是阿水律師所言，感覺像在打高空，閉門造車，一推三千里；思維類似劉旭同學，努力表達一己之見，但這一己之見卻無現實基礎，從而顯得不知所云。</text:span><text:span text:style-name="T3"><text:line-break/><text:line-break/></text:span><text:span text:style-name="T1">例如，阿水律師說到，蘇啥小昌和阿扁為施明德辯護，卻都活得好好的，「安然無恙地從事著法律工作」。然後呢？講這個的意思是什麼？台灣很開明？很有法治精神？還是怎樣？我實在沒法理解。</text:span><text:span text:style-name="T3"><text:line-break/><text:line-break/></text:span><text:span text:style-name="T1">梁肅戎是彭明敏案的辯護律師，曾有人誇讚梁肅戎勇敢，竟然膽敢為彭明敏辯護。梁回應說，「我哪兒勇敢了？是蔣介石叫我辯護的」。</text:span><text:span text:style-name="T3"><text:line-break/><text:line-break/></text:span><text:span text:style-name="T1">所謂「勇敢」的美麗島辯護律師們也一樣，乃是經過國民黨授意，方才「勇敢」且「安然無恙」地擔任美麗島案辯護律師；至於什麼義務辯護，那是鬼扯蛋，欺騙社會。</text:span><text:span text:style-name="T3"><text:line-break/><text:line-break/></text:span><text:span text:style-name="T1">施明德更是認為，這群律師很多是國民黨特務臥底。目前曝光的至少有兩位，一位是謝長廷，另一位我很不想直接點名，因為我至今對他有私人好感。但是，我就算不說，很多人應該也知道；身為國民黨特務這事，是他自己承認的，因為受不了良心的煎熬。他就是民進黨的創黨黨主席江鵬堅，同時也是林義雄當年的辯護律師。連剛成立的反對黨之黨主席，居然都是自己人臥底，由此可見政治之陰暗複雜。</text:span><text:span text:style-name="T3"><text:line-break/><text:line-break/></text:span><text:span text:style-name="T1">施明德認為，與其問說這群後來在政治上掌大權的美麗島辯護律師究竟誰是特務，不如問說「到底有誰不是？」施的意思是，他相信其中許多人恐怕都有問題。</text:span><text:span text:style-name="T3"><text:line-break/><text:line-break/></text:span><text:span text:style-name="T1">這其實不讓人意外。如果你了解台灣政治之一點來龍去脈，就能理解國、民兩黨表面對立，實則一脈相傳。參見《卡韓政變 (178)：民進黨簡史》：</text:span><text:span text:style-name="T3"><text:line-break/><text:line-break/></text:span><text:a xlink:type="simple" xlink:href="https://bit.ly/30k0XtJ"><text:span text:style-name="T4">https://bit.ly/30k0XtJ</text:span></text:a><text:span text:style-name="T3"><text:line-break/><text:line-break/></text:span><text:span text:style-name="T1">韓國瑜並不是被民進黨殲 (而不) 滅，而是在美國的授意下，被國、民兩黨外加郭台銘以及一大票藍營名嘴所聯手 (暫時) 打敗。因為，韓流的出現，對台灣極其有利，卻打亂了美國打造台灣成為仇中反華基地乃至人肉炸彈的如意算盤。</text:span><text:span text:style-name="T3"><text:line-break/><text:line-break/></text:span><text:span text:style-name="T1">我並不是要跟各位討論這些，畢竟事實無須討論；我只是想說，從一種離譜的現實誤解中任意截取一些片段，或是根據表面法條在字義上說文解字進行作文比賽，這樣就能證明台灣法治的優越性？這不會太荒謬了點嗎？</text:span><text:span text:style-name="T3"><text:line-break/><text:line-break/></text:span><text:span text:style-name="T1">另外，阿水律師說，巴勒網的朋友「大都同意大陸當局以對內霸道來應付當前的國內外情勢。」類似像這樣一種宣稱，其實稱不上「錯誤」，而是比錯還慘，應該說是「不知所云」。什麼霸道不霸道的？這哪是一種議論方式？巴勒網的人應該會說這是祖國的一種王道精神吧。這樣一種「小朋友鬥嘴」的議論方式，會不會太空洞了點？</text:span></text:p>
      <text:p text:style-name="P2"><text:span text:style-name="T1">Ethan   |  2020.06.08 23:18   |   </text:span><text:a xlink:type="simple" xlink:href="http://palinfo.habago.org/Entry?Command=Information_PrintForum&amp;iPage=4#FORUM39524"><text:span text:style-name="T2">#</text:span></text:a></text:p>
      <text:p text:style-name="P4"><text:span text:style-name="T1">以一個理工科的角度，從下面幾點來看，美國的政治，法律制度必然有問題。 不論其產品規格，理論寫的如何合理，其必有矛盾。</text:span><text:span text:style-name="T3"><text:line-break/><text:line-break/><text:line-break/></text:span><text:span text:style-name="T1">1. 美國貨幣發行權，由私人銀行控制</text:span><text:span text:style-name="T3"><text:line-break/></text:span><text:span text:style-name="T1">2. 美國的遊說團體對政治有權責不匹配的影響力</text:span><text:span text:style-name="T3"><text:line-break/></text:span><text:span text:style-name="T1">3. 美國可以輕易對國外發動不同形式的戰爭，風險由國民及稅收承擔，利潤由財團收割。</text:span><text:span text:style-name="T3"><text:line-break/><text:line-break/></text:span><text:span text:style-name="T1">以上沒有看到任何制衡或收斂的情勢。 美國是一種軍工銀行的複合體所掌握的機器， 人民有部分的影響力。 但如同股市中的散戶跟主力，散戶的人數或總資金多過主力，影響力確遠小於主力。 市場並非是公平的市場。</text:span><text:span text:style-name="T3"><text:line-break/><text:line-break/><text:line-break/></text:span></text:p>
      <text:p text:style-name="P2"><text:span text:style-name="T1">阿水   |  2020.06.08 22:48   |   </text:span><text:a xlink:type="simple" xlink:href="http://palinfo.habago.org/Entry?Command=Information_PrintForum#FORUM39522"><text:span text:style-name="T2">#</text:span></text:a></text:p>
      <text:p text:style-name="P4"><text:span text:style-name="T1">陽陽葛格：</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１、您在先前緊接著法律細節（訓誡書）的連結之下所貼的「法律」和「法律與道德」的文章是要跟我說明什麼呢？是提醒我既要見樹也要見林嗎？麻煩您以後說明一下，不然我會一頭霧水，自然無法對焦。</text:span><text:span text:style-name="T3"><text:line-break/><text:line-break/></text:span><text:span text:style-name="T1">２、關於中共本身的「防呆設計」，我前面找出了好幾個條例和指導原則，這些都是中共一再耳提面命，一再要求全黨從嚴、全覆蓋的，這麼重要的制度怎麼會只是法律細節呢？</text:span><text:span text:style-name="T3"><text:line-break/><text:line-break/></text:span><text:span text:style-name="T1">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span><text:span text:style-name="T3"><text:line-break/></text:span><text:span text:style-name="T1">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span><text:span text:style-name="T3"><text:line-break/></text:span><text:span text:style-name="T1">既然您是理工科系的，據說「防呆」原本是工業管理的觀念，任何工業產品都有防呆的設計，有共通的原則可以依循，反而我借來比喻，您卻被這個名詞誤導了。這樣，有沒有清楚了呢？（最後一句是「台灣國語」的語法）</text:span><text:span text:style-name="T3"><text:line-break/><text:line-break/></text:span></text:p>
      <text:p text:style-name="P2"><text:span text:style-name="T1">Ethan   |  2020.06.08 22:46   |   </text:span><text:a xlink:type="simple" xlink:href="http://palinfo.habago.org/Entry?Command=Information_PrintForum#FORUM39516"><text:span text:style-name="T2">#</text:span></text:a></text:p>
      <text:p text:style-name="P4"><text:span text:style-name="T1">如果對文化或文物的保護或傳承有興趣或有義務責任的，也有很多民間團體或活動是可以參與的，其中最沒有幫住的就是泛政治或泛民族主義的意識型態。</text:span><text:span text:style-name="T3"><text:line-break/><text:line-break/></text:span><text:span text:style-name="T1">我自己看大陸有個 古村之友的團體，看起來是一些年輕人組成的組織，會有一些活動或行動關注一些即將消失或弱勢的文化。 會嘗試做一些事情或運用新的方法來團結社會的力量，來監督或補足政府的缺失。</text:span><text:span text:style-name="T3"><text:line-break/><text:line-break/></text:span><text:span text:style-name="T1">做的好不好是一回事， 但我感覺這是一種比較正面的社會力量。</text:span><text:span text:style-name="T3"><text:line-break/><text:line-break/></text:span><text:span text:style-name="T1">在台灣有些時候會有一些社會團體，利益看起來是為文化，為環保，為人權， 但其想法或行事風格充滿了意識形態或操弄不同意見族群對立的屬性。</text:span><text:span text:style-name="T3"><text:line-break/></text:span></text:p>
      <text:p text:style-name="P2"><text:span text:style-name="T1">Ethan   |  2020.06.08 22:00   |   </text:span><text:a xlink:type="simple" xlink:href="http://palinfo.habago.org/Entry?Command=Information_PrintForum#FORUM39515"><text:span text:style-name="T2">#</text:span></text:a></text:p>
      <text:p text:style-name="P3"><text:span text:style-name="T1">To 劉旭同學</text:span><text:span text:style-name="T3"><text:line-break/><text:line-break/></text:span><text:span text:style-name="T1">你的維族朋友的問題，聽完我也有許多問題產生。</text:span><text:span text:style-name="T3"><text:line-break/><text:line-break/></text:span><text:span text:style-name="T1">多數國家都不是單一民族國家，即使一般我們以為的單一民族國家也很可能是許多不同不族結合或融合的結果。</text:span><text:span text:style-name="T3"><text:line-break/><text:line-break/></text:span><text:span text:style-name="T1">漢族，日本族，蒙古族，突厥是單一民族嗎？ 上述這些被認為是所謂單一民族的民族，往前回溯上又是多少族群呢？ （蒙古是蒙古族？日本是日本族？）</text:span><text:span text:style-name="T3"><text:line-break/><text:line-break/></text:span><text:span text:style-name="T1">亞洲國家緬甸，柬埔寨，菲律賓，印度，尼泊爾...隨便一個國家裡面都有許多不同民族。</text:span><text:span text:style-name="T3"><text:line-break/></text:span><text:span text:style-name="T1">如果有所謂單一民族，單一民族獨立成一個國家，有什麼必然或普世的道理嗎？</text:span><text:span text:style-name="T3"><text:line-break/><text:line-break/></text:span><text:span text:style-name="T1">不同民族的矛盾問題，或文化斷層等同殖民問題嗎？</text:span><text:span text:style-name="T3"><text:line-break/><text:line-break/></text:span><text:span text:style-name="T1">不信仰伊斯蘭的人民，在信仰伊斯蘭的國家，算是被伊斯蘭國家殖民嗎？</text:span><text:span text:style-name="T3"><text:line-break/><text:line-break/></text:span><text:span text:style-name="T1">新疆或中亞地區的維族人的歷史或伊斯蘭的歷史有多長呢？</text:span></text:p>
      <text:p text:style-name="P2"><text:span text:style-name="T1">洋洋   |  2020.06.08 21:44   |   </text:span><text:a xlink:type="simple" xlink:href="http://palinfo.habago.org/Entry?Command=Information_PrintForum#FORUM39514"><text:span text:style-name="T2">#</text:span></text:a></text:p>
      <text:p text:style-name="P4"><text:span text:style-name="T1">我看CCTV13，常看到大陸公布的新法或什麼規定，很有感觸，我不懂法，但我知道對岸的立法用意良善，一直在往好的地方發展或者在補洞。</text:span><text:span text:style-name="T3"><text:line-break/><text:line-break/></text:span><text:span text:style-name="T1">法律好壞很難量化，但可以比較</text:span><text:span text:style-name="T3"><text:line-break/></text:span><text:span text:style-name="T1">網上有張表，比較兩岸的勞基法，很明顯台灣對勞工的照顧遠遠不及對岸。</text:span><text:span text:style-name="T3"><text:line-break/></text:span><text:a xlink:type="simple" xlink:href="https://attach.mobile01.com/attach/201801/mobile01-e6e4a5ce54cbc8669f1340e600cfc72b.jpg"><text:span text:style-name="T4">https://attach.mobile01.com/attach/201801/mobile01-e6e4a5ce54cbc8669f1340e600cfc72b.jpg</text:span></text:a><text:span text:style-name="T3"><text:line-break/><text:line-break/></text:span><text:span text:style-name="T1">想問阿水律師，有一天會有相對更客觀公正的AI法官嗎 ?</text:span><text:span text:style-name="T3"><text:line-break/></text:span><text:span text:style-name="T1">我希望看到這一天的來到。</text:span><text:span text:style-name="T3"><text:line-break/><text:line-break/></text:span></text:p>
      <text:p text:style-name="P2"><text:span text:style-name="T1">陳默   |  2020.06.08 20:52   |   </text:span><text:a xlink:type="simple" xlink:href="http://palinfo.habago.org/Entry?Command=Information_PrintForum#FORUM39513"><text:span text:style-name="T2">#</text:span></text:a></text:p>
      <text:p text:style-name="P3"><text:span text:style-name="T1">就拿印度来说，印度有28个邦，有9个邦在闹独立，无数次，印度都靠武力镇压，开枪</text:span><text:span text:style-name="T5">杀</text:span><text:span text:style-name="T1">人不算什么，开炮。美国西方从来不吭一声。</text:span></text:p>
      <text:p text:style-name="P2"><text:span text:style-name="T1">刘旭   |  2020.06.08 20:51   |   </text:span><text:a xlink:type="simple" xlink:href="http://palinfo.habago.org/Entry?Command=Information_PrintForum#FORUM39512"><text:span text:style-name="T2">#</text:span></text:a></text:p>
      <text:p text:style-name="P4"><text:span text:style-name="T1">陳真先生</text:span><text:span text:style-name="T3"><text:line-break/></text:span><text:span text:style-name="T1">这是那位朋友的原话，我只是转述。</text:span><text:span text:style-name="T3"><text:line-break/></text:span><text:span text:style-name="T1">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span><text:span text:style-name="T3"><text:line-break/></text:span><text:span text:style-name="T1">对于一些维吾尔人来说，汉族在他们的视角里是殖民者。这种情绪是存在的，我只是想说这一点。至于这种情绪，对不对，合不合理，我不下判断。</text:span><text:span text:style-name="T3"><text:line-break/></text:span><text:span text:style-name="T1">文化和语言的消亡，在中国大陆随处可见，只是其他的民族，不如维吾尔族那么难以同化而已。</text:span></text:p>
      <text:p text:style-name="P2"><text:span text:style-name="T1">陳默   |  2020.06.08 20:31   |   </text:span><text:a xlink:type="simple" xlink:href="http://palinfo.habago.org/Entry?Command=Information_PrintForum#FORUM39511"><text:span text:style-name="T2">#</text:span></text:a></text:p>
      <text:p text:style-name="P3"><text:span text:style-name="T1">劉旭好</text:span><text:span text:style-name="T3"><text:line-break/></text:span><text:span text:style-name="T1">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2"><text:span text:style-name="T1">陳真   |  2020.06.08 20:02   |   </text:span><text:a xlink:type="simple" xlink:href="http://palinfo.habago.org/Entry?Command=Information_PrintForum#FORUM39510"><text:span text:style-name="T2">#</text:span></text:a></text:p>
      <text:p text:style-name="P4"><text:span text:style-name="T1">劉旭，</text:span><text:span text:style-name="T3"><text:line-break/><text:line-break/></text:span><text:span text:style-name="T1">你提供的是「某個」維吾爾人的角度，但你卻無限擴大成「整個」維吾爾人的角度，然後再進一步擴大成其它族群亦然，然後再刻意以日本鬼子做類比，直接論斷所謂「弱小民族」的悲慘下場。</text:span><text:span text:style-name="T3"><text:line-break/><text:line-break/></text:span><text:span text:style-name="T1">你真的相信這樣一種自說自話、任意無限飛躍的議論方式？如果這能說得懂，意味著一種「族群」必須單獨成立一個國家，否則就是被「吞噬和同化」，被「殖民」，失去自己的「文化和語言」。你不覺得這很荒唐嗎？</text:span><text:span text:style-name="T3"><text:line-break/><text:line-break/></text:span><text:span text:style-name="T1">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span><text:span text:style-name="T3"><text:line-break/><text:line-break/></text:span><text:span text:style-name="T1">如果這說得通，何不乾脆主張一人一國？以免自己所喜歡的文化與生活方式遭到「吞噬與同化」。</text:span><text:span text:style-name="T3"><text:line-break/><text:line-break/></text:span><text:span text:style-name="T1">其實，我早已經這麼幹了。1998年，我成立一個「黑貓白貓共和國」，立國已有22年的歷史，就在「黑貓白貓」上映那一年，我就宣布獨立建國了。雖是一人國度，但我還是很歡迎外來移民。</text:span><text:span text:style-name="T3"><text:line-break/><text:line-break/></text:span><text:span text:style-name="T1">你的思考，不具理性功能，而是為特定的既成偏見不斷尋找各種缺乏認知意義的修辭。台灣的名嘴，事實上也都是這樣子談事情。聞之無言。</text:span></text:p>
      <text:p text:style-name="P2"><text:span text:style-name="T1">陳默   |  2020.06.08 19:56   |   </text:span><text:a xlink:type="simple" xlink:href="http://palinfo.habago.org/Entry?Command=Information_PrintForum#FORUM39509"><text:span text:style-name="T2">#</text:span></text:a></text:p>
      <text:p text:style-name="P3"><text:span text:style-name="T3"><text:line-break/></text:span><text:span text:style-name="T1">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5">杀</text:span><text:span text:style-name="T1">人可以不判死，因为他抄几百遍佛经，</text:span><text:span text:style-name="T5">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2"><text:span text:style-name="T1">阿水   |  2020.06.08 18:38   |   </text:span><text:a xlink:type="simple" xlink:href="http://palinfo.habago.org/Entry?Command=Information_PrintForum#FORUM39508"><text:span text:style-name="T2">#</text:span></text:a></text:p>
      <text:p text:style-name="P4"><text:span text:style-name="T1">小魚兄：</text:span><text:span text:style-name="T3"><text:line-break/><text:line-break/></text:span><text:span text:style-name="T1">您所提到的大陸法治現況，與我的猜想不謀而合；多一番印證，總比自己隔岸摸索還強。另外，大陸的民法學界也是奉台大王澤鑑教授的《天龍八部》為聖典，至於其他的我空再來說。</text:span><text:span text:style-name="T3"><text:line-break/><text:line-break/></text:span><text:span text:style-name="T1">接下來，您要打住的部分，我自己來說：</text:span><text:span text:style-name="T3"><text:line-break/><text:line-break/></text:span><text:span text:style-name="T1">畢竟都是華人嘛，我一直是以台灣蔣經國解除戒嚴以前的時代來摸擬、觀察、評比大陸的法治現況，也用來預測將來發展。當然，小巫與大巫之間，還是難以完全類比。</text:span><text:span text:style-name="T3"><text:line-break/><text:line-break/></text:span><text:span text:style-name="T1">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span><text:span text:style-name="T3"><text:line-break/><text:line-break/></text:span><text:span text:style-name="T1">您說「實際上如果你不相信這個國家的制度，就根本不用在那個國家從事法律工作」，可是上面那三位在台灣法律人中非常有頭有險的人物，不是也在當時的台灣活得好好的、安然無恙的從事著法律工作？</text:span><text:span text:style-name="T3"><text:line-break/><text:line-break/></text:span><text:span text:style-name="T1">現在綠營當政，毀敗民主憲政價值的事還少幹了嗎？那麼，台灣那些百分之90親綠的法律人有從鼻孔出氣的吭一聲嗎？是不是台灣的法律人一親綠，就只會比較難接受大陸的法治？真是笑話！嗯，既然是笑話，那我也打住。</text:span><text:span text:style-name="T3"><text:line-break/><text:line-break/></text:span><text:span text:style-name="T1">本版的網友大都同意大陸當局以對內霸道來應付當前的國內外情勢；反觀台灣這段期間的防疫法令及禁制措施不也非常的專制嗎？簡單來說：沒事就開放，有事就緊縮，道在其中矣！</text:span></text:p>
      <text:p text:style-name="P2"><text:span text:style-name="T1">刘旭   |  2020.06.08 16:26   |   </text:span><text:a xlink:type="simple" xlink:href="http://palinfo.habago.org/Entry?Command=Information_PrintForum#FORUM39507"><text:span text:style-name="T2">#</text:span></text:a></text:p>
      <text:p text:style-name="P3"><text:span text:style-name="T1">秉叡先生好</text:span><text:span text:style-name="T3"><text:line-break/></text:span><text:span text:style-name="T1">我给你提供一个维吾尔人的角度吧</text:span><text:span text:style-name="T3"><text:line-break/></text:span><text:span text:style-name="T1">有天我问一个维吾尔的朋友你对共产党的看法。</text:span><text:span text:style-name="T3"><text:line-break/></text:span><text:span text:style-name="T1">他反问我说，你喜欢被日本人统治吗？</text:span><text:span text:style-name="T3"><text:line-break/></text:span><text:span text:style-name="T1">我回，应该不喜欢把。</text:span><text:span text:style-name="T3"><text:line-break/></text:span><text:span text:style-name="T1">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span><text:span text:style-name="T3"><text:line-break/><text:line-break/></text:span></text:p>
      <text:p text:style-name="P2"><text:span text:style-name="T1">許世勤   |  2020.06.08 15:36   |   </text:span><text:a xlink:type="simple" xlink:href="http://palinfo.habago.org/Entry?Command=Information_PrintForum#FORUM39506"><text:span text:style-name="T2">#</text:span></text:a></text:p>
      <text:p text:style-name="P4"><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span><text:span text:style-name="T3"><text:line-break/><text:line-break/></text:span><text:span text:style-name="T1">「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span><text:span text:style-name="T3"><text:line-break/><text:line-break/></text:span><text:span text:style-name="T1">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span><text:span text:style-name="T3"><text:line-break/></text:span></text:p>
      <text:p text:style-name="P2"><text:span text:style-name="T1">阿水   |  2020.06.08 12:47   |   </text:span><text:a xlink:type="simple" xlink:href="http://palinfo.habago.org/Entry?Command=Information_PrintForum#FORUM39505"><text:span text:style-name="T2">#</text:span></text:a></text:p>
      <text:p text:style-name="P3"><text:span text:style-name="T1">各位處於絕對少數的同胞們：</text:span><text:span text:style-name="T3"><text:line-break/><text:line-break/></text:span><text:span text:style-name="T1">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span><text:span text:style-name="T3"><text:line-break/><text:line-break/></text:span><text:span text:style-name="T1">還有，不必在意他們的嘲笑，說我們是報復式罷免等等鬼話。我們不是三不五時就被嘲笑嗎？不差這一件。</text:span><text:span text:style-name="T3"><text:line-break/></text:span></text:p>
      <text:p text:style-name="P2"><text:span text:style-name="T1">阿水   |  2020.06.08 12:29   |   </text:span><text:a xlink:type="simple" xlink:href="http://palinfo.habago.org/Entry?Command=Information_PrintForum&amp;iPage=2#FORUM39504"><text:span text:style-name="T2">#</text:span></text:a></text:p>
      <text:p text:style-name="P3"><text:span text:style-name="T1">《緊急通告》</text:span><text:span text:style-name="T3"><text:line-break/><text:line-break/></text:span><text:span text:style-name="T1">各位要發起或參與罷免的同胞們：</text:span><text:span text:style-name="T3"><text:line-break/><text:line-break/></text:span><text:span text:style-name="T1">請注意依法行事，不要沒有居住的事實寄遷戶籍，成為「幽靈人口」，因為這是違法的。然後，也不要問我為什麼這次罷免沒有查幽靈人口?對不起，這個問題很白痴!</text:span><text:span text:style-name="T3"><text:line-break/></text:span></text:p>
      <text:p text:style-name="P2"><text:span text:style-name="T1">陳真   |  2020.06.08 11:34   |   </text:span><text:a xlink:type="simple" xlink:href="http://palinfo.habago.org/Entry?Command=Information_PrintForum&amp;iPage=2#FORUM39503"><text:span text:style-name="T2">#</text:span></text:a></text:p>
      <text:p text:style-name="P4"><text:span text:style-name="T1">阿水律師好，</text:span><text:span text:style-name="T3"><text:line-break/><text:line-break/></text:span><text:span text:style-name="T1">我要說的重點並非 AIT 或以色列駐台機構是民間團體，而是不管它是何種性質的機構，台灣之所謂法律是完全沒有一定的執行標準的。</text:span><text:span text:style-name="T3"><text:line-break/><text:line-break/></text:span><text:span text:style-name="T1">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span><text:span text:style-name="T3"><text:line-break/><text:line-break/></text:span><text:span text:style-name="T1">但是，今天如果是巴勒網，後果就完全不一樣了，即便你只有一個人，舉著牌子像銅像一樣日曬雨淋站在大馬路邊，你還是有可能會被逮捕，繩之以法，抑或是用各種方法懲罰你。</text:span><text:span text:style-name="T3"><text:line-break/><text:line-break/></text:span><text:span text:style-name="T1">對於這種荒唐的執法狀況以及完全顛倒是非黑白的綠營式評價，我們當然不應感到一絲意外，因為這就是一種政治鬥爭，而非法律。法律只是一種政治工具。</text:span><text:span text:style-name="T3"><text:line-break/><text:line-break/></text:span><text:span text:style-name="T1">另外，我看你6月7日質問說：</text:span><text:span text:style-name="T3"><text:line-break/><text:line-break/></text:span><text:span text:style-name="T1">「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span><text:span text:style-name="T3"><text:line-break/><text:line-break/></text:span><text:span text:style-name="T1">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span><text:span text:style-name="T3"><text:line-break/><text:line-break/></text:span><text:span text:style-name="T1">在雙重標準這一點上，我想大陸是完全跟台灣沒得比的。</text:span><text:span text:style-name="T3"><text:line-break/><text:line-break/></text:span><text:span text:style-name="T1">好吧，那就舉個「西方先進國家」來比較，比方說我比較熟悉的英國，不是什麼「老牌子民主法治國家」嗎？英國法律基本上是很公正，但是只要遇到政治，照樣轉彎。</text:span><text:span text:style-name="T3"><text:line-break/><text:line-break/></text:span><text:span text:style-name="T1">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span><text:span text:style-name="T3"><text:line-break/><text:line-break/></text:span><text:span text:style-name="T1">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span><text:span text:style-name="T3"><text:line-break/><text:line-break/></text:span><text:span text:style-name="T1">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span><text:span text:style-name="T3"><text:line-break/><text:line-break/></text:span><text:span text:style-name="T1">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2"><text:span text:style-name="T1">阿水   |  2020.06.08 09:42   |   </text:span><text:a xlink:type="simple" xlink:href="http://palinfo.habago.org/Entry?Command=Information_PrintForum&amp;iPage=2#FORUM39502"><text:span text:style-name="T2">#</text:span></text:a></text:p>
      <text:p text:style-name="P3"><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span><text:span text:style-name="T3"><text:line-break/><text:line-break/></text:span><text:span text:style-name="T1">這就是我喜歡用本版的網友舉例的原因，因為當事人隨時可以出來表示意見，不會只是我的一面之詞。在此也向陳真兄致意，我真的講錯了。</text:span><text:span text:style-name="T3"><text:line-break/></text:span></text:p>
      <text:p text:style-name="P2"><text:span text:style-name="T1">欧阳阳   |  2020.06.08 07:33   |   </text:span><text:a xlink:type="simple" xlink:href="http://palinfo.habago.org/Entry?Command=Information_PrintForum&amp;iPage=2#FORUM39501"><text:span text:style-name="T2">#</text:span></text:a></text:p>
      <text:p text:style-name="P4"><text:span text:style-name="T1">阿水，</text:span><text:span text:style-name="T3"><text:line-break/><text:line-break/></text:span><text:span text:style-name="T1">你是对的，你是法律专业人士，可以从细节方面去对法律进行探讨；我非专业人士，不可能凭几篇文章就理解法律细节，很难对焦也是很正常的。</text:span><text:span text:style-name="T3"><text:line-break/><text:line-break/></text:span><text:span text:style-name="T1">但是，法律宏观的上的意义，即使不是法律专业，很多人凭生活常识感悟应该也是可以理解一二的。</text:span><text:span text:style-name="T3"><text:line-break/><text:line-break/><text:line-break/></text:span><text:span text:style-name="T1">当然，像陈真前辈这类哲学人士，可以理解更为透彻一些。</text:span><text:span text:style-name="T3"><text:line-break/><text:line-break/></text:span><text:span text:style-name="T1">我本身是理工科专业的，谈的这些只是自己生活的一些感悟，很多地方可能是肤浅的，不全面的。</text:span><text:span text:style-name="T3"><text:line-break/><text:line-break/></text:span><text:span text:style-name="T1">法律应社会需要而立，与经济政治体制一样，它不可能是万能的，它很多时候也会犯错误，甚至助纣为虐，但是又是必不可少的，它是维护社会和谐</text:span><text:span text:style-name="T5">稳</text:span><text:span text:style-name="T1">定发展的必不可少的工具，生活在其中的个人，当然也应该在基本面上服从它。</text:span><text:span text:style-name="T3"><text:line-break/><text:line-break/></text:span><text:span text:style-name="T1">生活告诉我的经验就是，相信专业但是不要迷信专业，特别是社会学，经济学这等领域的专业，很多经济学家，社会学家可能是在某细节里面执念太深，导致整体结果的判断可能完全错误。</text:span><text:span text:style-name="T3"><text:line-break/><text:line-break/></text:span></text:p>
      <text:p text:style-name="P2"><text:span text:style-name="T1">秉叡   |  2020.06.08 03:57   |   </text:span><text:a xlink:type="simple" xlink:href="http://palinfo.habago.org/Entry?Command=Information_PrintForum&amp;iPage=2#FORUM39500"><text:span text:style-name="T2">#</text:span></text:a></text:p>
      <text:p text:style-name="P3"><text:span text:style-name="T1">刘旭先生好，關於您提到的新疆維吾爾族的問題，台灣有位長期研究中國近代邊疆少數民族議題的吳啟訥教授，以下是他對於中共的民族政策的評論，希望對您能有些幫助</text:span><text:span text:style-name="T3"><text:line-break/><text:line-break/></text:span><text:span text:style-name="T1">==============================================</text:span><text:span text:style-name="T3"><text:line-break/><text:line-break/></text:span><text:span text:style-name="T1">吳啟訥談「中國三度發表白皮書 重申新疆領土問題」 逐字稿</text:span><text:span text:style-name="T3"><text:line-break/><text:line-break/></text:span><text:span text:style-name="T1">《POP大國民》蔡詩萍 專訪 吳啟訥</text:span><text:span text:style-name="T3"><text:line-break/><text:line-break/></text:span><text:span text:style-name="T1">時間：2019-08-19</text:span><text:span text:style-name="T3"><text:line-break/><text:line-break/></text:span><text:span text:style-name="T1">文章來源： </text:span><text:a xlink:type="simple" xlink:href="https://hackmd.io/@phoenixx/SklT4wrbL?type=view"><text:span text:style-name="T4">https://hackmd.io/@phoenixx/SklT4wrbL?type=view</text:span></text:a><text:span text:style-name="T3"><text:line-break/><text:line-break/><text:line-break/></text:span><text:span text:style-name="T1">蔡：歡迎大家回到大國民，而我是主持人蔡詩萍，今天五點到六點多，我們為各位帶來探討一個話題。</text:span><text:span text:style-name="T3"><text:line-break/><text:line-break/></text:span><text:span text:style-name="T1">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span><text:span text:style-name="T3"><text:line-break/><text:line-break/></text:span><text:span text:style-name="T1">吳老師也在台大歷史系有開一個關於中國族群議題的專題討論。我先請教您，您對這個中國的議題。特別是在新疆維吾爾族及相關議題鑽研多久？了</text:span><text:span text:style-name="T3"><text:line-break/><text:line-break/></text:span><text:span text:style-name="T1">吳：大約有二十年了。</text:span><text:span text:style-name="T3"><text:line-break/><text:line-break/></text:span><text:span text:style-name="T1">蔡：當時怎麽會對這問題有興趣。</text:span><text:span text:style-name="T3"><text:line-break/><text:line-break/></text:span><text:span text:style-name="T1">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span><text:span text:style-name="T3"><text:line-break/><text:line-break/></text:span><text:span text:style-name="T1">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span><text:span text:style-name="T3"><text:line-break/><text:line-break/></text:span><text:span text:style-name="T1">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span><text:span text:style-name="T3"><text:line-break/><text:line-break/></text:span><text:span text:style-name="T1">我想，不僅是中華民族。在西方的所有的民族國家，它的民族也都是一個近代建構的結果。</text:span><text:span text:style-name="T3"><text:line-break/><text:line-break/></text:span><text:span text:style-name="T1">蔡：民族國家的概念出來以後，民族主義的概念出來以後。所以呢？</text:span><text:span text:style-name="T3"><text:line-break/><text:line-break/></text:span><text:span text:style-name="T1">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span><text:span text:style-name="T3"><text:line-break/><text:line-break/></text:span><text:span text:style-name="T1">蔡：哪兩種呢？</text:span><text:span text:style-name="T3"><text:line-break/><text:line-break/></text:span><text:span text:style-name="T1">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span><text:span text:style-name="T3"><text:line-break/><text:line-break/></text:span><text:span text:style-name="T1">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span><text:span text:style-name="T3"><text:line-break/><text:line-break/></text:span><text:span text:style-name="T1">我想，要去這個促進他們的溝通，我們有必要重新回到冷戰以前或者要在這個冷戰跟後冷戰以後。創造一種第三個知識體系，跟第三個話語體系。</text:span><text:span text:style-name="T3"><text:line-break/><text:line-break/></text:span><text:span text:style-name="T1">蔡：到目前為止第三個知識體系或第三話語體系有形成嗎？</text:span><text:span text:style-name="T3"><text:line-break/><text:line-break/></text:span><text:span text:style-name="T1">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span><text:span text:style-name="T3"><text:line-break/><text:line-break/></text:span><text:span text:style-name="T1">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span><text:span text:style-name="T3"><text:line-break/><text:line-break/></text:span><text:span text:style-name="T1">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span><text:span text:style-name="T3"><text:line-break/><text:line-break/></text:span><text:span text:style-name="T1">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span><text:span text:style-name="T3"><text:line-break/><text:line-break/></text:span><text:span text:style-name="T1">那麼後來這個做得比較成功的典範是這個加拿大、澳洲、紐西蘭這樣的國家，他們的多元文化主義，也就尊重各個族群，包括，尤其是尊重這個原住民的一個狀態下面，要去建設一種</text:span><text:span text:style-name="T3"><text:line-break/></text:span><text:span text:style-name="T1">多元文化並存，但是又有共同公民意識的狀態。</text:span><text:span text:style-name="T3"><text:line-break/><text:line-break/></text:span><text:span text:style-name="T1">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span><text:span text:style-name="T3"><text:line-break/><text:line-break/></text:span><text:span text:style-name="T1">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span><text:span text:style-name="T3"><text:line-break/><text:line-break/></text:span><text:span text:style-name="T1">蔡：我想我們越來越談到一個重點，就是說，如果西方的模式的確有它的侷限，那回到東方、回到自己的歷史傳統文化，有沒有可能找到答案呢？</text:span><text:span text:style-name="T3"><text:line-break/><text:line-break/></text:span><text:span text:style-name="T1">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span><text:span text:style-name="T3"><text:line-break/><text:line-break/></text:span><text:span text:style-name="T1">可以再詳細一點嗎？比如說，以新疆為例的話，那你所謂的兩千多年來，歷史發展出自己的一種處理問題的模式是什麼呢？</text:span><text:span text:style-name="T3"><text:line-break/><text:line-break/></text:span><text:span text:style-name="T1">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span><text:span text:style-name="T3"><text:line-break/><text:line-break/></text:span><text:span text:style-name="T1">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span><text:span text:style-name="T3"><text:line-break/><text:line-break/></text:span><text:span text:style-name="T1">蔡：這個改變是近代以後才改變的嗎？</text:span><text:span text:style-name="T3"><text:line-break/><text:line-break/></text:span><text:span text:style-name="T1">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span><text:span text:style-name="T3"><text:line-break/><text:line-break/></text:span><text:span text:style-name="T1">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span><text:span text:style-name="T3"><text:line-break/><text:line-break/></text:span><text:span text:style-name="T1">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span><text:span text:style-name="T3"><text:line-break/><text:line-break/></text:span><text:span text:style-name="T1">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span><text:span text:style-name="T3"><text:line-break/><text:line-break/></text:span><text:span text:style-name="T1">後來乾隆皇帝在一八五七年他帶打敗準噶爾之後，他要炫耀他的這個武力，於是把它稱作是甘肅新疆，就是我甘肅新擴展的地方。這個名字才變成了。後來才改名，不要甘肅，只有新疆那個字。</text:span><text:span text:style-name="T3"><text:line-break/><text:line-break/></text:span><text:span text:style-name="T1">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span><text:span text:style-name="T3"><text:line-break/></text:span><text:span text:style-name="T1">東突厥斯坦。他覺得這些人也是講突厥語族語言，所以這也是一個外來的名字。那麼沒有任何一個是就是當地，現在新疆這個範圍本地的人自稱的名字，因為並不存在。</text:span><text:span text:style-name="T3"><text:line-break/><text:line-break/></text:span><text:span text:style-name="T1">蔡：所以現在的，假如說你剛特別提到的阿爾泰語系、突厥阿爾泰語這個區域，現在有不少是獨立的國家了嘛。</text:span><text:span text:style-name="T3"><text:line-break/><text:line-break/></text:span><text:span text:style-name="T1">吳：是。</text:span><text:span text:style-name="T3"><text:line-break/><text:line-break/></text:span><text:span text:style-name="T1">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span><text:span text:style-name="T3"><text:line-break/><text:line-break/></text:span><text:span text:style-name="T1">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span><text:span text:style-name="T3"><text:line-break/><text:line-break/></text:span><text:span text:style-name="T1">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span><text:span text:style-name="T3"><text:line-break/><text:line-break/></text:span><text:span text:style-name="T1">當然我不是說之前沒有漢人，漢人大概是除了漢唐很多人進去之外，比較大的是乾隆以後的移民。移民主要是甘肅人。</text:span><text:span text:style-name="T3"><text:line-break/><text:line-break/></text:span><text:span text:style-name="T1">蔡：那中共建政以後，他們對於新疆的政策有階段性嗎？還是說從頭到尾都是一貫的措施？</text:span><text:span text:style-name="T3"><text:line-break/><text:line-break/></text:span><text:span text:style-name="T1">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span><text:span text:style-name="T3"><text:line-break/><text:line-break/></text:span><text:span text:style-name="T1">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span><text:span text:style-name="T3"><text:line-break/><text:line-break/></text:span><text:span text:style-name="T1">但是在這個文革結束之後，一個新的挑戰到來了。就是中國大陸逐漸地進入了市場化的時代。這個市場化的時代，它造成原來它需要強力的動員漢人到新疆去支援邊疆，漢人大部分不是心甘情願的。</text:span><text:span text:style-name="T3"><text:line-break/><text:line-break/></text:span><text:span text:style-name="T1">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span><text:span text:style-name="T3"><text:line-break/><text:line-break/></text:span><text:span text:style-name="T1">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span><text:span text:style-name="T3"><text:line-break/><text:line-break/></text:span><text:span text:style-name="T1">那麼維吾爾人也覺得它變成這個而被排擠的邊緣人或者受害者。他們就有一種比較強烈的抗爭的態度去應對這些事情。</text:span><text:span text:style-name="T3"><text:line-break/><text:line-break/></text:span><text:span text:style-name="T1">蔡：我想剛才呢，吳教授一口氣把我們從清朝到民國，再到這個中華人民共和國建政以後，就幾個不同的階段，新疆議題，特別是到了改革開放以後，中國大陸改革開放以後，新疆議題出現的新的變化。</text:span><text:span text:style-name="T3"><text:line-break/><text:line-break/></text:span><text:span text:style-name="T1">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span><text:span text:style-name="T3"><text:line-break/><text:line-break/></text:span><text:span text:style-name="T1">那為什麼感覺起來。新疆問題在八零、九零以後，常常成為國際版面上的焦點。這是什麼原因？</text:span><text:span text:style-name="T3"><text:line-break/><text:line-break/></text:span><text:span text:style-name="T1">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span><text:span text:style-name="T3"><text:line-break/><text:line-break/></text:span><text:span text:style-name="T1">蔡：這算一種文明衝突論嗎？</text:span><text:span text:style-name="T3"><text:line-break/><text:line-break/></text:span><text:span text:style-name="T1">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span><text:span text:style-name="T3"><text:line-break/><text:line-break/></text:span><text:span text:style-name="T1">另外一個原因，就是在這個一九九零年代之後，伴隨的新疆它的開放，其實有一個很重要的事情，就是新疆的這些伊斯蘭的社區，它跟全球的伊斯蘭社區連結起來了。他們原來這個去</text:span><text:span text:style-name="T3"><text:line-break/></text:span><text:span text:style-name="T1">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span><text:span text:style-name="T3"><text:line-break/><text:line-break/></text:span><text:span text:style-name="T1">這種情況下，他們找一個什麼樣的解決辦法？去用宗教去解決。那麼當宗教這種意識變的很強烈，尤其是在新疆恢復了很多、很多的清真寺，新疆可以說是全世界世界清真寺的密度最高的地方。</text:span><text:span text:style-name="T3"><text:line-break/><text:line-break/></text:span><text:span text:style-name="T1">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span><text:span text:style-name="T3"><text:line-break/><text:line-break/></text:span><text:span text:style-name="T1">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span><text:span text:style-name="T3"><text:line-break/><text:line-break/></text:span><text:span text:style-name="T1">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span><text:span text:style-name="T3"><text:line-break/></text:span><text:span text:style-name="T1">回到這個冷戰以前那種稍微在歷史的脈絡，去找尋這種不同的民族、漢人跟維吾爾直接相處的某些模式，難道不能在裡面去重新發掘一些老祖宗的智慧嗎？</text:span><text:span text:style-name="T3"><text:line-break/><text:line-break/></text:span><text:span text:style-name="T1">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span><text:span text:style-name="T3"><text:line-break/><text:line-break/></text:span><text:span text:style-name="T1">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span><text:span text:style-name="T3"><text:line-break/><text:line-break/></text:span><text:span text:style-name="T1">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span><text:span text:style-name="T3"><text:line-break/><text:line-break/></text:span><text:span text:style-name="T1">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span><text:span text:style-name="T3"><text:line-break/><text:line-break/></text:span><text:span text:style-name="T1">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span><text:span text:style-name="T3"><text:line-break/><text:line-break/></text:span><text:span text:style-name="T1">你提到，如果對傳統裡面，就是傳統的智慧知識，傳統的中央王朝跟各個邊緣地區不同文化群體之間相處，它會留一定空間。這個傳統智慧到今天為止還是重要的。</text:span><text:span text:style-name="T3"><text:line-break/><text:line-break/></text:span><text:span text:style-name="T1">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span><text:span text:style-name="T3"><text:line-break/><text:line-break/></text:span><text:span text:style-name="T1">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span><text:span text:style-name="T3"><text:line-break/><text:line-break/></text:span><text:span text:style-name="T1">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span><text:span text:style-name="T3"><text:line-break/><text:line-break/></text:span><text:span text:style-name="T1">現在因為新疆議題動輒就成為國際關注的焦點，當然，因為中國現在夠強啦，它的不管軍事還是在聯合國的常任理事國等等的，所以它也可以很強悍地來處理這個議題。</text:span><text:span text:style-name="T3"><text:line-break/><text:line-break/></text:span><text:span text:style-name="T1">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span><text:span text:style-name="T3"><text:line-break/><text:line-break/></text:span><text:span text:style-name="T1">吳：我樂觀地看，我覺得長遠而言應該還是有解。就說這個有解，不管是對中共來說還是維吾爾來說，還是國際社會來說，它需要做幾件事。</text:span><text:span text:style-name="T3"><text:line-break/><text:line-break/></text:span><text:span text:style-name="T1">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span><text:span text:style-name="T3"><text:line-break/><text:line-break/></text:span><text:span text:style-name="T1">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span><text:span text:style-name="T3"><text:line-break/><text:line-break/></text:span><text:span text:style-name="T1">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span><text:span text:style-name="T3"><text:line-break/><text:line-break/></text:span><text:span text:style-name="T1">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span><text:span text:style-name="T3"><text:line-break/><text:line-break/></text:span><text:span text:style-name="T1">但是同時的現實政治裡面用一個概念，我們講到了國家的公民的概念來取代民族的感覺，它很可能會比較有效地來消弭族群之間的這種緊張狀態。</text:span><text:span text:style-name="T3"><text:line-break/><text:line-break/></text:span><text:span text:style-name="T1">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span><text:span text:style-name="T3"><text:line-break/><text:line-break/><text:line-break/></text:span></text:p>
      <text:p text:style-name="P2"><text:span text:style-name="T1">陳真   |  2020.06.08 03:21   |   </text:span><text:a xlink:type="simple" xlink:href="http://palinfo.habago.org/Entry?Command=Information_PrintForum&amp;iPage=2#FORUM39499"><text:span text:style-name="T2">#</text:span></text:a></text:p>
      <text:p text:style-name="P4"><text:span text:style-name="T1">阿水律師，你講錯了，台灣並沒有去以色列和美國等駐台機構舉牌抗議的什麼「言論自由」或「表現自由」。這類駐台機構，因無邦交，其實都屬民間團體，而非什麼「大使館」，但是照樣被劃歸為集會遊行的禁制區。</text:span><text:span text:style-name="T3"><text:line-break/><text:line-break/></text:span><text:span text:style-name="T1">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span><text:span text:style-name="T3"><text:line-break/><text:line-break/></text:span><text:span text:style-name="T1">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span><text:span text:style-name="T3"><text:line-break/><text:line-break/></text:span><text:span text:style-name="T1">另外，劉旭別對祖國太失望，台灣在內政方面，也許比大陸好一些或好上許多，但是種種違法亂紀荒腔走板的作法，依然還是常態。</text:span><text:span text:style-name="T3"><text:line-break/><text:line-break/></text:span><text:span text:style-name="T1">我找到一些以前的文章，有一些已經被《立報》刪除，只剩標題，比方說「我的獄政考察（一）：當警察比歹徒還像歹徒」。我只找到（二）至（五），後面應該還有（六）至（十），一時找不到。</text:span><text:span text:style-name="T3"><text:line-break/><text:line-break/></text:span><text:span text:style-name="T1">我把「我的獄政考察」（二）至（五）以及過去一兩則留言依時間順序貼在下面。</text:span><text:span text:style-name="T3"><text:line-break/><text:line-break/></text:span><text:span text:style-name="T1">陳真 2020. 06. 08.</text:span><text:span text:style-name="T3"><text:line-break/><text:line-break/></text:span><text:span text:style-name="T1">============</text:span><text:span text:style-name="T3"><text:line-break/><text:line-break/></text:span><text:span text:style-name="T1">陳真</text:span><text:span text:style-name="T3"><text:line-break/><text:line-break/></text:span><text:span text:style-name="T1">2010.07.09.</text:span><text:span text:style-name="T3"><text:line-break/><text:line-break/><text:line-break/></text:span><text:span text:style-name="T1">剛回到家，一切無礙，謝謝各位。</text:span><text:span text:style-name="T3"><text:line-break/><text:line-break/></text:span><text:span text:style-name="T1">「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span><text:span text:style-name="T3"><text:line-break/><text:line-break/></text:span><text:span text:style-name="T1">相對於在稍早前在警察局問筆錄之噓寒問暖，東一句陳教授，西一句陳醫師，地檢署的法警室卻顯然完全不把人當人看，百般虐待，肆無忌憚地違法。</text:span><text:span text:style-name="T3"><text:line-break/><text:line-break/></text:span><text:span text:style-name="T1">我實在看不下去，於是隔著鐵窗，問一位法警尊姓大名。之所以問他名字是因為，此人彷彿急性重度躁症發作，狂暴怒吼踹門威脅，狂飆巨大音量之髒話。不斷怒罵囚犯。</text:span><text:span text:style-name="T3"><text:line-break/><text:line-break/></text:span><text:span text:style-name="T1">即便是在精神病房，這樣的狂躁暴力行為恐怕也已經老早被醫護人員給五花大綁打上兩三管鎮靜劑了，但在台北地檢署卻似乎是常態。我實在分不清究竟是鐵窗內的囚犯還是鐵窗外這些所謂法警比較像歹徒。</text:span><text:span text:style-name="T3"><text:line-break/><text:line-break/></text:span><text:span text:style-name="T1">這位身心狀況顯然不太穩定的法警先生，大概是不相信我會對他怎樣或能對他怎樣，所以當我問他姓名時，他雖不敢表明，但仍指著自己的臂章「編號xxx」(姑隱其編號)大聲怒罵回應，要我儘管放馬過來，說他沒在怕。</text:span><text:span text:style-name="T3"><text:line-break/><text:line-break/></text:span><text:span text:style-name="T1">我「出獄」後第一分鐘，就是去櫃台找主管，當場跟他們索取投訴書。我說我要公開檢舉該署惡行，並指名其中一些人根本完全不適任。結果他們竟然告訴我說本署沒有任何申訴或檢舉管道。</text:span><text:span text:style-name="T3"><text:line-break/><text:line-break/></text:span><text:span text:style-name="T1">其實這樣說也對，當警察比歹徒還像歹徒，當執法機關本身就是違法亂紀的巢穴時，你要向誰投訴或檢舉？</text:span><text:span text:style-name="T3"><text:line-break/><text:line-break/></text:span><text:span text:style-name="T1">幾分鐘後，我找到一位自稱是法警主管的人，我問他說：「你們以為嫌犯不是人嗎？你們沒有一點人權與法治觀念嗎？甚至竟然可以違反檢察官的諭令，私自扣押嫌犯，故意不讓他們交保！」</text:span><text:span text:style-name="T3"><text:line-break/><text:line-break/></text:span><text:span text:style-name="T1">對方這位主管並沒有默然以對，竟然反而說「他們本來就是這樣啊」，還說「檢察官或法官通常都不知道我們 (法警)的實際執行交保狀況。」</text:span><text:span text:style-name="T3"><text:line-break/><text:line-break/></text:span><text:span text:style-name="T1">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span><text:span text:style-name="T3"><text:line-break/><text:line-break/></text:span><text:span text:style-name="T1">我曾在書上看過歐洲數百年前一些監獄或精神病院訴諸怒罵叫囂毆打甚至屎尿四溢餵人如餵狗的場景，當我待在台北地檢署時，不禁聯想，場面十分類似。</text:span><text:span text:style-name="T3"><text:line-break/><text:line-break/></text:span><text:span text:style-name="T1">看到這樣一種拘留場景，心裏實在有說不出的悲傷，為何我的家鄉是這樣一種社會？為何社會發展之良善果實如此難以成長？究竟要多少歲月多少痛苦多少筆墨、青春與血淚才能灌溉出一片美麗森林？</text:span><text:span text:style-name="T3"><text:line-break/><text:line-break/></text:span><text:span text:style-name="T1">於是，當檢察官諭令法警解開我的手銬讓我交保候傳時，我說我拒絕交保，我不願花一毛錢保釋。檢察官聞言很訝異，表示不解，還說一萬元保釋金額已經夠低了。</text:span><text:span text:style-name="T3"><text:line-break/><text:line-break/></text:span><text:span text:style-name="T1">重點是：這不是金額大小的問題。</text:span><text:span text:style-name="T3"><text:line-break/><text:line-break/></text:span><text:span text:style-name="T1">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span><text:span text:style-name="T3"><text:line-break/><text:line-break/></text:span><text:span text:style-name="T1">但事實上，我拒絕交保的真正原因完全不是因為集遊法，而是因為一些我所無法清楚表達的心裏感受，肯定是跟監牢裏可悲的場景有關。這大概就像你沒辦法清楚表達你對親友的感情一樣。</text:span><text:span text:style-name="T3"><text:line-break/><text:line-break/></text:span><text:span text:style-name="T1">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span><text:span text:style-name="T3"><text:line-break/><text:line-break/></text:span><text:span text:style-name="T1">天人交戰的結果，良心終究還是獲勝了。再度開庭時，我心意已決，告訴檢察官說我決定不交保。</text:span><text:span text:style-name="T3"><text:line-break/><text:line-break/></text:span><text:span text:style-name="T1">生命是這樣一種東西，你不可能什麼都要，至少會有些時候，你總得犧牲一些東西來成就某種果實，就像一種敬拜天地的祭品那樣。</text:span><text:span text:style-name="T3"><text:line-break/><text:line-break/></text:span><text:span text:style-name="T1">==================</text:span><text:span text:style-name="T3"><text:line-break/><text:line-break/></text:span><text:span text:style-name="T1">陳真 </text:span><text:span text:style-name="T3"><text:line-break/><text:line-break/></text:span><text:span text:style-name="T1">2010.07.10.</text:span><text:span text:style-name="T3"><text:line-break/><text:line-break/><text:line-break/></text:span><text:span text:style-name="T1">警方偵訊中，問我過去有無其它案子？我說有，二十幾年前我曾有個叛亂案。警方還問我如何認識其他「群眾」等等一些怪問題，真不知道他們到底在想什麼。我說，沒有什麼「群眾」，參與者原本就都是好朋友。</text:span><text:span text:style-name="T3"><text:line-break/><text:line-break/></text:span><text:span text:style-name="T1">其實，我一進偵訊室便表明「除了認罪之外，其它問題我都不願回答，何必浪費彼此的時間？」也因此，我的偵訊很快就結束。</text:span><text:span text:style-name="T3"><text:line-break/><text:line-break/></text:span><text:span text:style-name="T1">偵訊完之後，我被關在一個小房間，關了大約兩小時，七點左右，兩位信義分局的刑警押我上車，來到總統府附近的台北地檢署，也許是因為知道我是醫生，一路上對我十分有禮。</text:span><text:span text:style-name="T3"><text:line-break/><text:line-break/></text:span><text:span text:style-name="T1">來到地檢署門口，竟然有大批媒體記者守候在場。開車的刑警不敢停車而只好一直往前開，在附近兜圈子。我說別緊張啊，這些記者絕不會是衝著我來的，我又不是名人。(就算把我押赴刑場，也不會有記者來。)</text:span><text:span text:style-name="T3"><text:line-break/><text:line-break/></text:span><text:span text:style-name="T1">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span><text:span text:style-name="T3"><text:line-break/><text:line-break/></text:span><text:span text:style-name="T1">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span><text:span text:style-name="T3"><text:line-break/><text:line-break/></text:span><text:span text:style-name="T1">記者們統統愣住，沒有人回答。我接著說：「我看你們應該是拍錯人了？這不會是新聞現場直播吧？」</text:span><text:span text:style-name="T3"><text:line-break/><text:line-break/></text:span><text:span text:style-name="T1">記者群中有人發出笑聲說：「 唉呀，拍錯人了啦。」我後來問刑警他們是想拍什麼案子？刑警說好像是一樁有關消防器材的弊案。</text:span><text:span text:style-name="T3"><text:line-break/><text:line-break/></text:span><text:span text:style-name="T1">記者知道拍錯人了，馬上像潮水一樣迅即退去。</text:span><text:span text:style-name="T3"><text:line-break/><text:line-break/></text:span><text:span text:style-name="T1">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span><text:span text:style-name="T3"><text:line-break/><text:line-break/></text:span><text:span text:style-name="T1">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span><text:span text:style-name="T3"><text:line-break/><text:line-break/></text:span><text:span text:style-name="T1">我長期待在精神病房照顧病患，倒沒見過如此瘋狂的場所。我突然覺得自己不是被移送法辦，而比較像是被一群身心狀況極度不穩定的歹徒綁架，落入黑幫巢穴任人宰割。整個過程中，不斷傳來辱罵踹門的劇烈聲響。</text:span><text:span text:style-name="T3"><text:line-break/><text:line-break/></text:span><text:span text:style-name="T1">而且，更荒謬的是，我都還沒收押，當時甚至連「被告」的身份都還稱不上，我只是個「嫌犯」，但我與外界通訊的自由竟然就此被完全剝奪。</text:span><text:span text:style-name="T3"><text:line-break/><text:line-break/></text:span><text:span text:style-name="T1">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span><text:span text:style-name="T3"><text:line-break/><text:line-break/></text:span><text:span text:style-name="T1">後來，我跟四、五位看起來像是吸毒的嫌犯關在一起，角落地上還有著一團新鮮的大便，牢房非常悶熱骯髒，雖有空調設備，不過卻是裝飾用，也許長官視察時才會打開。</text:span><text:span text:style-name="T3"><text:line-break/><text:line-break/></text:span><text:span text:style-name="T1">我在牢房入口處牆上看到 GAZA 字樣，想必是唐曙上回刻下的正氣歌。於是我也用硬幣在 GAZA 旁邊刻下我的名字：EMIR。</text:span><text:span text:style-name="T3"><text:line-break/><text:line-break/></text:span><text:span text:style-name="T1">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span><text:span text:style-name="T3"><text:line-break/><text:line-break/></text:span><text:span text:style-name="T1">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span><text:span text:style-name="T3"><text:line-break/><text:line-break/></text:span><text:span text:style-name="T1">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span><text:span text:style-name="T3"><text:line-break/><text:line-break/></text:span><text:span text:style-name="T1">牢房裏頭，悶熱污濁的空氣與屎尿味及各種穢物，實在令人作嘔，很想離開這裏，已經兩天沒睡覺沒吃東西了，而且沒水喝很渴，但另一方面卻又覺得不該交保，於是我開始進行長考。</text:span><text:span text:style-name="T3"><text:line-break/><text:line-break/></text:span><text:span text:style-name="T1">難友一個個離開，鄰房有位小女生的媽媽來得最快，不到半小時就拿錢來保人了。但有位中年難友，一直打電話請人帶七萬元來幫他交保，親朋好友卻統統拒絕，他氣得對著電話筒破口大罵對方冷血無情。</text:span><text:span text:style-name="T3"><text:line-break/><text:line-break/></text:span><text:span text:style-name="T1">後來他絕望了，主動開口跟法警說：「你們找人來把我帶走吧！送我去北所 (台北看守所)，沒有人要帶錢來保我了，我就去坐牢吧！」另一位難友說：「對啦對啦，要認命啦，趕緊去跟阿扁當鄰居啦！」</text:span><text:span text:style-name="T3"><text:line-break/><text:line-break/></text:span><text:span text:style-name="T1">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span><text:span text:style-name="T3"><text:line-break/><text:line-break/></text:span><text:span text:style-name="T1">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span><text:span text:style-name="T3"><text:line-break/><text:line-break/></text:span><text:span text:style-name="T1">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span><text:span text:style-name="T3"><text:line-break/><text:line-break/></text:span><text:span text:style-name="T1">後來，我就說那我去提款保你出去好了，一萬元就等你很有錢之後再還我或不還也沒關係。他很高興，一直強調說他一定會還。我說還不還都沒關係。</text:span><text:span text:style-name="T3"><text:line-break/><text:line-break/></text:span><text:span text:style-name="T1">於是，我就跟一位看起來最友善大約二十多歲的女法警說我要到樓上提款，沒想到她說不行。我說怎麼不行？剛才檢察官不是一直叫我到樓上提款機提款？我只是要提款讓別人交保為何不行？</text:span><text:span text:style-name="T3"><text:line-break/><text:line-break/></text:span><text:span text:style-name="T1">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span><text:span text:style-name="T3"><text:line-break/><text:line-break/></text:span><text:span text:style-name="T1">似乎我若再多說一句他就要動手打人或開槍殺我那種感覺,，真是非常病態。</text:span><text:span text:style-name="T3"><text:line-break/><text:line-break/></text:span><text:span text:style-name="T1">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span><text:span text:style-name="T3"><text:line-break/><text:line-break/></text:span><text:span text:style-name="T1">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span><text:span text:style-name="T3"><text:line-break/><text:line-break/></text:span><text:span text:style-name="T1">我努力想幫這位因為少付了三萬元賠償金的通緝犯交保，但仍然沒辦法。那位編號xxx的混蛋法警顯然認為他比檢察官還大，可以任意為所欲為。</text:span><text:span text:style-name="T3"><text:line-break/><text:line-break/></text:span><text:span text:style-name="T1">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span><text:span text:style-name="T3"><text:line-break/><text:line-break/></text:span><text:span text:style-name="T1">至於開庭時一路戴手銬，那只是很小兒科的問題，相較於其它惡行，根本不值得一提了。</text:span><text:span text:style-name="T3"><text:line-break/><text:line-break/></text:span><text:span text:style-name="T1">後來，檢察官(或法官我也搞不清楚？) 再度找我去談為什麼要拒絕交保？為什麼要抗議以色列？我順便幫他講授了一點以巴問題的普通常識。之後，我又被送回牢房等待。</text:span><text:span text:style-name="T3"><text:line-break/><text:line-break/></text:span><text:span text:style-name="T1">十二點多，檢察官同意讓我和那位通緝犯統統無保釋放。那位編號XXX的混蛋法警又過來GGYY，我沒理他。</text:span><text:span text:style-name="T3"><text:line-break/><text:line-break/></text:span><text:span text:style-name="T1">老實說，這樣一種自我創造的暴戾氛圍，法警們自己何嘗不也是個受害者？他們給別人也給自己創造了一個地獄。</text:span><text:span text:style-name="T3"><text:line-break/><text:line-break/></text:span><text:span text:style-name="T1">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span><text:span text:style-name="T3"><text:line-break/><text:line-break/></text:span><text:span text:style-name="T1">=================</text:span><text:span text:style-name="T3"><text:line-break/></text:span><text:span text:style-name="T1">我的獄政考察（二）：衙門與黑幫</text:span><text:span text:style-name="T3"><text:line-break/><text:line-break/></text:span><text:span text:style-name="T1">陳真</text:span><text:span text:style-name="T3"><text:line-break/><text:line-break/></text:span><text:span text:style-name="T1">2010-07-19.</text:span><text:span text:style-name="T3"><text:line-break/><text:line-break/></text:span><text:span text:style-name="T1">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span><text:span text:style-name="T3"><text:line-break/><text:line-break/></text:span><text:span text:style-name="T1">《色戒》將來拍續集，我看不必花錢搭建，建議直接到台北地檢署取景即可；至於臨時演員更可由該署法警擔任，張牙舞爪面目猙獰，連化粧費都能省了。</text:span><text:span text:style-name="T3"><text:line-break/><text:line-break/></text:span><text:span text:style-name="T1">為此，我打電話給北檢政風室，檢舉該署法警室之嚴重違法濫權。我提出三個問題。</text:span><text:span text:style-name="T3"><text:line-break/><text:line-break/></text:span><text:span text:style-name="T1">第一，法警竟可否決檢察官的諭令交保，技術性變相拘留當事人；法警主管竟說這是常態。</text:span><text:span text:style-name="T3"><text:line-break/><text:line-break/></text:span><text:span text:style-name="T1">第二，部份法警之情緒極度異常而失控，動輒辱罵叫囂威脅恐嚇，彷彿連呼吸都會激怒使之暴跳如雷。這樣的人不適任此一職務。</text:span><text:span text:style-name="T3"><text:line-break/><text:line-break/></text:span><text:span text:style-name="T1">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span><text:span text:style-name="T3"><text:line-break/><text:line-break/></text:span><text:span text:style-name="T1">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span><text:span text:style-name="T3"><text:line-break/><text:line-break/></text:span><text:span text:style-name="T1">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span><text:span text:style-name="T3"><text:line-break/><text:line-break/></text:span><text:span text:style-name="T1">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span><text:span text:style-name="T3"><text:line-break/><text:line-break/></text:span><text:span text:style-name="T1">========================</text:span><text:span text:style-name="T3"><text:line-break/><text:line-break/></text:span><text:span text:style-name="T1">我的獄政考察（三）：法律之前人人不平等</text:span><text:span text:style-name="T3"><text:line-break/><text:line-break/></text:span><text:span text:style-name="T1">陳真</text:span><text:span text:style-name="T3"><text:line-break/><text:line-break/></text:span><text:span text:style-name="T1">2010-07-26. </text:span><text:span text:style-name="T3"><text:line-break/><text:line-break/><text:line-break/></text:span><text:span text:style-name="T1">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span><text:span text:style-name="T3"><text:line-break/><text:line-break/></text:span><text:span text:style-name="T1">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span><text:span text:style-name="T3"><text:line-break/><text:line-break/></text:span><text:span text:style-name="T1">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span><text:span text:style-name="T3"><text:line-break/><text:line-break/></text:span><text:span text:style-name="T1">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span><text:span text:style-name="T3"><text:line-break/><text:line-break/></text:span><text:span text:style-name="T1">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span><text:span text:style-name="T3"><text:line-break/><text:line-break/></text:span><text:span text:style-name="T1">法律之前，人人不平等；你有多少身價權勢，往往將決定你的判決後果與各項司法待遇。可悲的是，這樣一種人人不平等的現象，絕非某個法院或檢察署或某些法警的問題，而是一整個台灣社會的問題。</text:span><text:span text:style-name="T3"><text:line-break/><text:line-break/></text:span><text:span text:style-name="T1">各位看倌看我的《獄政考察》，義憤填膺之餘，不妨捫心自問，自己是否真的平等對待眾生？是否真的抑強扶弱？還是也一樣遇弱則強，遇強則舔？甘地說得對：「你希望世界怎麼改變，你就必須先怎麼改變自己。」</text:span><text:span text:style-name="T3"><text:line-break/><text:line-break/></text:span><text:span text:style-name="T1">===============</text:span><text:span text:style-name="T3"><text:line-break/></text:span><text:span text:style-name="T1">我的獄政考察（四）：監獄是社會的縮影</text:span><text:span text:style-name="T3"><text:line-break/><text:line-break/></text:span><text:span text:style-name="T1">陳真</text:span><text:span text:style-name="T3"><text:line-break/><text:line-break/></text:span><text:span text:style-name="T1">2010-08-02.</text:span><text:span text:style-name="T3"><text:line-break/><text:line-break/><text:line-break/></text:span><text:span text:style-name="T1">「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span><text:span text:style-name="T3"><text:line-break/><text:line-break/></text:span><text:span text:style-name="T1">為此我遠從英國寫了封越洋信給其中一位素昧平生、千夫所指的醫師，希望他能捱得住這些全然針對個人所進行的妖魔化。</text:span><text:span text:style-name="T3"><text:line-break/><text:line-break/></text:span><text:span text:style-name="T1">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span><text:span text:style-name="T3"><text:line-break/><text:line-break/></text:span><text:span text:style-name="T1">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span><text:span text:style-name="T3"><text:line-break/><text:line-break/></text:span><text:span text:style-name="T1">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span><text:span text:style-name="T3"><text:line-break/><text:line-break/></text:span><text:span text:style-name="T1">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span><text:span text:style-name="T3"><text:line-break/><text:line-break/></text:span><text:span text:style-name="T1">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span><text:span text:style-name="T3"><text:line-break/><text:line-break/></text:span><text:span text:style-name="T1">===============</text:span><text:span text:style-name="T3"><text:line-break/><text:line-break/></text:span><text:span text:style-name="T1">我的獄政考察（五）：人權做為一種裝飾品</text:span><text:span text:style-name="T3"><text:line-break/><text:line-break/></text:span><text:span text:style-name="T1">陳真</text:span><text:span text:style-name="T3"><text:line-break/><text:line-break/></text:span><text:span text:style-name="T1">2010-08-09.</text:span><text:span text:style-name="T3"><text:line-break/><text:line-break/><text:line-break/></text:span><text:span text:style-name="T1">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span><text:span text:style-name="T3"><text:line-break/><text:line-break/></text:span><text:span text:style-name="T1">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span><text:span text:style-name="T3"><text:line-break/><text:line-break/></text:span><text:span text:style-name="T1">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span><text:span text:style-name="T3"><text:line-break/><text:line-break/></text:span><text:span text:style-name="T1">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span><text:span text:style-name="T3"><text:line-break/><text:line-break/></text:span><text:span text:style-name="T1">對於嫌犯交保，法警們則一再強調檢察官講歸講，法警室做歸做，顯然自以為比檢察官還大，可以任意拘留任意威脅怒罵。</text:span><text:span text:style-name="T3"><text:line-break/><text:line-break/></text:span><text:span text:style-name="T1">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span><text:span text:style-name="T3"><text:line-break/><text:line-break/></text:span><text:span text:style-name="T1">至於開庭前後一路戴著手銬並沒收褲腰帶一事，相較於其它惡行，只能說是小兒科。</text:span><text:span text:style-name="T3"><text:line-break/><text:line-break/></text:span><text:span text:style-name="T1">台灣人喜歡講倫理講愛講人權，但講歸講，做歸做，離文明社會的理想狀況，恐怕還有千百光年之遙。</text:span><text:span text:style-name="T3"><text:line-break/><text:line-break/></text:span><text:span text:style-name="T1">============</text:span><text:span text:style-name="T3"><text:line-break/><text:line-break/></text:span><text:span text:style-name="T1">陳真</text:span><text:span text:style-name="T3"><text:line-break/><text:line-break/></text:span><text:span text:style-name="T1">2017. 04.30</text:span><text:span text:style-name="T3"><text:line-break/><text:line-break/><text:line-break/></text:span><text:span text:style-name="T1">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span><text:span text:style-name="T3"><text:line-break/><text:line-break/></text:span><text:span text:style-name="T1">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span><text:span text:style-name="T3"><text:line-break/><text:line-break/></text:span><text:span text:style-name="T1">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span><text:span text:style-name="T3"><text:line-break/><text:line-break/></text:span><text:span text:style-name="T1">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span><text:span text:style-name="T3"><text:line-break/><text:line-break/></text:span><text:span text:style-name="T1">我被關在地檢署一個很髒的小牢房，地上、牆上四處屎尿痕跡，很髒，惡臭至極，坐也不是，站也不是，也不敢靠牆休息，怕沾到大便。我待的牢房角落處地上，甚至還有一坨臭到爆的新鮮大便。</text:span><text:span text:style-name="T3"><text:line-break/><text:line-break/></text:span><text:span text:style-name="T1">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span><text:span text:style-name="T3"><text:line-break/><text:line-break/></text:span><text:span text:style-name="T1">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span><text:span text:style-name="T3"><text:line-break/><text:line-break/></text:span><text:span text:style-name="T1">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span><text:span text:style-name="T3"><text:line-break/><text:line-break/></text:span><text:span text:style-name="T1">半夜獲釋後，我就馬上在地檢署裏頭打公用電話，要求填寫檢舉文件，具名檢舉這個法警的粗暴惡行，一個自稱當夜值班的主管出面安撫，企圖大事化小，小事化無。</text:span><text:span text:style-name="T3"><text:line-break/><text:line-break/></text:span><text:span text:style-name="T1">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span><text:span text:style-name="T3"><text:line-break/><text:line-break/></text:span><text:span text:style-name="T1">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span><text:span text:style-name="T3"><text:line-break/><text:line-break/></text:span><text:span text:style-name="T1">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span><text:span text:style-name="T3"><text:line-break/><text:line-break/></text:span><text:span text:style-name="T1">法官遞了其中幾張照片給我看，我看到自己拿著牌子站著，突然意識到自己就像一尊銅像。你就算給銅像拍一千張照片，他還是一動也不動。</text:span><text:span text:style-name="T3"><text:line-break/><text:line-break/></text:span><text:span text:style-name="T1">我被無保釋放，正要離開牢房時，那個年輕女法警，突然問了我一句：「你明天不用上班嗎？」我被這突如其來的一問給嚇了一跳。</text:span><text:span text:style-name="T3"><text:line-break/><text:line-break/></text:span><text:span text:style-name="T1">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span><text:span text:style-name="T3"><text:line-break/><text:line-break/></text:span><text:span text:style-name="T1">這鬼島，人權口號滿天飛，其實全是放屁，所謂人權，只是屬於名人或政治人物的一種特權，一般人是享受不到的。而且，越是脆弱 (例如女性或老年人或病人)、越是地位微小的個人，所遭受的待遇就越慘。</text:span><text:span text:style-name="T3"><text:line-break/><text:line-break/></text:span><text:span text:style-name="T1">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span><text:span text:style-name="T3"><text:line-break/><text:line-break/></text:span><text:span text:style-name="T1">每次想到這些活生生、甚至就在眼前不斷發生的事，我心裏就有恨，思緒難平。人們的眼光似乎永遠只關注那些所謂的名人或權勢者，對於弱者卻根本不屑一顧。</text:span></text:p>
      <text:p text:style-name="P2"><text:span text:style-name="T1">孫韋懷   |  2020.06.08 01:29   |   </text:span><text:a xlink:type="simple" xlink:href="http://palinfo.habago.org/Entry?Command=Information_PrintForum&amp;iPage=2#FORUM39498"><text:span text:style-name="T2">#</text:span></text:a></text:p>
      <text:p text:style-name="P3"><text:span text:style-name="T1">談一下關於大陸對言論的管控與開放：</text:span><text:span text:style-name="T3"><text:line-break/></text:span><text:span text:style-name="T1">《中华人民共和国计算机信息网络国际联网管理暂行规定》</text:span><text:span text:style-name="T3"><text:line-break/></text:span><text:span text:style-name="T1">第二条 中华人民共和国境内的计算机信息网络进行国际联网，应当依照本规定办理。</text:span><text:span text:style-name="T3"><text:line-break/></text:span><text:span text:style-name="T1">第六条 计算机信息网络直接进行国际联网，必须使用邮电部国家公用电信网提供的国际出入口信道。任何单位和个人不得自行建立或者使用其他信道进行国际联网。</text:span><text:span text:style-name="T3"><text:line-break/></text:span><text:span text:style-name="T1">第十四条 违反本规定第六条、第八条和第十条的规定的，由公安机关责令停止联网，给予警告，可以并处15000元以下的罚款；有违法所得的，没收违法所得。</text:span><text:span text:style-name="T3"><text:line-break/><text:line-break/></text:span><text:span text:style-name="T1">我個人每天都使用VPN，身邊朋友也用，都還沒被抓過。據警察朋友說，實際上不涉及違法犯罪行為就不會被抓。其實專門強調一下我沒被抓還挺好笑的。</text:span><text:span text:style-name="T3"><text:line-break/></text:span><text:span text:style-name="T1">5月17日，陝西漢濱公安在微博公佈，一名男子因為使用VPN，被给予行政警告，并处500元罚款。這件事當天引起不少人冷嘲熱諷政府機構，但後來有人深究，發現此人在網絡上上傳色情視頻，這事的熱度隨之冷卻。</text:span><text:span text:style-name="T3"><text:line-break/></text:span><text:span text:style-name="T1">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span><text:span text:style-name="T3"><text:line-break/><text:line-break/></text:span><text:span text:style-name="T1">==========================</text:span><text:span text:style-name="T3"><text:line-break/></text:span><text:span text:style-name="T1">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span><text:span text:style-name="T3"><text:line-break/></text:span><text:span text:style-name="T1">==========================</text:span><text:span text:style-name="T3"><text:line-break/></text:span><text:span text:style-name="T1">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5">杀</text:span><text:span text:style-name="T1">。</text:span></text:p>
      <text:p text:style-name="P2"><text:span text:style-name="T1">小魚   |  2020.06.08 00:44   |   </text:span><text:a xlink:type="simple" xlink:href="http://palinfo.habago.org/Entry?Command=Information_PrintForum&amp;iPage=2#FORUM39497"><text:span text:style-name="T2">#</text:span></text:a></text:p>
      <text:p text:style-name="P4"><text:span text:style-name="T1">謝謝阿水兄的抬舉，實際上，我雖不在法律界工作，但對對岸法律卻是有一定的理解與瞭解，這部分既然這裡是公開場合，也不便提出，特別是反滲透法當頭，就當我自己的神秘好了</text:span><text:span text:style-name="T3"><text:line-break/></text:span><text:span text:style-name="T1">實際上如果你不相信這個國家的制度，就根本不用在那個國家從事法律工作，我不能說對岸那些被抓起來的律師不勇敢，但他們犯了一個根本的錯誤</text:span><text:span text:style-name="T3"><text:line-break/></text:span><text:span text:style-name="T1">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span><text:span text:style-name="T3"><text:line-break/></text:span><text:span text:style-name="T1">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span><text:span text:style-name="T3"><text:line-break/></text:span><text:span text:style-name="T1">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2"><text:span text:style-name="T1">阿水   |  2020.06.07 23:37   |   </text:span><text:a xlink:type="simple" xlink:href="http://palinfo.habago.org/Entry?Command=Information_PrintForum&amp;iPage=2#FORUM39496"><text:span text:style-name="T2">#</text:span></text:a></text:p>
      <text:p text:style-name="P3"><text:span text:style-name="T1">謝謝小魚兄和陽陽葛格。</text:span><text:span text:style-name="T3"><text:line-break/><text:line-break/></text:span><text:span text:style-name="T1">小魚兄果然曾經是法律人，專業的嗅覺準確，您找來的資料確實讓我撥雲見日，一掃疑團。這種同道之間的互通聲息，有心有靈犀一點通的喜悅。</text:span><text:span text:style-name="T3"><text:line-break/><text:line-break/></text:span><text:span text:style-name="T1">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span><text:span text:style-name="T3"><text:line-break/><text:line-break/></text:span><text:span text:style-name="T1">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span><text:span text:style-name="T3"><text:line-break/><text:line-break/></text:span><text:span text:style-name="T1">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span><text:span text:style-name="T3"><text:line-break/><text:line-break/></text:span><text:span text:style-name="T1">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span><text:span text:style-name="T3"><text:line-break/><text:line-break/></text:span><text:span text:style-name="T1">高雄韓市長被罷免了，許議長也走了，這兩天心比較冷，謝謝小魚兄和陽陽葛格給我的溫暖。</text:span><text:span text:style-name="T3"><text:line-break/><text:line-break/><text:line-break/></text:span></text:p>
      <text:p text:style-name="P2"><text:span text:style-name="T1">欧阳阳   |  2020.06.07 22:06   |   </text:span><text:a xlink:type="simple" xlink:href="http://palinfo.habago.org/Entry?Command=Information_PrintForum#FORUM39495"><text:span text:style-name="T2">#</text:span></text:a></text:p>
      <text:p text:style-name="P3"><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5">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2"><text:span text:style-name="T1">欧阳阳   |  2020.06.07 20:32   |   </text:span><text:a xlink:type="simple" xlink:href="http://palinfo.habago.org/Entry?Command=Information_PrintForum#FORUM39494"><text:span text:style-name="T2">#</text:span></text:a></text:p>
      <text:p text:style-name="P3"><text:span text:style-name="T1">阿水，<text:line-break/><text:line-break/>作者：卢建平<text:line-break/>链接：</text:span><text:a xlink:type="simple" xlink:href="http://dwz.date/aW8v"><text:span text:style-name="T4">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4">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4">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5">杀</text:span><text:span text:style-name="T1">案》就是最好的例子，为什么那十二的人耗费了几年的时间甚至不惜自己身陷囹圄也要把雷切尔</text:span><text:span text:style-name="T5">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2"><text:span text:style-name="T1">小魚   |  2020.06.07 18:56   |   </text:span><text:a xlink:type="simple" xlink:href="http://palinfo.habago.org/Entry?Command=Information_PrintForum#FORUM39493"><text:span text:style-name="T2">#</text:span></text:a></text:p>
      <text:p text:style-name="P4"><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2"><text:span text:style-name="T1">阿水   |  2020.06.07 17:20   |   </text:span><text:a xlink:type="simple" xlink:href="http://palinfo.habago.org/Entry?Command=Information_PrintForum#FORUM39492"><text:span text:style-name="T2">#</text:span></text:a></text:p>
      <text:p text:style-name="P3"><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2"><text:span text:style-name="T1">欧阳阳   |  2020.06.07 07:25   |   </text:span><text:a xlink:type="simple" xlink:href="http://palinfo.habago.org/Entry?Command=Information_PrintForum#FORUM39491"><text:span text:style-name="T2">#</text:span></text:a></text:p>
      <text:p text:style-name="P3"><text:span text:style-name="T1">作者：Franz<text:line-break/>链接：</text:span><text:a xlink:type="simple" xlink:href="https://bit.ly/2YbNku7"><text:span text:style-name="T4">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2"><text:span text:style-name="T1">欧阳阳   |  2020.06.07 07:05   |   </text:span><text:a xlink:type="simple" xlink:href="http://palinfo.habago.org/Entry?Command=Information_PrintForum#FORUM39490"><text:span text:style-name="T2">#</text:span></text:a></text:p>
      <text:p text:style-name="P4"><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2"><text:span text:style-name="T1">刘旭   |  2020.06.07 06:49   |   </text:span><text:a xlink:type="simple" xlink:href="http://palinfo.habago.org/Entry?Command=Information_PrintForum#FORUM39489"><text:span text:style-name="T2">#</text:span></text:a></text:p>
      <text:p text:style-name="P3"><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2"><text:span text:style-name="T1">欧阳阳   |  2020.06.07 06:39   |   </text:span><text:a xlink:type="simple" xlink:href="http://palinfo.habago.org/Entry?Command=Information_PrintForum#FORUM39488"><text:span text:style-name="T2">#</text:span></text:a></text:p>
      <text:p text:style-name="P4"><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5">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2"><text:span text:style-name="T1">江南   |  2020.06.07 01:53   |   </text:span><text:a xlink:type="simple" xlink:href="http://palinfo.habago.org/Entry?Command=Information_PrintForum#FORUM39487"><text:span text:style-name="T2">#</text:span></text:a></text:p>
      <text:p text:style-name="P3"><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5">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5">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2"><text:span text:style-name="T1">陳真   |  2020.06.07 01:48   |   </text:span><text:a xlink:type="simple" xlink:href="http://palinfo.habago.org/Entry?Command=Information_PrintForum#FORUM39486"><text:span text:style-name="T2">#</text:span></text:a></text:p>
      <text:p text:style-name="P4"><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4">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2"><text:span text:style-name="T1">陳真   |  2020.06.07 01:14   |   </text:span><text:a xlink:type="simple" xlink:href="http://palinfo.habago.org/Entry?Command=Information_PrintForum#FORUM39485"><text:span text:style-name="T2">#</text:span></text:a></text:p>
      <text:p text:style-name="P3"><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4">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2"><text:span text:style-name="T1">陳真   |  2020.06.07 01:03   |   </text:span><text:a xlink:type="simple" xlink:href="http://palinfo.habago.org/Entry?Command=Information_PrintForum#FORUM39484"><text:span text:style-name="T2">#</text:span></text:a></text:p>
      <text:p text:style-name="P4"><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2"><text:span text:style-name="T1">張萬康   |  2020.06.07 00:46   |   </text:span><text:a xlink:type="simple" xlink:href="http://palinfo.habago.org/Entry?Command=Information_PrintForum#FORUM39483"><text:span text:style-name="T2">#</text:span></text:a></text:p>
      <text:p text:style-name="P3"><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2"><text:span text:style-name="T1">末學   |  2020.06.06 23:27   |   </text:span><text:a xlink:type="simple" xlink:href="http://palinfo.habago.org/Entry?Command=Information_PrintForum#FORUM39482"><text:span text:style-name="T2">#</text:span></text:a></text:p>
      <text:p text:style-name="P4"><text:span text:style-name="T1">董事長︰<text:line-break/><text:line-break/>許崑源議長眼睜睜看著韓國瑜先生的沉落，決定結束自我聲息，急促離開我們所有人而去。</text:span></text:p>
      <text:p text:style-name="P2"><text:span text:style-name="T1">穎芝   |  2020.06.06 22:56   |   </text:span><text:a xlink:type="simple" xlink:href="http://palinfo.habago.org/Entry?Command=Information_PrintForum&amp;#FORUM39481"><text:span text:style-name="T2">#</text:span></text:a></text:p>
      <text:p text:style-name="P3"><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2"><text:span text:style-name="T1">李念淨   |  2020.06.06 22:40   |   </text:span><text:a xlink:type="simple" xlink:href="http://palinfo.habago.org/Entry?Command=Information_PrintForum&amp;#FORUM39480"><text:span text:style-name="T2">#</text:span></text:a></text:p>
      <text:p text:style-name="P4"><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2"><text:span text:style-name="T1">陳真   |  2020.06.06 18:50   |   </text:span><text:a xlink:type="simple" xlink:href="http://palinfo.habago.org/Entry?Command=Information_PrintForum&amp;#FORUM39479"><text:span text:style-name="T2">#</text:span></text:a></text:p>
      <text:p text:style-name="P3"><text:span text:style-name="T1">義人受難，會有意義的。古往今來盡皆如此。</text:span></text:p>
      <text:p text:style-name="P2"><text:span text:style-name="T1">黄川   |  2020.06.06 18:05   |   </text:span><text:a xlink:type="simple" xlink:href="http://palinfo.habago.org/Entry?Command=Information_PrintForum&amp;#FORUM39478"><text:span text:style-name="T2">#</text:span></text:a></text:p>
      <text:p text:style-name="P4"><text:span text:style-name="T1">韩的罢免投票居然比当选票还多。当年陈水扁做成那样了，我相信如果投罢免票的话，都不会超过当选票的。感觉现在岛内大概只有（泛）绿营还有组织动员能力了。</text:span></text:p>
      <text:p text:style-name="P2"><text:span text:style-name="T1">洋洋   |  2020.06.06 16:57   |   </text:span><text:a xlink:type="simple" xlink:href="http://palinfo.habago.org/Entry?Command=Information_PrintForum&amp;#FORUM39477"><text:span text:style-name="T2">#</text:span></text:a></text:p>
      <text:p text:style-name="P3"><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2"><text:span text:style-name="T1">欧阳阳   |  2020.06.06 16:51   |   </text:span><text:a xlink:type="simple" xlink:href="http://palinfo.habago.org/Entry?Command=Information_PrintForum&amp;#FORUM39476"><text:span text:style-name="T2">#</text:span></text:a></text:p>
      <text:p text:style-name="P4"><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2"><text:span text:style-name="T1">陳默   |  2020.06.06 16:20   |   </text:span><text:a xlink:type="simple" xlink:href="http://palinfo.habago.org/Entry?Command=Information_PrintForum&amp;#FORUM39475"><text:span text:style-name="T2">#</text:span></text:a></text:p>
      <text:p text:style-name="P3"><text:span text:style-name="T1">罢韩应该是过了，电视里说是投票率达30%以上，因为支持韩的不会去投票，所以25%同意就可以通过罢免安应该没有问题</text:span></text:p>
      <text:p text:style-name="P2"><text:span text:style-name="T1">陳真   |  2020.06.06 16:02   |   </text:span><text:a xlink:type="simple" xlink:href="http://palinfo.habago.org/Entry?Command=Information_PrintForum&amp;#FORUM39474"><text:span text:style-name="T2">#</text:span></text:a></text:p>
      <text:p text:style-name="P4"><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2"><text:span text:style-name="T1">陳默   |  2020.06.06 15:29   |   </text:span><text:a xlink:type="simple" xlink:href="http://palinfo.habago.org/Entry?Command=Information_PrintForum&amp;#FORUM39473"><text:span text:style-name="T2">#</text:span></text:a></text:p>
      <text:p text:style-name="P3"><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2"><text:span text:style-name="T1">阿水   |  2020.06.06 15:25   |   </text:span><text:a xlink:type="simple" xlink:href="http://palinfo.habago.org/Entry?Command=Information_PrintForum&amp;#FORUM39472"><text:span text:style-name="T2">#</text:span></text:a></text:p>
      <text:p text:style-name="P4"><text:span text:style-name="T1">高雄現在下著大雷雨，我剛剛去投是否同意罷免韓市長的票，順便觀察了周遭的人們。</text:span></text:p>
      <text:p text:style-name="P2"><text:span text:style-name="T1">刘旭   |  2020.06.06 14:32   |   </text:span><text:a xlink:type="simple" xlink:href="http://palinfo.habago.org/Entry?Command=Information_PrintForum&amp;#FORUM39471"><text:span text:style-name="T2">#</text:span></text:a></text:p>
      <text:p text:style-name="P3"><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5">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2"><text:span text:style-name="T1">穎芝   |  2020.06.06 13:03   |   </text:span><text:a xlink:type="simple" xlink:href="http://palinfo.habago.org/Entry?Command=Information_PrintForum&amp;#FORUM39470"><text:span text:style-name="T2">#</text:span></text:a></text:p>
      <text:p text:style-name="P3"><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2"><text:span text:style-name="T1">Ethan   |  2020.06.06 10:50   |   </text:span><text:a xlink:type="simple" xlink:href="http://palinfo.habago.org/Entry?Command=Information_PrintForum&amp;iPage=1#FORUM39469"><text:span text:style-name="T2">#</text:span></text:a></text:p>
      <text:p text:style-name="P3"><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2"><text:span text:style-name="T1">欧阳阳   |  2020.06.06 08:06   |   </text:span><text:a xlink:type="simple" xlink:href="http://palinfo.habago.org/Entry?Command=Information_PrintForum&amp;iPage=1#FORUM39468"><text:span text:style-name="T2">#</text:span></text:a></text:p>
      <text:p text:style-name="P4"><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2"><text:span text:style-name="T1">穎芝   |  2020.06.06 00:56   |   </text:span><text:a xlink:type="simple" xlink:href="http://palinfo.habago.org/Entry?Command=Information_PrintForum&amp;iPage=1#FORUM39467"><text:span text:style-name="T2">#</text:span></text:a></text:p>
      <text:p text:style-name="P3"><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4">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4">https://reurl.cc/E7aMDa</text:span></text:a><text:span text:style-name="T1"><text:line-break/><text:line-break/><text:line-break/></text:span></text:p>
      <text:p text:style-name="P2"><text:span text:style-name="T1">陳默   |  2020.06.05 19:57   |   </text:span><text:a xlink:type="simple" xlink:href="http://palinfo.habago.org/Entry?Command=Information_PrintForum&amp;iPage=1#FORUM39466"><text:span text:style-name="T2">#</text:span></text:a></text:p>
      <text:p text:style-name="P4"><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2"><text:span text:style-name="T1">欧阳阳   |  2020.06.05 19:30   |   </text:span><text:a xlink:type="simple" xlink:href="http://palinfo.habago.org/Entry?Command=Information_PrintForum&amp;iPage=1#FORUM39465"><text:span text:style-name="T2">#</text:span></text:a></text:p>
      <text:p text:style-name="P3"><text:span text:style-name="T1">許世勤，<text:line-break/><text:line-break/>你说的分配问题，这个问题比较复</text:span><text:span text:style-name="T5">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2"><text:span text:style-name="T1">陳默   |  2020.06.05 18:55   |   </text:span><text:a xlink:type="simple" xlink:href="http://palinfo.habago.org/Entry?Command=Information_PrintForum&amp;iPage=1#FORUM39464"><text:span text:style-name="T2">#</text:span></text:a></text:p>
      <text:p text:style-name="P4"><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2"><text:span text:style-name="T1">ethan   |  2020.06.05 18:55   |   </text:span><text:a xlink:type="simple" xlink:href="http://palinfo.habago.org/Entry?Command=Information_PrintForum&amp;iPage=1#FORUM39463"><text:span text:style-name="T2">#</text:span></text:a></text:p>
      <text:p text:style-name="P3"><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2"><text:span text:style-name="T1">Ethan   |  2020.06.05 18:45   |   </text:span><text:a xlink:type="simple" xlink:href="http://palinfo.habago.org/Entry?Command=Information_PrintForum&amp;iPage=1#FORUM39462"><text:span text:style-name="T2">#</text:span></text:a></text:p>
      <text:p text:style-name="P4"><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2"><text:span text:style-name="T1">qegg   |  2020.06.05 18:25   |   </text:span><text:a xlink:type="simple" xlink:href="http://palinfo.habago.org/Entry?Command=Information_PrintForum&amp;iPage=1#FORUM39461"><text:span text:style-name="T2">#</text:span></text:a></text:p>
      <text:p text:style-name="P3"><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2"><text:span text:style-name="T1">許世勤   |  2020.06.05 17:11   |   </text:span><text:a xlink:type="simple" xlink:href="http://palinfo.habago.org/Entry?Command=Information_PrintForum&amp;iPage=1#FORUM39460"><text:span text:style-name="T2">#</text:span></text:a></text:p>
      <text:p text:style-name="P4"><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2"><text:span text:style-name="T1">穎芝   |  2020.06.05 15:21   |   </text:span><text:a xlink:type="simple" xlink:href="http://palinfo.habago.org/Entry?Command=Information_PrintForum&amp;iPage=1#FORUM39459"><text:span text:style-name="T2">#</text:span></text:a></text:p>
      <text:p text:style-name="P6"><text:span text:style-name="T6">「台灣人」加入中共，早就不是新聞了！<text:line-break/><text:line-break/></text:span><text:a xlink:type="simple" xlink:href="https://reurl.cc/7XWllD"><text:span text:style-name="T8">https://reurl.cc/7XWllD</text:span></text:a><text:span text:style-name="T6"><text:line-break/></text:span><text:a xlink:type="simple" xlink:href="https://reurl.cc/3DZmml"><text:span text:style-name="T8">https://reurl.cc/3DZmml</text:span></text:a><text:span text:style-name="T6"><text:line-break/></text:span><text:a xlink:type="simple" xlink:href="https://reurl.cc/E7aDLK"><text:span text:style-name="T8">https://reurl.cc/E7aDLK</text:span></text:a></text:p>
      <text:p text:style-name="P2"><text:span text:style-name="T1">許世勤   |  2020.06.05 15:20   |   </text:span><text:a xlink:type="simple" xlink:href="http://palinfo.habago.org/Entry?Command=Information_PrintForum&amp;iPage=1#FORUM39458"><text:span text:style-name="T2">#</text:span></text:a></text:p>
      <text:p text:style-name="P4"><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2"><text:span text:style-name="T1">刘旭   |  2020.06.05 14:37   |   </text:span><text:a xlink:type="simple" xlink:href="http://palinfo.habago.org/Entry?Command=Information_PrintForum&amp;iPage=1#FORUM39457"><text:span text:style-name="T2">#</text:span></text:a></text:p>
      <text:p text:style-name="P3"><text:span text:style-name="T1">許世勤<text:line-break/>我并不认为现在的世界很悲惨，现在我们这一代人，比世界上绝大部分存在过的人类要幸福不是吗？ 当然在世界上一些地方有战争和屠</text:span><text:span text:style-name="T5">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2"><text:span text:style-name="T1">許世勤   |  2020.06.05 13:40   |   </text:span><text:a xlink:type="simple" xlink:href="http://palinfo.habago.org/Entry?Command=Information_PrintForum&amp;iPage=2#FORUM39456"><text:span text:style-name="T2">#</text:span></text:a></text:p>
      <text:p text:style-name="P3"><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2"><text:span text:style-name="T1">老羊   |  2020.06.05 13:33   |   </text:span><text:a xlink:type="simple" xlink:href="http://palinfo.habago.org/Entry?Command=Information_PrintForum&amp;iPage=2#FORUM39455"><text:span text:style-name="T2">#</text:span></text:a></text:p>
      <text:p text:style-name="P4"><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2"><text:span text:style-name="T1">陳默   |  2020.06.05 13:16   |   </text:span><text:a xlink:type="simple" xlink:href="http://palinfo.habago.org/Entry?Command=Information_PrintForum&amp;iPage=2#FORUM39454"><text:span text:style-name="T2">#</text:span></text:a></text:p>
      <text:p text:style-name="P3"><text:span text:style-name="T1">刘旭<text:line-break/>這沒什麼，美國也監控社交媒體，而且還監控外國的社交媒體，說不定你的社交媒體也在美國的監控之內，美國監控的能力和力度之強，中國還望塵莫及。</text:span></text:p>
      <text:p text:style-name="P2"><text:span text:style-name="T1">陳默   |  2020.06.05 13:12   |   </text:span><text:a xlink:type="simple" xlink:href="http://palinfo.habago.org/Entry?Command=Information_PrintForum&amp;iPage=2#FORUM39453"><text:span text:style-name="T2">#</text:span></text:a></text:p>
      <text:p text:style-name="P4"><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2"><text:span text:style-name="T1">許世勤   |  2020.06.05 13:05   |   </text:span><text:a xlink:type="simple" xlink:href="http://palinfo.habago.org/Entry?Command=Information_PrintForum&amp;iPage=2#FORUM39452"><text:span text:style-name="T2">#</text:span></text:a></text:p>
      <text:p text:style-name="P3"><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2"><text:span text:style-name="T1">刘旭   |  2020.06.05 13:03   |   </text:span><text:a xlink:type="simple" xlink:href="http://palinfo.habago.org/Entry?Command=Information_PrintForum&amp;iPage=2#FORUM39451"><text:span text:style-name="T2">#</text:span></text:a></text:p>
      <text:p text:style-name="P4"><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2"><text:span text:style-name="T1">陳默   |  2020.06.05 12:58   |   </text:span><text:a xlink:type="simple" xlink:href="http://palinfo.habago.org/Entry?Command=Information_PrintForum&amp;iPage=2#FORUM39450"><text:span text:style-name="T2">#</text:span></text:a></text:p>
      <text:p text:style-name="P3"><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2"><text:span text:style-name="T1">Ethan   |  2020.06.05 12:54   |   </text:span><text:a xlink:type="simple" xlink:href="http://palinfo.habago.org/Entry?Command=Information_PrintForum&amp;iPage=2#FORUM39449"><text:span text:style-name="T2">#</text:span></text:a></text:p>
      <text:p text:style-name="P4"><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4">https://youtu.be/b-Fy80yHYQo</text:span></text:a><text:span text:style-name="T1"><text:line-break/><text:line-break/></text:span></text:p>
      <text:p text:style-name="P2"><text:span text:style-name="T1">陳默   |  2020.06.05 12:33   |   </text:span><text:a xlink:type="simple" xlink:href="http://palinfo.habago.org/Entry?Command=Information_PrintForum&amp;iPage=2#FORUM39447"><text:span text:style-name="T2">#</text:span></text:a></text:p>
      <text:p text:style-name="P3"><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2"><text:span text:style-name="T1">刘旭   |  2020.06.05 12:17   |   </text:span><text:a xlink:type="simple" xlink:href="http://palinfo.habago.org/Entry?Command=Information_PrintForum&amp;iPage=2#FORUM39446"><text:span text:style-name="T2">#</text:span></text:a></text:p>
      <text:p text:style-name="P4"><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2"><text:span text:style-name="T1">qegg   |  2020.06.05 12:01   |   </text:span><text:a xlink:type="simple" xlink:href="http://palinfo.habago.org/Entry?Command=Information_PrintForum&amp;iPage=2#FORUM39445"><text:span text:style-name="T2">#</text:span></text:a></text:p>
      <text:p text:style-name="P3"><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2"><text:span text:style-name="T1">許世勤   |  2020.06.05 11:14   |   </text:span><text:a xlink:type="simple" xlink:href="http://palinfo.habago.org/Entry?Command=Information_PrintForum&amp;iPage=3#FORUM39444"><text:span text:style-name="T2">#</text:span></text:a></text:p>
      <text:p text:style-name="P3"><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2"><text:span text:style-name="T1">許世勤   |  2020.06.05 10:26   |   </text:span><text:a xlink:type="simple" xlink:href="http://palinfo.habago.org/Entry?Command=Information_PrintForum&amp;iPage=3#FORUM39443"><text:span text:style-name="T2">#</text:span></text:a></text:p>
      <text:p text:style-name="P4"><text:span text:style-name="T1">欧阳阳<text:line-break/><text:line-break/>說得沒錯，所以對於這些挑撥與操弄，我只有「痛恨」兩字可以形容。<text:line-break/></text:span></text:p>
      <text:p text:style-name="P2"><text:span text:style-name="T1">欧阳阳   |  2020.06.05 10:24   |   </text:span><text:a xlink:type="simple" xlink:href="http://palinfo.habago.org/Entry?Command=Information_PrintForum&amp;iPage=3#FORUM39442"><text:span text:style-name="T2">#</text:span></text:a></text:p>
      <text:p text:style-name="P3"><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2"><text:span text:style-name="T1">許世勤   |  2020.06.05 10:24   |   </text:span><text:a xlink:type="simple" xlink:href="http://palinfo.habago.org/Entry?Command=Information_PrintForum&amp;iPage=3#FORUM39441"><text:span text:style-name="T2">#</text:span></text:a></text:p>
      <text:p text:style-name="P4"><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2"><text:span text:style-name="T1">陳默   |  2020.06.05 10:09   |   </text:span><text:a xlink:type="simple" xlink:href="http://palinfo.habago.org/Entry?Command=Information_PrintForum&amp;iPage=3#FORUM39440"><text:span text:style-name="T2">#</text:span></text:a></text:p>
      <text:p text:style-name="P3"><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2"><text:span text:style-name="T1">許世勤   |  2020.06.05 09:56   |   </text:span><text:a xlink:type="simple" xlink:href="http://palinfo.habago.org/Entry?Command=Information_PrintForum&amp;iPage=3#FORUM39439"><text:span text:style-name="T2">#</text:span></text:a></text:p>
      <text:p text:style-name="P4"><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2"><text:span text:style-name="T1">許世勤   |  2020.06.05 09:22   |   </text:span><text:a xlink:type="simple" xlink:href="http://palinfo.habago.org/Entry?Command=Information_PrintForum&amp;iPage=3#FORUM39438"><text:span text:style-name="T2">#</text:span></text:a></text:p>
      <text:p text:style-name="P3"><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2"><text:span text:style-name="T1">欧阳阳   |  2020.06.05 09:11   |   </text:span><text:a xlink:type="simple" xlink:href="http://palinfo.habago.org/Entry?Command=Information_PrintForum&amp;iPage=3#FORUM39437"><text:span text:style-name="T2">#</text:span></text:a></text:p>
      <text:p text:style-name="P4"><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2"><text:span text:style-name="T1">林書楷   |  2020.06.05 08:27   |   </text:span><text:a xlink:type="simple" xlink:href="http://palinfo.habago.org/Entry?Command=Information_PrintForum&amp;iPage=3#FORUM39436"><text:span text:style-name="T2">#</text:span></text:a></text:p>
      <text:p text:style-name="P3"><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2"><text:span text:style-name="T1">陳默   |  2020.06.05 08:27   |   </text:span><text:a xlink:type="simple" xlink:href="http://palinfo.habago.org/Entry?Command=Information_PrintForum&amp;iPage=3#FORUM39435"><text:span text:style-name="T2">#</text:span></text:a></text:p>
      <text:p text:style-name="P4"><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2"><text:span text:style-name="T1">穎芝   |  2020.06.05 07:42   |   </text:span><text:a xlink:type="simple" xlink:href="http://palinfo.habago.org/Entry?Command=Information_PrintForum&amp;iPage=3#FORUM39434"><text:span text:style-name="T2">#</text:span></text:a></text:p>
      <text:p text:style-name="P6"><text:span text:style-name="T6">被「中選會」告的還不止一人⋯<text:line-break/><text:line-break/></text:span><text:a xlink:type="simple" xlink:href="https://www.youtube.com/watch?v=MiEjNFCEMVA"><text:span text:style-name="T8">https://www.youtube.com/watch?v=MiEjNFCEMVA</text:span></text:a><text:span text:style-name="T6"><text:line-break/></text:span><text:a xlink:type="simple" xlink:href="https://www.youtube.com/watch?v=6sSRu0l4M0g"><text:span text:style-name="T8">https://www.youtube.com/watch?v=6sSRu0l4M0g</text:span></text:a><text:span text:style-name="T6"><text:line-break/><text:line-break/></text:span><text:span text:style-name="T9">穎芝   |  2020.06.05 07:22   |   </text:span><text:a xlink:type="simple" xlink:href="http://palinfo.habago.org/Entry?Command=Information_PrintForum&amp;iPage=4#FORUM39433"><text:span text:style-name="T10">#</text:span></text:a></text:p>
      <text:p text:style-name="P6"><text:span text:style-name="T6">一介草民網紅，只是拆穿「霸韓國家隊」的把戲，就要被移送法辦，好一個號稱「言論自由、民主」的國家！<text:line-break/><text:line-break/></text:span><text:a xlink:type="simple" xlink:href="https://www.youtube.com/watch?v=Ss0Y1ayFId4"><text:span text:style-name="T8">https://www.youtube.com/watch?v=Ss0Y1ayFId4</text:span></text:a><text:span text:style-name="T6"><text:line-break/></text:span><text:a xlink:type="simple" xlink:href="https://www.youtube.com/watch?v=CvwMRMLrhnE"><text:span text:style-name="T8">https://www.youtube.com/watch?v=CvwMRMLrhnE</text:span></text:a><text:span text:style-name="T6"><text:line-break/></text:span></text:p>
      <text:p text:style-name="P2"><text:span text:style-name="T1">刘旭   |  2020.06.05 06:35   |   </text:span><text:a xlink:type="simple" xlink:href="http://palinfo.habago.org/Entry?Command=Information_PrintForum&amp;iPage=4#FORUM39432"><text:span text:style-name="T2">#</text:span></text:a></text:p>
      <text:p text:style-name="P4"><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2"><text:span text:style-name="T1">阿水   |  2020.06.05 02:04   |   </text:span><text:a xlink:type="simple" xlink:href="http://palinfo.habago.org/Entry?Command=Information_PrintForum&amp;iPage=4#FORUM39431"><text:span text:style-name="T2">#</text:span></text:a></text:p>
      <text:p text:style-name="P3"><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2"><text:span text:style-name="T1">陳真   |  2020.06.05 01:36   |   </text:span><text:a xlink:type="simple" xlink:href="http://palinfo.habago.org/Entry?Command=Information_PrintForum&amp;iPage=4#FORUM39430"><text:span text:style-name="T2">#</text:span></text:a></text:p>
      <text:p text:style-name="P4"><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2"><text:span text:style-name="T1">傅怡鈞   |  2020.06.05 01:03   |   </text:span><text:a xlink:type="simple" xlink:href="http://palinfo.habago.org/Entry?Command=Information_PrintForum&amp;iPage=4#FORUM39428"><text:span text:style-name="T2">#</text:span></text:a></text:p>
      <text:p text:style-name="P3"><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2"><text:span text:style-name="T1">洋洋   |  2020.06.04 22:27   |   </text:span><text:a xlink:type="simple" xlink:href="http://palinfo.habago.org/Entry?Command=Information_PrintForum&amp;iPage=1#FORUM39427"><text:span text:style-name="T2">#</text:span></text:a></text:p>
      <text:p text:style-name="P3"><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5">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2"><text:span text:style-name="T1">洋洋   |  2020.06.04 22:07   |   </text:span><text:a xlink:type="simple" xlink:href="http://palinfo.habago.org/Entry?Command=Information_PrintForum&amp;iPage=1#FORUM39426"><text:span text:style-name="T2">#</text:span></text:a></text:p>
      <text:p text:style-name="P4"><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4">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4">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2"><text:span text:style-name="T1">刘旭   |  2020.06.04 21:51   |   </text:span><text:a xlink:type="simple" xlink:href="http://palinfo.habago.org/Entry?Command=Information_PrintForum&amp;iPage=1#FORUM39425"><text:span text:style-name="T2">#</text:span></text:a></text:p>
      <text:p text:style-name="P3"><text:span text:style-name="T1">洋洋<text:line-break/>天津滨海新区 化工厂爆炸。你可以查阅一下当时的新闻报道，</text:span></text:p>
      <text:p text:style-name="P2"><text:span text:style-name="T1">刘旭   |  2020.06.04 21:50   |   </text:span><text:a xlink:type="simple" xlink:href="http://palinfo.habago.org/Entry?Command=Information_PrintForum&amp;iPage=1#FORUM39424"><text:span text:style-name="T2">#</text:span></text:a></text:p>
      <text:p text:style-name="P4"><text:span text:style-name="T1">洋洋<text:line-break/>天津滨海新区 化工厂爆炸。你可以查阅一下当时的新闻报道，</text:span></text:p>
      <text:p text:style-name="P2"><text:span text:style-name="T1">欧阳阳   |  2020.06.04 21:49   |   </text:span><text:a xlink:type="simple" xlink:href="http://palinfo.habago.org/Entry?Command=Information_PrintForum&amp;iPage=1#FORUM39423"><text:span text:style-name="T2">#</text:span></text:a></text:p>
      <text:p text:style-name="P3"><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2"><text:span text:style-name="T1">刘旭   |  2020.06.04 21:27   |   </text:span><text:a xlink:type="simple" xlink:href="http://palinfo.habago.org/Entry?Command=Information_PrintForum&amp;iPage=1#FORUM39422"><text:span text:style-name="T2">#</text:span></text:a></text:p>
      <text:p text:style-name="P4"><text:span text:style-name="T1">鄭豐遠<text:line-break/>我说李文亮的事情，重点在他是在私人群里面说的，而被请去喝茶，这说明。个人私下聊天的事情，是受到政府监控的。而且政府是可以随时查阅的。</text:span></text:p>
      <text:p text:style-name="P2"><text:span text:style-name="T1">陳默   |  2020.06.04 21:27   |   </text:span><text:a xlink:type="simple" xlink:href="http://palinfo.habago.org/Entry?Command=Information_PrintForum&amp;iPage=1#FORUM39421"><text:span text:style-name="T2">#</text:span></text:a></text:p>
      <text:p text:style-name="P3"><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2"><text:span text:style-name="T1">洋洋   |  2020.06.04 21:15   |   </text:span><text:a xlink:type="simple" xlink:href="http://palinfo.habago.org/Entry?Command=Information_PrintForum&amp;iPage=1#FORUM39420"><text:span text:style-name="T2">#</text:span></text:a></text:p>
      <text:p text:style-name="P4"><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2"><text:span text:style-name="T1">鄭豐遠   |  2020.06.04 20:53   |   </text:span><text:a xlink:type="simple" xlink:href="http://palinfo.habago.org/Entry?Command=Information_PrintForum&amp;iPage=1#FORUM39419"><text:span text:style-name="T2">#</text:span></text:a></text:p>
      <text:p text:style-name="P3"><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2"><text:span text:style-name="T1">周舟   |  2020.06.04 20:47   |   </text:span><text:a xlink:type="simple" xlink:href="http://palinfo.habago.org/Entry?Command=Information_PrintForum&amp;iPage=1#FORUM39418"><text:span text:style-name="T2">#</text:span></text:a></text:p>
      <text:p text:style-name="P4"><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2"><text:span text:style-name="T1">刘旭   |  2020.06.04 20:00   |   </text:span><text:a xlink:type="simple" xlink:href="http://palinfo.habago.org/Entry?Command=Information_PrintForum&amp;iPage=1#FORUM39417"><text:span text:style-name="T2">#</text:span></text:a></text:p>
      <text:p text:style-name="P3"><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2"><text:span text:style-name="T1">欧阳阳   |  2020.06.04 19:09   |   </text:span><text:a xlink:type="simple" xlink:href="http://palinfo.habago.org/Entry?Command=Information_PrintForum&amp;iPage=2#FORUM39416"><text:span text:style-name="T2">#</text:span></text:a></text:p>
      <text:p text:style-name="P3"><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2"><text:span text:style-name="T1">欧阳阳   |  2020.06.04 19:03   |   </text:span><text:a xlink:type="simple" xlink:href="http://palinfo.habago.org/Entry?Command=Information_PrintForum&amp;iPage=2#FORUM39415"><text:span text:style-name="T2">#</text:span></text:a></text:p>
      <text:p text:style-name="P4"><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2"><text:span text:style-name="T1">許世勤   |  2020.06.04 17:38   |   </text:span><text:a xlink:type="simple" xlink:href="http://palinfo.habago.org/Entry?Command=Information_PrintForum&amp;iPage=2#FORUM39414"><text:span text:style-name="T2">#</text:span></text:a></text:p>
      <text:p text:style-name="P3"><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2"><text:span text:style-name="T1">陳默   |  2020.06.04 17:26   |   </text:span><text:a xlink:type="simple" xlink:href="http://palinfo.habago.org/Entry?Command=Information_PrintForum&amp;iPage=2#FORUM39413"><text:span text:style-name="T2">#</text:span></text:a></text:p>
      <text:p text:style-name="P4"><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2"><text:span text:style-name="T1">鄭豐遠   |  2020.06.04 10:51   |   </text:span><text:a xlink:type="simple" xlink:href="http://palinfo.habago.org/Entry?Command=Information_PrintForum&amp;iPage=2#FORUM39412"><text:span text:style-name="T2">#</text:span></text:a></text:p>
      <text:p text:style-name="P3"><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2"><text:span text:style-name="T1">許世勤   |  2020.06.04 09:38   |   </text:span><text:a xlink:type="simple" xlink:href="http://palinfo.habago.org/Entry?Command=Information_PrintForum&amp;iPage=2#FORUM39411"><text:span text:style-name="T2">#</text:span></text:a></text:p>
      <text:p text:style-name="P4"><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2"><text:span text:style-name="T1">刘旭   |  2020.06.04 08:55   |   </text:span><text:a xlink:type="simple" xlink:href="http://palinfo.habago.org/Entry?Command=Information_PrintForum&amp;iPage=2#FORUM39410"><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2"><text:span text:style-name="T1">刘旭   |  2020.06.04 08:41   |   </text:span><text:a xlink:type="simple" xlink:href="http://palinfo.habago.org/Entry?Command=Information_PrintForum&amp;iPage=2#FORUM39409"><text:span text:style-name="T2">#</text:span></text:a></text:p>
      <text:p text:style-name="P4"><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2"><text:span text:style-name="T1">鄭豐遠   |  2020.06.04 08:03   |   </text:span><text:a xlink:type="simple" xlink:href="http://palinfo.habago.org/Entry?Command=Information_PrintForum&amp;iPage=2#FORUM39408"><text:span text:style-name="T2">#</text:span></text:a></text:p>
      <text:p text:style-name="P3"><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2"><text:span text:style-name="T1">欧阳阳   |  2020.06.04 07:46   |   </text:span><text:a xlink:type="simple" xlink:href="http://palinfo.habago.org/Entry?Command=Information_PrintForum&amp;iPage=2#FORUM39407"><text:span text:style-name="T2">#</text:span></text:a></text:p>
      <text:p text:style-name="P4"><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2"><text:span text:style-name="T1">阿水   |  2020.06.04 07:44   |   </text:span><text:a xlink:type="simple" xlink:href="http://palinfo.habago.org/Entry?Command=Information_PrintForum&amp;iPage=2#FORUM39406"><text:span text:style-name="T2">#</text:span></text:a></text:p>
      <text:p text:style-name="P3"><text:span text:style-name="T1">喔，樓下是阿水我本人，GOOGLE會記憶，提供方便選項，不必每次重覆輸入，但沒有防呆。</text:span></text:p>
      <text:p text:style-name="P2"><text:span text:style-name="T1">欧阳阳   |  2020.06.04 07:39   |   </text:span><text:a xlink:type="simple" xlink:href="http://palinfo.habago.org/Entry?Command=Information_PrintForum&amp;iPage=3#FORUM39405"><text:span text:style-name="T2">#</text:span></text:a></text:p>
      <text:p text:style-name="P3"><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2"><text:span text:style-name="T1">SC HOU   |  2020.06.04 07:38   |   </text:span><text:a xlink:type="simple" xlink:href="http://palinfo.habago.org/Entry?Command=Information_PrintForum&amp;iPage=3#FORUM39404"><text:span text:style-name="T2">#</text:span></text:a></text:p>
      <text:p text:style-name="P4"><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2"><text:span text:style-name="T1">鄭豐遠   |  2020.06.04 07:23   |   </text:span><text:a xlink:type="simple" xlink:href="http://palinfo.habago.org/Entry?Command=Information_PrintForum&amp;iPage=3#FORUM39403"><text:span text:style-name="T2">#</text:span></text:a></text:p>
      <text:p text:style-name="P3"><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2"><text:span text:style-name="T1">刘旭   |  2020.06.04 07:16   |   </text:span><text:a xlink:type="simple" xlink:href="http://palinfo.habago.org/Entry?Command=Information_PrintForum&amp;iPage=3#FORUM39402"><text:span text:style-name="T2">#</text:span></text:a></text:p>
      <text:p text:style-name="P4"><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2"><text:span text:style-name="T1">阿水   |  2020.06.04 07:10   |   </text:span><text:a xlink:type="simple" xlink:href="http://palinfo.habago.org/Entry?Command=Information_PrintForum&amp;iPage=3#FORUM39401"><text:span text:style-name="T2">#</text:span></text:a></text:p>
      <text:p text:style-name="P3"><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2"><text:span text:style-name="T1">蔡亦鸣   |  2020.06.04 06:10   |   </text:span><text:a xlink:type="simple" xlink:href="http://palinfo.habago.org/Entry?Command=Information_PrintForum&amp;iPage=3#FORUM39400"><text:span text:style-name="T2">#</text:span></text:a></text:p>
      <text:p text:style-name="P4"><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4">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5">敌</text:span><text:span text:style-name="T1">在中宣部是不是真的地步了。</text:span></text:p>
      <text:p text:style-name="P2"><text:span text:style-name="T1">蔡亦鸣   |  2020.06.04 05:16   |   </text:span><text:a xlink:type="simple" xlink:href="http://palinfo.habago.org/Entry?Command=Information_PrintForum&amp;iPage=3#FORUM39399"><text:span text:style-name="T2">#</text:span></text:a></text:p>
      <text:p text:style-name="P3"><text:a xlink:type="simple" xlink:href="https://www.tandfonline.com/doi/abs/10.1080/1369118X.2018.1476576"><text:span text:style-name="T4">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4">https://www.zhihu.com/question/397221243/answer/1247409689</text:span></text:a><text:span text:style-name="T1"><text:line-break/>最近在赞比亚有三个中国人被残忍</text:span><text:span text:style-name="T5">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2"><text:span text:style-name="T1">刘旭   |  2020.06.04 02:21   |   </text:span><text:a xlink:type="simple" xlink:href="http://palinfo.habago.org/Entry?Command=Information_PrintForum&amp;iPage=3#FORUM39398"><text:span text:style-name="T2">#</text:span></text:a></text:p>
      <text:p text:style-name="P4"><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2"><text:span text:style-name="T1">小魚   |  2020.06.04 00:27   |   </text:span><text:a xlink:type="simple" xlink:href="http://palinfo.habago.org/Entry?Command=Information_PrintForum&amp;iPage=3#FORUM39397"><text:span text:style-name="T2">#</text:span></text:a></text:p>
      <text:p text:style-name="P3"><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2"><text:span text:style-name="T1">欧阳阳   |  2020.06.03 21:38   |   </text:span><text:a xlink:type="simple" xlink:href="http://palinfo.habago.org/Entry?Command=Information_PrintForum&amp;iPage=3#FORUM39396"><text:span text:style-name="T2">#</text:span></text:a></text:p>
      <text:p text:style-name="P4"><text:span text:style-name="T1">陳真前辈，<text:line-break/><text:line-break/>前面的两段是自己的一些想法，后面的历史典故是从网上搜集而来，是否完全符合历史事实，目前个人还没法考证。</text:span></text:p>
      <text:p text:style-name="P2"><text:span text:style-name="T1">涓   |  2020.06.03 21:36   |   </text:span><text:a xlink:type="simple" xlink:href="http://palinfo.habago.org/Entry?Command=Information_PrintForum&amp;iPage=3#FORUM39395"><text:span text:style-name="T2">#</text:span></text:a></text:p>
      <text:p text:style-name="P3"><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2"><text:span text:style-name="T1">陳真   |  2020.06.03 20:57   |   </text:span><text:a xlink:type="simple" xlink:href="http://palinfo.habago.org/Entry?Command=Information_PrintForum&amp;iPage=4#FORUM39394"><text:span text:style-name="T2">#</text:span></text:a></text:p>
      <text:p text:style-name="P3"><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4">https://bit.ly/2U6R0fj</text:span></text:a><text:span text:style-name="T1"> <text:line-break/><text:line-break/></text:span><text:a xlink:type="simple" xlink:href="https://bit.ly/2BuWIBl"><text:span text:style-name="T4">https://bit.ly/2BuWIBl</text:span></text:a><text:span text:style-name="T1"><text:line-break/><text:line-break/></text:span><text:a xlink:type="simple" xlink:href="https://bit.ly/2XXz73D"><text:span text:style-name="T4">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2"><text:span text:style-name="T1">欧阳阳   |  2020.06.03 18:18   |   </text:span><text:a xlink:type="simple" xlink:href="http://palinfo.habago.org/Entry?Command=Information_PrintForum&amp;iPage=4#FORUM39393"><text:span text:style-name="T2">#</text:span></text:a></text:p>
      <text:p text:style-name="P4"><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2"><text:span text:style-name="T1">刘旭   |  2020.06.03 17:43   |   </text:span><text:a xlink:type="simple" xlink:href="http://palinfo.habago.org/Entry?Command=Information_PrintForum&amp;iPage=4#FORUM39392"><text:span text:style-name="T2">#</text:span></text:a></text:p>
      <text:p text:style-name="P3"><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2"><text:span text:style-name="T1">欧阳阳   |  2020.06.03 17:39   |   </text:span><text:a xlink:type="simple" xlink:href="http://palinfo.habago.org/Entry?Command=Information_PrintForum&amp;iPage=4#FORUM39391"><text:span text:style-name="T2">#</text:span></text:a></text:p>
      <text:p text:style-name="P4"><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5">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5">杀</text:span><text:span text:style-name="T1">。但公民大会作出最为人诟病的决定，还是针对亚西比德的</text:span><text:span text:style-name="T5">远</text:span><text:span text:style-name="T1">征。<text:line-break/>亚西比德是一个年青政客，他说服雅典人派他带领一支大军</text:span><text:span text:style-name="T5">远</text:span><text:span text:style-name="T1">征西西里，以</text:span><text:span text:style-name="T5">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5">远</text:span><text:span text:style-name="T1">征军失去首领，改由尼西阿斯统率。但是尼西阿斯军事经验不足，导致雅典</text:span><text:span text:style-name="T5">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2"><text:span text:style-name="T1">欧阳阳   |  2020.06.03 16:42   |   </text:span><text:a xlink:type="simple" xlink:href="http://palinfo.habago.org/Entry?Command=Information_PrintForum&amp;iPage=4#FORUM39390"><text:span text:style-name="T2">#</text:span></text:a></text:p>
      <text:p text:style-name="P3"><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5">虑</text:span><text:span text:style-name="T1">的地方。</text:span></text:p>
      <text:p text:style-name="P2"><text:span text:style-name="T1">許世勤   |  2020.06.03 15:56   |   </text:span><text:a xlink:type="simple" xlink:href="http://palinfo.habago.org/Entry?Command=Information_PrintForum&amp;iPage=4#FORUM39389"><text:span text:style-name="T2">#</text:span></text:a></text:p>
      <text:p text:style-name="P4"><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2"><text:span text:style-name="T1">刘旭   |  2020.06.03 13:26   |   </text:span><text:a xlink:type="simple" xlink:href="http://palinfo.habago.org/Entry?Command=Information_PrintForum&amp;iPage=4#FORUM39388"><text:span text:style-name="T2">#</text:span></text:a></text:p>
      <text:p text:style-name="P3"><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2"><text:span text:style-name="T1">阿水   |  2020.06.03 11:56   |   </text:span><text:a xlink:type="simple" xlink:href="http://palinfo.habago.org/Entry?Command=Information_PrintForum&amp;iPage=4#FORUM39387"><text:span text:style-name="T2">#</text:span></text:a></text:p>
      <text:p text:style-name="P4"><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2"><text:span text:style-name="T1">許世勤   |  2020.06.03 11:24   |   </text:span><text:a xlink:type="simple" xlink:href="http://palinfo.habago.org/Entry?Command=Information_PrintForum&amp;iPage=4#FORUM39386"><text:span text:style-name="T2">#</text:span></text:a></text:p>
      <text:p text:style-name="P3"><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2"><text:span text:style-name="T1">陳真   |  2020.06.03 11:19   |   </text:span><text:a xlink:type="simple" xlink:href="http://palinfo.habago.org/Entry?Command=Information_PrintForum&amp;iPage=4#FORUM39385"><text:span text:style-name="T2">#</text:span></text:a></text:p>
      <text:p text:style-name="P4"><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2"><text:span text:style-name="T1">欧阳阳   |  2020.06.03 11:14   |   </text:span><text:a xlink:type="simple" xlink:href="http://palinfo.habago.org/Entry?Command=Information_PrintForum&amp;iPage=4#FORUM39384"><text:span text:style-name="T2">#</text:span></text:a></text:p>
      <text:p text:style-name="P3"><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2"><text:span text:style-name="T1">欧阳阳   |  2020.06.03 11:03   |   </text:span><text:a xlink:type="simple" xlink:href="http://palinfo.habago.org/Entry?Command=Information_PrintForum&amp;iPage=5#FORUM39383"><text:span text:style-name="T2">#</text:span></text:a></text:p>
      <text:p text:style-name="P3"><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2"><text:span text:style-name="T1">阿水   |  2020.06.03 10:04   |   </text:span><text:a xlink:type="simple" xlink:href="http://palinfo.habago.org/Entry?Command=Information_PrintForum&amp;iPage=5#FORUM39382"><text:span text:style-name="T2">#</text:span></text:a></text:p>
      <text:p text:style-name="P4"><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2"><text:span text:style-name="T1">陈默   |  2020.06.03 09:48   |   </text:span><text:a xlink:type="simple" xlink:href="http://palinfo.habago.org/Entry?Command=Information_PrintForum&amp;iPage=5#FORUM39381"><text:span text:style-name="T2">#</text:span></text:a></text:p>
      <text:p text:style-name="P3"><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2"><text:span text:style-name="T1">許世勤   |  2020.06.03 09:19   |   </text:span><text:a xlink:type="simple" xlink:href="http://palinfo.habago.org/Entry?Command=Information_PrintForum&amp;iPage=5#FORUM39380"><text:span text:style-name="T2">#</text:span></text:a></text:p>
      <text:p text:style-name="P4"><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2"><text:span text:style-name="T1">周舟   |  2020.06.03 08:39   |   </text:span><text:a xlink:type="simple" xlink:href="http://palinfo.habago.org/Entry?Command=Information_PrintForum&amp;iPage=5#FORUM39379"><text:span text:style-name="T2">#</text:span></text:a></text:p>
      <text:p text:style-name="P3"><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2"><text:span text:style-name="T1">欧阳阳   |  2020.06.03 08:35   |   </text:span><text:a xlink:type="simple" xlink:href="http://palinfo.habago.org/Entry?Command=Information_PrintForum&amp;iPage=5#FORUM39378"><text:span text:style-name="T2">#</text:span></text:a></text:p>
      <text:p text:style-name="P4"><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2"><text:span text:style-name="T1">良哲   |  2020.06.03 05:38   |   </text:span><text:a xlink:type="simple" xlink:href="http://palinfo.habago.org/Entry?Command=Information_PrintForum&amp;iPage=5#FORUM39377"><text:span text:style-name="T2">#</text:span></text:a></text:p>
      <text:p text:style-name="P3"><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4">http://huzhuhui.org.tw/?p=123</text:span></text:a></text:p>
      <text:p text:style-name="P2"><text:span text:style-name="T1">王修亮   |  2020.06.03 01:45   |   </text:span><text:a xlink:type="simple" xlink:href="http://palinfo.habago.org/Entry?Command=Information_PrintForum&amp;iPage=5#FORUM39376"><text:span text:style-name="T2">#</text:span></text:a></text:p>
      <text:p text:style-name="P4"><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2"><text:span text:style-name="T1">江南   |  2020.06.03 01:31   |   </text:span><text:a xlink:type="simple" xlink:href="http://palinfo.habago.org/Entry?Command=Information_PrintForum&amp;iPage=5#FORUM39375"><text:span text:style-name="T2">#</text:span></text:a></text:p>
      <text:p text:style-name="P3"><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2"><text:span text:style-name="T1">王修亮   |  2020.06.03 01:29   |   </text:span><text:a xlink:type="simple" xlink:href="http://palinfo.habago.org/Entry?Command=Information_PrintForum&amp;iPage=5#FORUM39374"><text:span text:style-name="T2">#</text:span></text:a></text:p>
      <text:p text:style-name="P4"><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1">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1">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1">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1">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1">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1">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2"><text:span text:style-name="T1">陳真   |  2020.06.03 01:21   |   </text:span><text:a xlink:type="simple" xlink:href="http://palinfo.habago.org/Entry?Command=Information_PrintForum&amp;iPage=5#FORUM39373"><text:span text:style-name="T2">#</text:span></text:a></text:p>
      <text:p text:style-name="P3"><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2"><text:span text:style-name="T1">阿水   |  2020.06.03 00:06   |   </text:span><text:a xlink:type="simple" xlink:href="http://palinfo.habago.org/Entry?Command=Information_PrintForum&amp;iPage=6#FORUM39372"><text:span text:style-name="T2">#</text:span></text:a></text:p>
      <text:p text:style-name="P3"><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2"><text:span text:style-name="T1">子夷   |  2020.06.02 23:48   |   </text:span><text:a xlink:type="simple" xlink:href="http://palinfo.habago.org/Entry?Command=Information_PrintForum&amp;iPage=6#FORUM39371"><text:span text:style-name="T2">#</text:span></text:a></text:p>
      <text:p text:style-name="P4"><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2"><text:span text:style-name="T1">刘旭   |  2020.06.02 23:11   |   </text:span><text:a xlink:type="simple" xlink:href="http://palinfo.habago.org/Entry?Command=Information_PrintForum&amp;iPage=6#FORUM39370"><text:span text:style-name="T2">#</text:span></text:a></text:p>
      <text:p text:style-name="P3"><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2"><text:span text:style-name="T1">刘旭   |  2020.06.02 22:41   |   </text:span><text:a xlink:type="simple" xlink:href="http://palinfo.habago.org/Entry?Command=Information_PrintForum&amp;iPage=6#FORUM39369"><text:span text:style-name="T2">#</text:span></text:a></text:p>
      <text:p text:style-name="P4"><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2"><text:span text:style-name="T1">子夷   |  2020.06.02 22:39   |   </text:span><text:a xlink:type="simple" xlink:href="http://palinfo.habago.org/Entry?Command=Information_PrintForum&amp;iPage=6#FORUM39368"><text:span text:style-name="T2">#</text:span></text:a></text:p>
      <text:p text:style-name="P3"><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2"><text:span text:style-name="T1">王修亮   |  2020.06.02 22:15   |   </text:span><text:a xlink:type="simple" xlink:href="http://palinfo.habago.org/Entry?Command=Information_PrintForum&amp;iPage=6#FORUM39367"><text:span text:style-name="T2">#</text:span></text:a></text:p>
      <text:p text:style-name="P4"><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2"><text:span text:style-name="T1">刘旭   |  2020.06.02 22:07   |   </text:span><text:a xlink:type="simple" xlink:href="http://palinfo.habago.org/Entry?Command=Information_PrintForum&amp;iPage=6#FORUM39366"><text:span text:style-name="T2">#</text:span></text:a></text:p>
      <text:p text:style-name="P3"><text:span text:style-name="T1">周舟好<text:line-break/>我并不痛恨共产党，我对共产党的看法是复</text:span><text:span text:style-name="T5">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2"><text:span text:style-name="T1">刘旭   |  2020.06.02 21:50   |   </text:span><text:a xlink:type="simple" xlink:href="http://palinfo.habago.org/Entry?Command=Information_PrintForum&amp;iPage=6#FORUM39365"><text:span text:style-name="T2">#</text:span></text:a></text:p>
      <text:p text:style-name="P4"><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2"><text:span text:style-name="T1">周舟   |  2020.06.02 21:26   |   </text:span><text:a xlink:type="simple" xlink:href="http://palinfo.habago.org/Entry?Command=Information_PrintForum&amp;iPage=6#FORUM39364"><text:span text:style-name="T2">#</text:span></text:a></text:p>
      <text:p text:style-name="P3"><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2"><text:span text:style-name="T1">陳真   |  2020.06.02 20:37   |   </text:span><text:a xlink:type="simple" xlink:href="http://palinfo.habago.org/Entry?Command=Information_PrintForum&amp;iPage=6#FORUM39363"><text:span text:style-name="T2">#</text:span></text:a></text:p>
      <text:p text:style-name="P4"><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4">https://bit.ly/3drWKbk</text:span></text:a><text:span text:style-name="T1"><text:line-break/><text:line-break/></text:span><text:a xlink:type="simple" xlink:href="https://bit.ly/36THAZP"><text:span text:style-name="T4">https://bit.ly/36THAZP</text:span></text:a><text:span text:style-name="T1"><text:line-break/><text:line-break/></text:span><text:a xlink:type="simple" xlink:href="https://bit.ly/2ZYdtz2"><text:span text:style-name="T4">https://bit.ly/2ZYdtz2</text:span></text:a><text:span text:style-name="T1"><text:line-break/><text:line-break/></text:span><text:a xlink:type="simple" xlink:href="https://bit.ly/2zTzp3G"><text:span text:style-name="T4">https://bit.ly/2zTzp3G</text:span></text:a></text:p>
      <text:p text:style-name="P2"><text:span text:style-name="T1">阿水   |  2020.06.02 20:37   |   </text:span><text:a xlink:type="simple" xlink:href="http://palinfo.habago.org/Entry?Command=Information_PrintForum&amp;iPage=6#FORUM39362"><text:span text:style-name="T2">#</text:span></text:a></text:p>
      <text:p text:style-name="P3"><text:span text:style-name="T1">劉旭葛格，您的意思是上一級法院也被滲透？對不起，沒告過的話，我不能僅憑您的三言兩語就相信，列入待查事項。</text:span></text:p>
      <text:p text:style-name="P2"><text:span text:style-name="T1">刘旭   |  2020.06.02 20:26   |   </text:span><text:a xlink:type="simple" xlink:href="http://palinfo.habago.org/Entry?Command=Information_PrintForum&amp;iPage=7#FORUM39361"><text:span text:style-name="T2">#</text:span></text:a></text:p>
      <text:p text:style-name="P3"><text:span text:style-name="T1">阿水<text:line-break/>当地公检法都被渗透，官官相护，裁判和球员都是他，拿什么提告？</text:span></text:p>
      <text:p text:style-name="P2"><text:span text:style-name="T1">阿水   |  2020.06.02 20:18   |   </text:span><text:a xlink:type="simple" xlink:href="http://palinfo.habago.org/Entry?Command=Information_PrintForum&amp;iPage=7#FORUM39360"><text:span text:style-name="T2">#</text:span></text:a></text:p>
      <text:p text:style-name="P4"><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2"><text:span text:style-name="T1">刘旭   |  2020.06.02 19:10   |   </text:span><text:a xlink:type="simple" xlink:href="http://palinfo.habago.org/Entry?Command=Information_PrintForum&amp;iPage=7#FORUM39359"><text:span text:style-name="T2">#</text:span></text:a></text:p>
      <text:p text:style-name="P3"><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2"><text:span text:style-name="T1">欧阳阳   |  2020.06.02 18:57   |   </text:span><text:a xlink:type="simple" xlink:href="http://palinfo.habago.org/Entry?Command=Information_PrintForum&amp;iPage=7#FORUM39358"><text:span text:style-name="T2">#</text:span></text:a></text:p>
      <text:p text:style-name="P4"><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2"><text:span text:style-name="T1">陳真   |  2020.06.02 18:56   |   </text:span><text:a xlink:type="simple" xlink:href="http://palinfo.habago.org/Entry?Command=Information_PrintForum&amp;iPage=7#FORUM39357"><text:span text:style-name="T2">#</text:span></text:a></text:p>
      <text:p text:style-name="P3"><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2"><text:span text:style-name="T1">欧阳阳   |  2020.06.02 18:44   |   </text:span><text:a xlink:type="simple" xlink:href="http://palinfo.habago.org/Entry?Command=Information_PrintForum&amp;iPage=7#FORUM39356"><text:span text:style-name="T2">#</text:span></text:a></text:p>
      <text:p text:style-name="P4"><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2"><text:span text:style-name="T1">刘旭   |  2020.06.02 18:30   |   </text:span><text:a xlink:type="simple" xlink:href="http://palinfo.habago.org/Entry?Command=Information_PrintForum&amp;iPage=7#FORUM39355"><text:span text:style-name="T2">#</text:span></text:a></text:p>
      <text:p text:style-name="P3"><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2"><text:span text:style-name="T1">陳真   |  2020.06.02 17:52   |   </text:span><text:a xlink:type="simple" xlink:href="http://palinfo.habago.org/Entry?Command=Information_PrintForum&amp;iPage=7#FORUM39354"><text:span text:style-name="T2">#</text:span></text:a></text:p>
      <text:p text:style-name="P4"><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4">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2"><text:span text:style-name="T1">許世勤   |  2020.06.02 17:35   |   </text:span><text:a xlink:type="simple" xlink:href="http://palinfo.habago.org/Entry?Command=Information_PrintForum&amp;iPage=7#FORUM39353"><text:span text:style-name="T2">#</text:span></text:a></text:p>
      <text:p text:style-name="P3"><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2"><text:span text:style-name="T1">刘旭   |  2020.06.02 17:20   |   </text:span><text:a xlink:type="simple" xlink:href="http://palinfo.habago.org/Entry?Command=Information_PrintForum&amp;iPage=7#FORUM39352"><text:span text:style-name="T2">#</text:span></text:a></text:p>
      <text:p text:style-name="P4"><text:span text:style-name="T1">陳真先生<text:line-break/>广东有句话，</text:span><text:span text:style-name="T5">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2"><text:span text:style-name="T1">阿水   |  2020.06.02 16:51   |   </text:span><text:a xlink:type="simple" xlink:href="http://palinfo.habago.org/Entry?Command=Information_PrintForum&amp;iPage=7#FORUM39351"><text:span text:style-name="T2">#</text:span></text:a></text:p>
      <text:p text:style-name="P3"><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2"><text:span text:style-name="T1">刘旭   |  2020.06.02 16:33   |   </text:span><text:a xlink:type="simple" xlink:href="http://palinfo.habago.org/Entry?Command=Information_PrintForum&amp;iPage=8#FORUM39350"><text:span text:style-name="T2">#</text:span></text:a></text:p>
      <text:p text:style-name="P3"><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2"><text:span text:style-name="T1">刘旭   |  2020.06.02 15:48   |   </text:span><text:a xlink:type="simple" xlink:href="http://palinfo.habago.org/Entry?Command=Information_PrintForum&amp;iPage=8#FORUM39349"><text:span text:style-name="T2">#</text:span></text:a></text:p>
      <text:p text:style-name="P4"><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5">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5">远</text:span><text:span text:style-name="T1">吗？<text:line-break/></text:span></text:p>
      <text:p text:style-name="P2"><text:span text:style-name="T1">老羊   |  2020.06.02 15:23   |   </text:span><text:a xlink:type="simple" xlink:href="http://palinfo.habago.org/Entry?Command=Information_PrintForum&amp;iPage=8#FORUM39348"><text:span text:style-name="T2">#</text:span></text:a></text:p>
      <text:p text:style-name="P3"><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2"><text:span text:style-name="T1">老羊   |  2020.06.02 15:05   |   </text:span><text:a xlink:type="simple" xlink:href="http://palinfo.habago.org/Entry?Command=Information_PrintForum&amp;iPage=8#FORUM39347"><text:span text:style-name="T2">#</text:span></text:a></text:p>
      <text:p text:style-name="P4"><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2"><text:span text:style-name="T1">阿水   |  2020.06.02 14:38   |   </text:span><text:a xlink:type="simple" xlink:href="http://palinfo.habago.org/Entry?Command=Information_PrintForum&amp;iPage=8#FORUM39346"><text:span text:style-name="T2">#</text:span></text:a></text:p>
      <text:p text:style-name="P3"><text:span text:style-name="T1">糗了，我怎麼會把川普想成民主黨，樓下更正為「共和黨」，不好意思。</text:span></text:p>
      <text:p text:style-name="P2"><text:span text:style-name="T1">阿水   |  2020.06.02 14:33   |   </text:span><text:a xlink:type="simple" xlink:href="http://palinfo.habago.org/Entry?Command=Information_PrintForum&amp;iPage=8#FORUM39345"><text:span text:style-name="T2">#</text:span></text:a></text:p>
      <text:p text:style-name="P4"><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2"><text:span text:style-name="T1">欧阳阳   |  2020.06.02 14:24   |   </text:span><text:a xlink:type="simple" xlink:href="http://palinfo.habago.org/Entry?Command=Information_PrintForum&amp;iPage=8#FORUM39344"><text:span text:style-name="T2">#</text:span></text:a></text:p>
      <text:p text:style-name="P3"><text:span text:style-name="T1">简而言之，就是目前普遍实施的西方民主憲政无法做到良好的“抑恶扬善”效果。</text:span></text:p>
      <text:p text:style-name="P2"><text:span text:style-name="T1">欧阳阳   |  2020.06.02 14:19   |   </text:span><text:a xlink:type="simple" xlink:href="http://palinfo.habago.org/Entry?Command=Information_PrintForum&amp;iPage=8#FORUM39343"><text:span text:style-name="T2">#</text:span></text:a></text:p>
      <text:p text:style-name="P4"><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5">杂</text:span><text:span text:style-name="T1">的利益演化，促使组织结构不断优化。<text:line-break/><text:line-break/>更直白的地说，世界各种制度可以区域内各自演化，相互融合又相互竞争，而不是谁一定要消灭谁。</text:span></text:p>
      <text:p text:style-name="P2"><text:span text:style-name="T1">劉珀瑋   |  2020.06.02 13:52   |   </text:span><text:a xlink:type="simple" xlink:href="http://palinfo.habago.org/Entry?Command=Information_PrintForum&amp;iPage=8#FORUM39342"><text:span text:style-name="T2">#</text:span></text:a></text:p>
      <text:p text:style-name="P3"><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2"><text:span text:style-name="T1">阿水   |  2020.06.02 13:38   |   </text:span><text:a xlink:type="simple" xlink:href="http://palinfo.habago.org/Entry?Command=Information_PrintForum&amp;iPage=8#FORUM39341"><text:span text:style-name="T2">#</text:span></text:a></text:p>
      <text:p text:style-name="P4"><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2"><text:span text:style-name="T1">阿水   |  2020.06.02 12:09   |   </text:span><text:a xlink:type="simple" xlink:href="http://palinfo.habago.org/Entry?Command=Information_PrintForum&amp;iPage=8#FORUM39340"><text:span text:style-name="T2">#</text:span></text:a></text:p>
      <text:p text:style-name="P3"><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2"><text:span text:style-name="T1">欧阳阳   |  2020.06.02 11:57   |   </text:span><text:a xlink:type="simple" xlink:href="http://palinfo.habago.org/Entry?Command=Information_PrintForum&amp;iPage=9#FORUM39339"><text:span text:style-name="T2">#</text:span></text:a></text:p>
      <text:p text:style-name="P3"><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2"><text:span text:style-name="T1">欧阳阳   |  2020.06.02 11:16   |   </text:span><text:a xlink:type="simple" xlink:href="http://palinfo.habago.org/Entry?Command=Information_PrintForum&amp;iPage=9#FORUM39338"><text:span text:style-name="T2">#</text:span></text:a></text:p>
      <text:p text:style-name="P4"><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2"><text:span text:style-name="T1">陳真   |  2020.06.02 10:59   |   </text:span><text:a xlink:type="simple" xlink:href="http://palinfo.habago.org/Entry?Command=Information_PrintForum&amp;iPage=9#FORUM39337"><text:span text:style-name="T2">#</text:span></text:a></text:p>
      <text:p text:style-name="P3"><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2"><text:span text:style-name="T1">阿水   |  2020.06.02 10:13   |   </text:span><text:a xlink:type="simple" xlink:href="http://palinfo.habago.org/Entry?Command=Information_PrintForum&amp;iPage=9#FORUM39336"><text:span text:style-name="T2">#</text:span></text:a></text:p>
      <text:p text:style-name="P4"><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5">远</text:span><text:span text:style-name="T1">方美丽姑娘皮鞭的轻轻抚慰呢？</text:span></text:p>
      <text:p text:style-name="P2"><text:span text:style-name="T1">刘旭   |  2020.06.02 09:24   |   </text:span><text:a xlink:type="simple" xlink:href="http://palinfo.habago.org/Entry?Command=Information_PrintForum&amp;iPage=9#FORUM39335"><text:span text:style-name="T2">#</text:span></text:a></text:p>
      <text:p text:style-name="P3"><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2"><text:span text:style-name="T1">李念淨   |  2020.06.02 09:11   |   </text:span><text:a xlink:type="simple" xlink:href="http://palinfo.habago.org/Entry?Command=Information_PrintForum&amp;iPage=9#FORUM39334"><text:span text:style-name="T2">#</text:span></text:a></text:p>
      <text:p text:style-name="P4"><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2"><text:span text:style-name="T1">李念淨   |  2020.06.02 09:06   |   </text:span><text:a xlink:type="simple" xlink:href="http://palinfo.habago.org/Entry?Command=Information_PrintForum&amp;iPage=9#FORUM39333"><text:span text:style-name="T2">#</text:span></text:a></text:p>
      <text:p text:style-name="P3"><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2"><text:span text:style-name="T1">刘旭   |  2020.06.02 09:03   |   </text:span><text:a xlink:type="simple" xlink:href="http://palinfo.habago.org/Entry?Command=Information_PrintForum&amp;iPage=9#FORUM39332"><text:span text:style-name="T2">#</text:span></text:a></text:p>
      <text:p text:style-name="P4"><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5">远</text:span><text:span text:style-name="T1">都不会知道，因为共产党的媒体永</text:span><text:span text:style-name="T5">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2"><text:span text:style-name="T1">欧阳阳   |  2020.06.02 08:36   |   </text:span><text:a xlink:type="simple" xlink:href="http://palinfo.habago.org/Entry?Command=Information_PrintForum&amp;iPage=9#FORUM39331"><text:span text:style-name="T2">#</text:span></text:a></text:p>
      <text:p text:style-name="P3"><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2"><text:span text:style-name="T1">欧阳阳   |  2020.06.02 08:16   |   </text:span><text:a xlink:type="simple" xlink:href="http://palinfo.habago.org/Entry?Command=Information_PrintForum&amp;iPage=9#FORUM39330"><text:span text:style-name="T2">#</text:span></text:a></text:p>
      <text:p text:style-name="P4"><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2"><text:span text:style-name="T1">欧阳阳   |  2020.06.02 07:58   |   </text:span><text:a xlink:type="simple" xlink:href="http://palinfo.habago.org/Entry?Command=Information_PrintForum&amp;iPage=9#FORUM39329"><text:span text:style-name="T2">#</text:span></text:a></text:p>
      <text:p text:style-name="P3"><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2"><text:span text:style-name="T1">欧阳阳   |  2020.06.02 07:49   |   </text:span><text:a xlink:type="simple" xlink:href="http://palinfo.habago.org/Entry?Command=Information_PrintForum&amp;iPage=10#FORUM39328"><text:span text:style-name="T2">#</text:span></text:a></text:p>
      <text:p text:style-name="P3"><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2"><text:span text:style-name="T1">刘旭   |  2020.06.02 04:07   |   </text:span><text:a xlink:type="simple" xlink:href="http://palinfo.habago.org/Entry?Command=Information_PrintForum&amp;iPage=10#FORUM39327"><text:span text:style-name="T2">#</text:span></text:a></text:p>
      <text:p text:style-name="P4"><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2"><text:span text:style-name="T1">蔡亦鸣   |  2020.06.02 03:50   |   </text:span><text:a xlink:type="simple" xlink:href="http://palinfo.habago.org/Entry?Command=Information_PrintForum&amp;iPage=10#FORUM39326"><text:span text:style-name="T2">#</text:span></text:a></text:p>
      <text:p text:style-name="P3"><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5">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2"><text:span text:style-name="T1">陳真   |  2020.06.02 01:54   |   </text:span><text:a xlink:type="simple" xlink:href="http://palinfo.habago.org/Entry?Command=Information_PrintForum&amp;iPage=10#FORUM39325"><text:span text:style-name="T2">#</text:span></text:a></text:p>
      <text:p text:style-name="P4"><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2"><text:span text:style-name="T1">欧阳阳   |  2020.06.01 23:24   |   </text:span><text:a xlink:type="simple" xlink:href="http://palinfo.habago.org/Entry?Command=Information_PrintForum&amp;iPage=10#FORUM39324"><text:span text:style-name="T2">#</text:span></text:a></text:p>
      <text:p text:style-name="P3"><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2"><text:span text:style-name="T1">欧阳阳   |  2020.06.01 23:01   |   </text:span><text:a xlink:type="simple" xlink:href="http://palinfo.habago.org/Entry?Command=Information_PrintForum&amp;iPage=10#FORUM39323"><text:span text:style-name="T2">#</text:span></text:a></text:p>
      <text:p text:style-name="P4"><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2"><text:span text:style-name="T1">刘旭   |  2020.06.01 21:45   |   </text:span><text:a xlink:type="simple" xlink:href="http://palinfo.habago.org/Entry?Command=Information_PrintForum#FORUM39322"><text:span text:style-name="T2">#</text:span></text:a></text:p>
      <text:p text:style-name="P3"><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5">虑</text:span><text:span text:style-name="T1"><text:line-break/>我的祖父在文革中被批斗，因为不堪受辱而自</text:span><text:span text:style-name="T5">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5">杀</text:span><text:span text:style-name="T1">人犯没有几年，便被透过各种关系被捞了出来。而这些苦难冤屈中死去的人，是不会被报道，不会被知道的，只能留在我们这些亲人和朋友，小小的记忆中。<text:line-break/></text:span></text:p>
      <text:p text:style-name="P2"><text:span text:style-name="T1">陳真   |  2020.06.01 20:40   |   </text:span><text:a xlink:type="simple" xlink:href="http://palinfo.habago.org/Entry?Command=Information_PrintForum#FORUM39321"><text:span text:style-name="T2">#</text:span></text:a></text:p>
      <text:p text:style-name="P3"><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2"><text:span text:style-name="T1">陳真   |  2020.06.01 20:13   |   </text:span><text:a xlink:type="simple" xlink:href="http://palinfo.habago.org/Entry?Command=Information_PrintForum#FORUM39320"><text:span text:style-name="T2">#</text:span></text:a></text:p>
      <text:p text:style-name="P4"><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2"><text:span text:style-name="T1">鄭豐遠   |  2020.06.01 19:25   |   </text:span><text:a xlink:type="simple" xlink:href="http://palinfo.habago.org/Entry?Command=Information_PrintForum#FORUM39319"><text:span text:style-name="T2">#</text:span></text:a></text:p>
      <text:p text:style-name="P3"><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2"><text:span text:style-name="T1">刘旭   |  2020.06.01 18:48   |   </text:span><text:a xlink:type="simple" xlink:href="http://palinfo.habago.org/Entry?Command=Information_PrintForum#FORUM39318"><text:span text:style-name="T2">#</text:span></text:a></text:p>
      <text:p text:style-name="P4"><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5">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5">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2"><text:span text:style-name="T1">阿水   |  2020.06.01 17:16   |   </text:span><text:a xlink:type="simple" xlink:href="http://palinfo.habago.org/Entry?Command=Information_PrintForum#FORUM39317"><text:span text:style-name="T2">#</text:span></text:a></text:p>
      <text:p text:style-name="P3"><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2"><text:span text:style-name="T1">許世勤   |  2020.06.01 16:27   |   </text:span><text:a xlink:type="simple" xlink:href="http://palinfo.habago.org/Entry?Command=Information_PrintForum#FORUM39316"><text:span text:style-name="T2">#</text:span></text:a></text:p>
      <text:p text:style-name="P4"><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2"><text:span text:style-name="T1">陳真   |  2020.06.01 10:34   |   </text:span><text:a xlink:type="simple" xlink:href="http://palinfo.habago.org/Entry?Command=Information_PrintForum#FORUM39315"><text:span text:style-name="T2">#</text:span></text:a></text:p>
      <text:p text:style-name="P3"><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2"><text:span text:style-name="T1">阿水   |  2020.06.01 10:26   |   </text:span><text:a xlink:type="simple" xlink:href="http://palinfo.habago.org/Entry?Command=Information_PrintForum#FORUM39314"><text:span text:style-name="T2">#</text:span></text:a></text:p>
      <text:p text:style-name="P4"><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2"><text:span text:style-name="T1">穎芝   |  2020.06.01 09:28   |   </text:span><text:a xlink:type="simple" xlink:href="http://palinfo.habago.org/Entry?Command=Information_PrintForum#FORUM39313"><text:span text:style-name="T2">#</text:span></text:a></text:p>
      <text:p text:style-name="P3"><text:span text:style-name="T1">補充：<text:line-break/><text:line-break/>「一顆老鼠屎壞了一鍋粥」這大概就是刘旭想述說的重點吧！</text:span></text:p>
      <text:p text:style-name="P2"><text:span text:style-name="T1">穎芝   |  2020.06.01 09:27   |   </text:span><text:a xlink:type="simple" xlink:href="http://palinfo.habago.org/Entry?Command=Information_PrintForum#FORUM39312"><text:span text:style-name="T2">#</text:span></text:a></text:p>
      <text:p text:style-name="P4"><text:span text:style-name="T1">「一竿子打翻一船人」、「以偏概全」大概都是某些人的通病，這一點我在刘旭的回文中又看到了！</text:span></text:p>
      <text:p text:style-name="P2"><text:span text:style-name="T1">刘旭   |  2020.06.01 02:37   |   </text:span><text:a xlink:type="simple" xlink:href="http://palinfo.habago.org/Entry?Command=Information_PrintForum#FORUM39311"><text:span text:style-name="T2">#</text:span></text:a></text:p>
      <text:p text:style-name="P3"><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5">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7"><text:span text:style-name="T1">陳真   |  2020.06.01 01:17   |   </text:span><text:a xlink:type="simple" xlink:href="http://palinfo.habago.org/Entry?Command=Information_PrintForum&amp;iPage=2#FORUM39310"><text:span text:style-name="T2">#</text:span></text:a></text:p>
      <text:p text:style-name="P3"><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2"><text:span text:style-name="T1">庆彬   |  2020.06.01 00:10   |   </text:span><text:a xlink:type="simple" xlink:href="http://palinfo.habago.org/Entry?Command=Information_PrintForum&amp;iPage=2#FORUM39309"><text:span text:style-name="T2">#</text:span></text:a></text:p>
      <text:p text:style-name="P4"><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